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TablePreview2.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gette" svg:font-family="Courgette"/>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FreeMono2"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2" svg:font-family="'Avenir LT Std'" style:font-adornments="45 Book" style:font-pitch="variable"/>
    <style:font-face style:name="Courgette1" svg:font-family="Courgette" style:font-pitch="variable"/>
    <style:font-face style:name="Liberation Sans1" svg:font-family="'Liberation Sans'" style:font-pitch="variable"/>
    <style:font-face style:name="Avenir LT Std5" svg:font-family="'Avenir LT Std'" style:font-family-generic="modern" style:font-pitch="variable"/>
    <style:font-face style:name="Avenir LT Std4" svg:font-family="'Avenir LT Std'" style:font-adornments="45 Book" style:font-family-generic="modern" style:font-pitch="variable"/>
    <style:font-face style:name="FreeMono3" svg:font-family="FreeMono" style:font-family-generic="modern" style:font-pitch="variable"/>
    <style:font-face style:name="FreeMono1" svg:font-family="FreeMono" style:font-adornments="45 Book" style:font-family-generic="modern" style:font-pitch="variable"/>
    <style:font-face style:name="Avenir LT Std1"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gr18" style:family="graphic" style:parent-style-name="standard">
      <style:graphic-properties draw:stroke="none" draw:fill-color="#edeef0" draw:textarea-horizontal-align="justify" draw:textarea-vertical-align="middle" draw:auto-grow-height="false" fo:min-height="10.75cm" fo:min-width="18.1cm"/>
    </style:style>
    <style:style style:name="gr19" style:family="graphic" style:parent-style-name="standard">
      <style:graphic-properties draw:stroke="none" draw:fill-color="#a1467e" draw:textarea-horizontal-align="justify" draw:textarea-vertical-align="middle" draw:auto-grow-height="false" fo:min-height="2.074cm" fo:min-width="1.224cm" draw:shadow="hidden"/>
    </style:style>
    <style:style style:name="gr20" style:family="graphic" style:parent-style-name="standard">
      <style:graphic-properties draw:stroke="none" draw:textarea-horizontal-align="justify" draw:textarea-vertical-align="middle" draw:auto-grow-height="false" fo:min-height="2.077cm" fo:min-width="1.227cm"/>
      <style:paragraph-properties style:writing-mode="lr-tb"/>
    </style:style>
    <style:style style:name="gr21" style:family="graphic" style:parent-style-name="standard">
      <style:graphic-properties draw:stroke="none" draw:fill-color="#b2b2b2" draw:textarea-horizontal-align="justify" draw:textarea-vertical-align="middle" draw:auto-grow-height="false" fo:min-height="2.077cm" fo:min-width="1.227cm"/>
      <style:paragraph-properties style:writing-mode="lr-tb"/>
    </style:style>
    <style:style style:name="gr22" style:family="graphic" style:parent-style-name="standard">
      <style:graphic-properties svg:stroke-color="#55bbab" draw:fill-color="#a0d2c9" draw:textarea-horizontal-align="justify" draw:textarea-vertical-align="middle" draw:auto-grow-height="false" fo:min-height="1.125cm" fo:min-width="1.051cm"/>
    </style:style>
    <style:style style:name="gr23" style:family="graphic" style:parent-style-name="standard">
      <style:graphic-properties draw:stroke="none" svg:stroke-color="#000000" draw:fill="none" draw:fill-color="#ffffff" draw:auto-grow-height="true" draw:auto-grow-width="false" fo:max-height="0cm" fo:min-height="0.3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285cm"/>
      <style:paragraph-properties style:writing-mode="lr-tb"/>
    </style:style>
    <style:style style:name="gr25" style:family="graphic" style:parent-style-name="standard">
      <style:graphic-properties draw:stroke="solid" svg:stroke-width="0.028cm" svg:stroke-color="#55bbab" draw:marker-start-width="0.242cm" draw:marker-end-width="0.242cm" draw:fill-color="#55bbab" draw:textarea-horizontal-align="justify" draw:textarea-vertical-align="middle" draw:auto-grow-height="false" fo:min-height="0.922cm" fo:min-width="1.272cm" fo:padding-top="0.139cm" fo:padding-bottom="0.139cm" fo:padding-left="0.264cm" fo:padding-right="0.264cm"/>
    </style:style>
    <style:style style:name="gr26" style:family="graphic" style:parent-style-name="standard">
      <style:graphic-properties draw:stroke="solid" svg:stroke-width="0.028cm" svg:stroke-color="#7bc5b8" draw:marker-start-width="0.242cm" draw:marker-end-width="0.242cm" draw:fill-color="#7bc5b8" draw:textarea-horizontal-align="justify" draw:textarea-vertical-align="middle" draw:auto-grow-height="false" fo:min-height="0cm" fo:min-width="1.272cm" fo:padding-top="0.139cm" fo:padding-bottom="0.139cm" fo:padding-left="0.264cm" fo:padding-right="0.264cm"/>
    </style:style>
    <style:style style:name="gr27" style:family="graphic" style:parent-style-name="standard">
      <style:graphic-properties svg:stroke-width="0.028cm" svg:stroke-color="#7bc5b8" draw:marker-start-width="0.242cm" draw:marker-end-width="0.242cm" draw:fill-color="#7bc5b8" draw:textarea-horizontal-align="justify" draw:textarea-vertical-align="middle" draw:auto-grow-height="false" fo:min-height="0.084cm" fo:min-width="0.034cm" fo:padding-top="0.139cm" fo:padding-bottom="0.139cm" fo:padding-left="0.264cm" fo:padding-right="0.264cm"/>
    </style:style>
    <style:style style:name="gr28"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19cm"/>
      <style:paragraph-properties style:writing-mode="lr-tb"/>
    </style:style>
    <style:style style:name="gr31" style:family="graphic" style:parent-style-name="standard">
      <style:graphic-properties svg:stroke-color="#55bbab" draw:fill="none" draw:textarea-horizontal-align="justify" draw:textarea-vertical-align="middle" draw:auto-grow-height="false" fo:min-height="9.75cm" fo:min-width="9.3cm"/>
    </style:style>
    <style:style style:name="gr32" style:family="graphic" style:parent-style-name="standard">
      <style:graphic-properties svg:stroke-color="#55bbab" draw:fill="none" draw:textarea-horizontal-align="justify" draw:textarea-vertical-align="middle" draw:auto-grow-height="false" fo:min-height="2.15cm" fo:min-width="6.7cm"/>
    </style:style>
    <style:style style:name="gr33" style:family="graphic" style:parent-style-name="standard">
      <style:graphic-properties svg:stroke-color="#1f2c4c" draw:marker-start="Short_20_line_20_Arrow" draw:marker-start-width="0.3cm" draw:marker-end="Short_20_line_20_Arrow" draw:marker-end-width="0.3cm" draw:textarea-vertical-align="middle"/>
    </style:style>
    <style:style style:name="gr34" style:family="graphic" style:parent-style-name="standard">
      <style:graphic-properties svg:stroke-color="#1f2c4c" draw:marker-start="Symmetric_20_Arrow" draw:marker-start-width="0.3cm" draw:marker-end="" draw:marker-end-width="0.3cm" draw:textarea-vertical-align="middle"/>
    </style:style>
    <style:style style:name="gr35" style:family="graphic" style:parent-style-name="standard">
      <style:graphic-properties svg:stroke-color="#1f2c4c" draw:marker-start="Symmetric_20_Arrow" draw:marker-start-width="0.3cm" draw:marker-end="" draw:marker-end-width="0.3cm" draw:fill="none" draw:fill-color="#7bc5b8" draw:textarea-vertical-align="middle"/>
    </style:style>
    <style:style style:name="gr36" style:family="graphic" style:parent-style-name="standard">
      <style:graphic-properties svg:stroke-color="#1f2c4c" draw:marker-start="Short_20_line_20_Arrow" draw:marker-start-width="0.3cm" draw:marker-end="Short_20_line_20_Arrow" draw:marker-end-width="0.3cm" draw:fill="none" draw:fill-color="#7bc5b8" draw:textarea-vertical-align="middle"/>
    </style:style>
    <style:style style:name="gr37" style:family="graphic" style:parent-style-name="standard">
      <style:graphic-properties draw:stroke="none" svg:stroke-color="#000000" draw:fill="none" draw:fill-color="#7bc5b8" draw:auto-grow-height="true" draw:auto-grow-width="false" fo:max-height="0cm" fo:min-height="0.989cm"/>
      <style:paragraph-properties style:writing-mode="lr-tb"/>
    </style:style>
    <style:style style:name="gr38" style:family="graphic" style:parent-style-name="standard">
      <style:graphic-properties draw:stroke="none" draw:fill-color="#edeef0" draw:textarea-horizontal-align="justify" draw:textarea-vertical-align="middle" draw:auto-grow-height="false" fo:min-height="4.804cm" fo:min-width="7.754cm"/>
      <style:paragraph-properties style:writing-mode="lr-tb"/>
    </style:style>
    <style:style style:name="gr39" style:family="graphic" style:parent-style-name="standard">
      <style:graphic-properties draw:stroke="none" draw:fill-color="#f3f4f5" draw:textarea-horizontal-align="justify" draw:textarea-vertical-align="middle" draw:auto-grow-height="false" fo:min-height="0.55cm" fo:min-width="0.3cm"/>
    </style:style>
    <style:style style:name="gr40" style:family="graphic" style:parent-style-name="standard">
      <style:graphic-properties draw:stroke="none" draw:fill-color="#a0d2c9" draw:opacity="100%" draw:textarea-horizontal-align="justify" draw:textarea-vertical-align="middle" draw:auto-grow-height="false" fo:min-height="0.6cm" fo:min-width="0.632cm" draw:shadow="hidden"/>
    </style:style>
    <style:style style:name="gr41" style:family="graphic" style:parent-style-name="standard" style:list-style-name="L3">
      <style:graphic-properties draw:stroke="none" svg:stroke-color="#000000" draw:fill="none" draw:fill-color="#ffffff" draw:auto-grow-height="true" draw:auto-grow-width="false" fo:max-height="0cm" fo:min-height="4.38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2.613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outline1" style:list-style-name="L3">
      <style:graphic-properties fo:min-height="16.974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outline1" style:list-style-name="L5">
      <style:graphic-properties fo:min-height="16.974cm"/>
      <style:paragraph-properties style:writing-mode="lr-tb"/>
    </style:style>
    <style:style style:name="pr9" style:family="presentation" style:parent-style-name="Standard-outline1" style:list-style-name="L5">
      <style:graphic-properties fo:min-height="16.974cm"/>
      <style:paragraph-properties style:writing-mode="lr-tb"/>
    </style:style>
    <style:style style:name="pr10" style:family="presentation" style:parent-style-name="Standard-outline1" style:list-style-name="L5">
      <style:graphic-properties fo:min-height="16.974cm"/>
      <style:paragraph-properties style:writing-mode="lr-tb"/>
    </style:style>
    <style:style style:name="pr11" style:family="presentation" style:parent-style-name="Standard-outline1" style:list-style-name="L5">
      <style:graphic-properties fo:min-height="16.974cm"/>
      <style:paragraph-properties style:writing-mode="lr-tb"/>
    </style:style>
    <style:style style:name="pr12" style:family="presentation" style:parent-style-name="Standard-outline1" style:list-style-name="L5">
      <style:graphic-properties fo:min-height="16.974cm"/>
      <style:paragraph-properties style:writing-mode="lr-tb"/>
    </style:style>
    <style:style style:name="pr13" style:family="presentation" style:parent-style-name="Standard-outline1" style:list-style-name="L5">
      <style:graphic-properties fo:min-height="16.974cm"/>
      <style:paragraph-properties style:writing-mode="lr-tb"/>
    </style:style>
    <style:style style:name="pr14" style:family="presentation" style:parent-style-name="Standard-outline1" style:list-style-name="L5">
      <style:graphic-properties fo:min-height="16.974cm"/>
      <style:paragraph-properties style:writing-mode="lr-tb"/>
    </style:style>
    <style:style style:name="pr15" style:family="presentation" style:parent-style-name="Standard-outline1" style:list-style-name="L5">
      <style:graphic-properties fo:min-height="16.974cm"/>
      <style:paragraph-properties style:writing-mode="lr-tb"/>
    </style:style>
    <style:style style:name="pr16" style:family="presentation" style:parent-style-name="Standard-outline1" style:list-style-name="L5">
      <style:graphic-properties fo:min-height="16.974cm"/>
      <style:paragraph-properties style:writing-mode="lr-tb"/>
    </style:style>
    <style:style style:name="pr17" style:family="presentation" style:parent-style-name="Standard-outline1" style:list-style-name="L5">
      <style:graphic-properties fo:min-height="16.974cm"/>
      <style:paragraph-properties style:writing-mode="lr-tb"/>
    </style:style>
    <style:style style:name="pr18" style:family="presentation" style:parent-style-name="Standard-outline1" style:list-style-name="L5">
      <style:graphic-properties fo:min-height="16.974cm"/>
      <style:paragraph-properties style:writing-mode="lr-tb"/>
    </style:style>
    <style:style style:name="pr19" style:family="presentation" style:parent-style-name="Standard-outline1" style:list-style-name="L5">
      <style:graphic-properties fo:min-height="16.974cm"/>
      <style:paragraph-properties style:writing-mode="lr-tb"/>
    </style:style>
    <style:style style:name="pr20" style:family="presentation" style:parent-style-name="Standard-outline1" style:list-style-name="L5">
      <style:graphic-properties fo:min-height="16.974cm"/>
      <style:paragraph-properties style:writing-mode="lr-tb"/>
    </style:style>
    <style:style style:name="pr21" style:family="presentation" style:parent-style-name="Standard-outline1" style:list-style-name="L5">
      <style:graphic-properties fo:min-height="16.974cm"/>
      <style:paragraph-properties style:writing-mode="lr-tb"/>
    </style:style>
    <style:style style:name="pr22" style:family="presentation" style:parent-style-name="Standard-outline1" style:list-style-name="L5">
      <style:graphic-properties fo:min-height="16.974cm"/>
      <style:paragraph-properties style:writing-mode="lr-tb"/>
    </style:style>
    <style:style style:name="pr23" style:family="presentation" style:parent-style-name="Standard-outline1" style:list-style-name="L5">
      <style:graphic-properties fo:min-height="16.974cm"/>
      <style:paragraph-properties style:writing-mode="lr-tb"/>
    </style:style>
    <style:style style:name="pr24" style:family="presentation" style:parent-style-name="Standard-outline1" style:list-style-name="L5">
      <style:graphic-properties fo:min-height="16.974cm"/>
      <style:paragraph-properties style:writing-mode="lr-tb"/>
    </style:style>
    <style:style style:name="pr25" style:family="presentation" style:parent-style-name="Standard-outline1" style:list-style-name="L5">
      <style:graphic-properties fo:min-height="16.974cm"/>
      <style:paragraph-properties style:writing-mode="lr-tb"/>
    </style:style>
    <style:style style:name="pr26" style:family="presentation" style:parent-style-name="Standard-subtitle">
      <style:graphic-properties draw:fill-color="#ffffff" draw:auto-grow-height="true" fo:min-height="17.224cm"/>
      <style:paragraph-properties style:writing-mode="lr-tb"/>
    </style:style>
    <style:style style:name="co1" style:family="table-column">
      <style:table-column-properties style:column-width="5.511cm" style:use-optimal-column-width="false"/>
    </style:style>
    <style:style style:name="co2" style:family="table-column">
      <style:table-column-properties style:column-width="12.224cm" style:use-optimal-column-width="false"/>
    </style:style>
    <style:style style:name="ro1" style:family="table-row">
      <style:table-row-properties style:row-height="1.999cm"/>
    </style:style>
    <style:style style:name="ro2" style:family="table-row">
      <style:table-row-properties style:row-height="2.003cm"/>
    </style:style>
    <style:style style:name="ro3" style:family="table-row">
      <style:table-row-properties style:row-height="1.764cm"/>
    </style:style>
    <style:style style:name="ro4" style:family="table-row">
      <style:table-row-properties style:row-height="9.543cm"/>
    </style:style>
    <style:style style:name="ro5" style:family="table-row">
      <style:table-row-properties style:row-height="5.128cm"/>
    </style:style>
    <style:style style:name="ro6" style:family="table-row">
      <style:table-row-properties style:row-height="2.7cm"/>
    </style:style>
    <style:style style:name="ro7" style:family="table-row">
      <style:table-row-properties style:row-height="2.087cm"/>
    </style:style>
    <style:style style:name="ce1" style:family="table-cell">
      <loext:graphic-properties draw:fill-color="#edeef0" draw:textarea-vertical-align="middle"/>
      <style:paragraph-properties fo:text-align="center"/>
      <style:text-properties style:font-name="Avenir LT Std3" fo:font-weight="bold" style:font-weight-asian="bold" style:font-weight-complex="bold"/>
    </style:style>
    <style:style style:name="ce2" style:family="table-cell">
      <loext:graphic-properties draw:fill-color="#f3f4f5" draw:textarea-vertical-align="middle"/>
      <style:text-properties style:font-name="Avenir LT Std3" fo:font-size="12pt" style:font-size-asian="12pt" style:font-size-complex="12pt"/>
    </style:style>
    <style:style style:name="ce3" style:family="table-cell">
      <loext:graphic-properties draw:fill-color="#f3f4f5" draw:textarea-vertical-align="middle"/>
      <style:paragraph-properties fo:margin-left="0cm" fo:margin-right="0cm" fo:margin-top="0cm" fo:margin-bottom="0cm" fo:line-height="115%" fo:text-indent="0cm"/>
      <style:text-properties style:use-window-font-color="true" style:font-name="Avenir LT Std3" fo:font-size="12pt" style:letter-kerning="true" style:font-name-asian="Noto Sans CJK SC" style:font-size-asian="12pt" style:font-name-complex="Lohit Devanagari" style:font-size-complex="12pt"/>
    </style:style>
    <style:style style:name="ce4" style:family="table-cell">
      <loext:graphic-properties draw:fill-color="#f3f4f5" draw:textarea-vertical-align="middle"/>
      <style:paragraph-properties fo:line-height="115%"/>
      <style:text-properties style:font-name="Avenir LT Std3" fo:font-size="12pt" style:font-size-asian="12pt" style:font-size-complex="12pt"/>
    </style:style>
    <style:style style:name="ce5" style:family="table-cell">
      <loext:graphic-properties draw:fill-color="#f3f4f5" draw:textarea-vertical-align="middle"/>
      <style:paragraph-properties fo:text-align="center"/>
      <style:text-properties style:font-name="Avenir Black" fo:font-size="12pt" style:font-size-asian="12pt" style:font-size-complex="12pt"/>
    </style:style>
    <style:style style:name="ce6" style:family="table-cell">
      <loext:graphic-properties draw:fill-color="#f3f4f5" draw:textarea-vertical-align="middle"/>
      <style:paragraph-properties fo:line-height="115%" fo:text-align="center"/>
      <style:text-properties style:font-name="Avenir LT Std3" fo:font-size="12pt" style:font-size-asian="12pt" style:font-size-complex="12pt"/>
    </style:style>
    <style:style style:name="ce7" style:family="table-cell">
      <loext:graphic-properties draw:fill-color="#f3f4f5" draw:textarea-vertical-align="middle"/>
      <style:text-properties style:font-name="Avenir LT Std3" fo:font-size="12pt" style:text-underline-style="none" style:font-size-asian="12pt" style:font-size-complex="12pt"/>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paragraph-properties fo:margin-top="0.2cm" fo:margin-bottom="0cm" fo:text-align="justify"/>
      <style:text-properties fo:hyphenate="false"/>
    </style:style>
    <style:style style:name="P9" style:family="paragraph">
      <style:paragraph-properties fo:margin-left="0cm" fo:margin-right="0cm" fo:margin-top="0.2cm" fo:margin-bottom="0cm" fo:text-align="justify" fo:text-indent="0cm">
        <style:tab-stops/>
      </style:paragraph-properties>
      <style:text-properties fo:hyphenate="false"/>
    </style:style>
    <style:style style:name="P10" style:family="paragraph">
      <style:paragraph-properties fo:margin-left="0cm" fo:margin-right="0cm" fo:margin-top="0.2cm" fo:margin-bottom="0cm" fo:text-align="justify" fo:text-indent="0cm" style:writing-mode="lr-tb"/>
      <style:text-properties fo:color="#55bbab" style:font-name="Avenir Black" fo:font-size="15pt" style:font-size-asian="15pt" style:font-size-complex="15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margin-top="0.2cm" fo:margin-bottom="0cm" fo:text-align="end"/>
      <style:text-properties fo:hyphenate="false"/>
    </style:style>
    <style:style style:name="P18" style:family="paragraph">
      <style:paragraph-properties fo:margin-left="0cm" fo:margin-right="0cm" fo:margin-top="0.2cm" fo:margin-bottom="0cm" fo:text-align="end" fo:text-indent="0cm">
        <style:tab-stops/>
      </style:paragraph-properties>
      <style:text-properties fo:hyphenate="false"/>
    </style:style>
    <style:style style:name="P19" style:family="paragraph">
      <style:paragraph-properties fo:margin-left="0cm" fo:margin-right="0cm" fo:margin-top="0.2cm" fo:margin-bottom="0cm" fo:text-align="end" fo:text-indent="0cm" style:writing-mode="lr-tb"/>
      <style:text-properties fo:color="#55bbab" style:font-name="Avenir Black" fo:font-size="15pt" style:font-size-asian="15pt" style:font-size-complex="15pt" fo:hyphenate="false"/>
    </style:style>
    <style:style style:name="P20" style:family="paragraph">
      <style:paragraph-properties fo:text-align="start" style:writing-mode="lr-tb"/>
      <style:text-properties style:font-name="Avenir Black" fo:font-size="39pt" style:font-size-asian="39pt" style:font-size-complex="39pt"/>
    </style:style>
    <style:style style:name="P21" style:family="paragraph">
      <style:paragraph-properties fo:text-align="justify"/>
      <style:text-properties fo:hyphenate="false"/>
    </style:style>
    <style:style style:name="P22" style:family="paragraph">
      <style:paragraph-properties fo:margin-top="0cm" fo:margin-bottom="0cm" fo:text-align="justify"/>
      <style:text-properties fo:hyphenate="false"/>
    </style:style>
    <style:style style:name="P23"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4" style:family="paragraph">
      <loext:graphic-properties draw:fill="solid"/>
      <style:paragraph-properties fo:text-align="center"/>
    </style:style>
    <style:style style:name="P25" style:family="paragraph">
      <style:paragraph-properties fo:text-align="start" style:writing-mode="lr-tb"/>
      <style:text-properties fo:color="#7d808a" style:font-name="Avenir LT Std3" fo:font-size="13pt" style:font-size-asian="13pt" style:font-size-complex="13pt"/>
    </style:style>
    <style:style style:name="P26" style:family="paragraph">
      <loext:graphic-properties draw:fill="none"/>
      <style:paragraph-properties fo:text-align="start" style:writing-mode="lr-tb"/>
      <style:text-properties fo:color="#7d808a" style:font-name="Avenir LT Std3" fo:font-size="13pt" style:font-size-asian="13pt" style:font-size-complex="13pt"/>
    </style:style>
    <style:style style:name="P27" style:family="paragraph">
      <style:text-properties fo:hyphenate="false"/>
    </style:style>
    <style:style style:name="P28" style:family="paragraph">
      <style:paragraph-properties fo:margin-top="0cm" fo:margin-bottom="0cm"/>
      <style:text-properties fo:hyphenate="false"/>
    </style:style>
    <style:style style:name="P29" style:family="paragraph">
      <style:paragraph-properties fo:margin-left="0cm" fo:margin-right="0cm" fo:margin-top="0cm" fo:margin-bottom="0cm" fo:text-indent="0cm">
        <style:tab-stops/>
      </style:paragraph-properties>
      <style:text-properties fo:hyphenate="false"/>
    </style:style>
    <style:style style:name="P30" style:family="paragraph">
      <style:paragraph-properties fo:margin-left="0cm" fo:margin-right="0cm" fo:text-indent="0cm" style:writing-mode="lr-tb"/>
      <style:text-properties style:font-name="Avenir LT Std3" fo:font-size="14pt" style:font-size-asian="14pt" style:font-size-complex="14pt" fo:hyphenate="false"/>
    </style:style>
    <style:style style:name="P31" style:family="paragraph">
      <loext:graphic-properties draw:fill-color="#a0d2c9"/>
      <style:paragraph-properties fo:text-align="center"/>
    </style:style>
    <style:style style:name="P32"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33" style:family="paragraph">
      <style:paragraph-properties fo:margin-left="0cm" fo:margin-right="0cm" fo:margin-top="1.041cm" fo:margin-bottom="0.1cm" fo:text-align="justify" fo:text-indent="0cm">
        <style:tab-stops/>
      </style:paragraph-properties>
      <style:text-properties fo:hyphenate="false"/>
    </style:style>
    <style:style style:name="P34" style:family="paragraph">
      <style:paragraph-properties fo:margin-left="0cm" fo:margin-right="0cm" fo:margin-top="0.1cm" fo:margin-bottom="0.1cm" fo:text-align="justify" fo:text-indent="0cm">
        <style:tab-stops/>
      </style:paragraph-properties>
      <style:text-properties fo:hyphenate="false"/>
    </style:style>
    <style:style style:name="P35" style:family="paragraph">
      <style:paragraph-properties fo:margin-left="0cm" fo:margin-right="0cm" fo:margin-top="0cm" fo:margin-bottom="0cm" fo:line-height="115%" fo:text-align="justify" fo:text-indent="0cm">
        <style:tab-stops/>
      </style:paragraph-properties>
      <style:text-properties fo:hyphenate="false"/>
    </style:style>
    <style:style style:name="P36" style:family="paragraph">
      <style:paragraph-properties fo:margin-left="0cm" fo:margin-right="0cm" fo:margin-top="0.5cm" fo:margin-bottom="0cm" fo:line-height="115%" fo:text-align="justify" fo:text-indent="0cm">
        <style:tab-stops/>
      </style:paragraph-properties>
      <style:text-properties fo:hyphenate="false"/>
    </style:style>
    <style:style style:name="P37" style:family="paragraph">
      <style:paragraph-properties fo:line-height="115%" fo:text-align="justify"/>
      <style:text-properties fo:hyphenate="false"/>
    </style:style>
    <style:style style:name="P38" style:family="paragraph">
      <style:paragraph-properties fo:margin-top="0cm" fo:margin-bottom="0cm" fo:line-height="115%" fo:text-align="justify"/>
      <style:text-properties fo:hyphenate="false"/>
    </style:style>
    <style:style style:name="P39" style:family="paragraph">
      <style:paragraph-properties fo:margin-left="0cm" fo:margin-right="0cm" fo:line-height="115%" fo:text-align="justify" fo:text-indent="0cm" style:writing-mode="lr-tb"/>
      <style:text-properties style:font-name="Avenir LT Std3" fo:font-size="14pt" style:font-size-asian="14pt" style:font-size-complex="14pt" fo:hyphenate="false"/>
    </style:style>
    <style:style style:name="P40" style:family="paragraph">
      <loext:graphic-properties draw:fill="none" draw:fill-color="#ffffff"/>
      <style:paragraph-properties fo:text-align="start" style:writing-mode="lr-tb"/>
      <style:text-properties fo:color="#f3f4f5" style:font-name="Avenir LT Std3" fo:font-size="18pt"/>
    </style:style>
    <style:style style:name="P41" style:family="paragraph">
      <loext:graphic-properties draw:fill-color="#ffffff"/>
      <style:paragraph-properties style:writing-mode="lr-tb"/>
      <style:text-properties fo:font-size="20pt"/>
    </style:style>
    <style:style style:name="P42" style:family="paragraph">
      <style:paragraph-properties fo:margin-top="0cm" fo:margin-bottom="0cm" fo:text-align="justify"/>
    </style:style>
    <style:style style:name="P43" style:family="paragraph">
      <loext:graphic-properties draw:fill="none" draw:fill-color="#ffffff"/>
      <style:paragraph-properties fo:text-align="end" style:writing-mode="lr-tb"/>
      <style:text-properties fo:color="#f3f4f5" style:font-name="Avenir LT Std3" fo:font-size="18pt"/>
    </style:style>
    <style:style style:name="P44" style:family="paragraph">
      <style:paragraph-properties fo:margin-top="0cm" fo:margin-bottom="0cm" fo:line-height="115%"/>
      <style:text-properties fo:hyphenate="false"/>
    </style:style>
    <style:style style:name="P45" style:family="paragraph">
      <loext:graphic-properties draw:fill-color="#a1467e"/>
      <style:paragraph-properties fo:text-align="center"/>
    </style:style>
    <style:style style:name="P46" style:family="paragraph">
      <style:paragraph-properties fo:margin-top="0.2cm" fo:margin-bottom="0cm" fo:text-align="center" style:writing-mode="lr-tb"/>
      <style:text-properties style:font-name="Avenir Black" fo:font-size="24pt" style:font-size-asian="24pt" style:font-size-complex="24pt"/>
    </style:style>
    <style:style style:name="P47" style:family="paragraph">
      <loext:graphic-properties draw:fill-color="#b2b2b2"/>
      <style:paragraph-properties fo:margin-top="0.2cm" fo:margin-bottom="0cm" fo:text-align="center" style:writing-mode="lr-tb"/>
      <style:text-properties style:font-name="Avenir Black" fo:font-size="24pt" style:font-size-asian="24pt" style:font-size-complex="24pt"/>
    </style:style>
    <style:style style:name="P48" style:family="paragraph">
      <loext:graphic-properties draw:fill="none" draw:fill-color="#ffffff"/>
      <style:paragraph-properties style:writing-mode="lr-tb"/>
      <style:text-properties style:font-name="Avenir LT Std3" fo:font-size="11pt" style:font-size-asian="11pt" style:font-size-complex="11pt"/>
    </style:style>
    <style:style style:name="P49" style:family="paragraph">
      <loext:graphic-properties draw:fill="none" draw:fill-color="#ffffff"/>
      <style:paragraph-properties style:writing-mode="lr-tb"/>
      <style:text-properties style:font-name="Avenir LT Std3" fo:font-size="8pt" style:font-size-asian="8pt" style:font-size-complex="8pt"/>
    </style:style>
    <style:style style:name="P50" style:family="paragraph">
      <loext:graphic-properties draw:fill-color="#7bc5b8"/>
      <style:paragraph-properties fo:text-align="center"/>
    </style:style>
    <style:style style:name="P51" style:family="paragraph">
      <loext:graphic-properties draw:fill="none" draw:fill-color="#ffffff"/>
      <style:paragraph-properties style:writing-mode="lr-tb"/>
      <style:text-properties style:font-name="Avenir LT Std3" fo:font-size="9pt" style:font-size-asian="9pt" style:font-size-complex="9pt"/>
    </style:style>
    <style:style style:name="P52" style:family="paragraph">
      <loext:graphic-properties draw:fill="none"/>
      <style:paragraph-properties fo:text-align="center"/>
    </style:style>
    <style:style style:name="P53" style:family="paragraph">
      <style:paragraph-properties fo:text-align="center"/>
    </style:style>
    <style:style style:name="P54" style:family="paragraph">
      <loext:graphic-properties draw:fill="none" draw:fill-color="#7bc5b8"/>
      <style:paragraph-properties fo:text-align="center"/>
    </style:style>
    <style:style style:name="P55" style:family="paragraph">
      <loext:graphic-properties draw:fill="none" draw:fill-color="#7bc5b8"/>
      <style:paragraph-properties style:writing-mode="lr-tb"/>
      <style:text-properties style:font-name="Avenir LT Std3" fo:font-size="10pt" fo:font-style="italic" style:font-size-asian="10pt" style:font-style-asian="italic" style:font-size-complex="10pt" style:font-style-complex="italic"/>
    </style:style>
    <style:style style:name="P56" style:family="paragraph">
      <style:paragraph-properties fo:margin-left="0cm" fo:margin-right="0cm" fo:margin-top="0cm" fo:margin-bottom="0cm" fo:line-height="115%" fo:text-align="justify" fo:text-indent="0cm" style:writing-mode="lr-tb"/>
      <style:text-properties style:font-name="Avenir LT Std3" fo:font-size="14pt" style:font-size-asian="14pt" style:font-size-complex="14pt" fo:hyphenate="false"/>
    </style:style>
    <style:style style:name="P57" style:family="paragraph">
      <style:paragraph-properties fo:margin-top="0.4cm" fo:margin-bottom="0cm" fo:line-height="115%" fo:text-align="justify"/>
      <style:text-properties fo:hyphenate="false"/>
    </style:style>
    <style:style style:name="P58" style:family="paragraph">
      <style:paragraph-properties fo:margin-left="0cm" fo:margin-right="0cm" fo:margin-top="0.4cm" fo:margin-bottom="0cm" fo:line-height="115%" fo:text-align="justify" fo:text-indent="0cm" style:writing-mode="lr-tb"/>
      <style:text-properties style:font-name="Avenir LT Std3" fo:font-size="14pt" style:font-size-asian="14pt" style:font-size-complex="14pt" fo:hyphenate="false"/>
    </style:style>
    <style:style style:name="P59" style:family="paragraph">
      <loext:graphic-properties draw:fill-color="#edeef0"/>
      <style:paragraph-properties fo:text-align="center" style:writing-mode="lr-tb"/>
    </style:style>
    <style:style style:name="P60" style:family="paragraph">
      <style:paragraph-properties fo:margin-top="0.2cm" fo:margin-bottom="0cm" fo:line-height="115%" fo:text-align="justify"/>
      <style:text-properties fo:hyphenate="false"/>
    </style:style>
    <style:style style:name="P61" style:family="paragraph">
      <loext:graphic-properties draw:fill-color="#f3f4f5"/>
      <style:paragraph-properties fo:text-align="center"/>
    </style:style>
    <style:style style:name="P62" style:family="paragraph">
      <loext:graphic-properties draw:fill-color="#a0d2c9" draw:opacity="100%"/>
      <style:paragraph-properties fo:text-align="center"/>
    </style:style>
    <style:style style:name="P63" style:family="paragraph">
      <style:paragraph-properties fo:margin-left="0cm" fo:margin-right="0cm" fo:margin-top="0cm" fo:margin-bottom="0cm" fo:line-height="100%" fo:text-align="end" fo:text-indent="0cm"/>
      <style:text-properties fo:hyphenate="false"/>
    </style:style>
    <style:style style:name="P64" style:family="paragraph">
      <loext:graphic-properties draw:fill="none" draw:fill-color="#ffffff"/>
      <style:paragraph-properties fo:margin-left="0cm" fo:margin-right="0cm" fo:margin-top="0cm" fo:margin-bottom="0cm" fo:line-height="115%" fo:text-align="justify"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5" style:family="paragraph">
      <style:paragraph-properties fo:margin-top="0.2cm" fo:margin-bottom="0cm" fo:line-height="115%"/>
    </style:style>
    <style:style style:name="P66" style:family="paragraph">
      <loext:graphic-properties draw:fill="none" draw:fill-color="#ffffff"/>
      <style:paragraph-properties fo:text-align="start" style:writing-mode="lr-tb"/>
      <style:text-properties fo:color="#f3f4f5" style:font-name="Avenir LT Std3"/>
    </style:style>
    <style:style style:name="P67" style:family="paragraph">
      <style:paragraph-properties fo:margin-left="0cm" fo:margin-right="0cm" fo:margin-top="0cm" fo:margin-bottom="0cm" fo:line-height="100%" fo:text-indent="0cm"/>
      <style:text-properties fo:hyphenate="false"/>
    </style:style>
    <style:style style:name="P68" style:family="paragraph">
      <style:paragraph-properties fo:margin-left="0cm" fo:margin-right="0cm" fo:margin-top="0cm" fo:margin-bottom="0cm" fo:line-height="100%" fo:text-align="center" fo:text-indent="0cm"/>
      <style:text-properties fo:hyphenate="false"/>
    </style:style>
    <style:style style:name="P69" style:family="paragraph">
      <style:paragraph-properties fo:margin-left="0cm" fo:margin-right="0cm" fo:margin-top="0cm" fo:margin-bottom="0cm" fo:line-height="100%" fo:text-align="justify" fo:text-indent="0cm"/>
      <style:text-properties fo:hyphenate="false"/>
    </style:style>
    <style:style style:name="P70" style:family="paragraph">
      <style:paragraph-properties fo:margin-left="1cm" fo:margin-right="0cm" fo:margin-top="0cm" fo:margin-bottom="0cm" fo:line-height="100%" fo:text-align="justify" fo:text-indent="0cm"/>
      <style:text-properties fo:hyphenate="false"/>
    </style:style>
    <style:style style:name="P71" style:family="paragraph">
      <style:paragraph-properties fo:text-align="justify"/>
    </style:style>
    <style:style style:name="P72" style:family="paragraph">
      <loext:graphic-properties draw:fill="none" draw:fill-color="#ffffff"/>
      <style:paragraph-properties style:writing-mode="lr-tb"/>
      <style:text-properties fo:color="#808080" style:font-name="Avenir LT Std3" fo:font-size="12pt" style:font-size-asian="12pt" style:font-size-complex="12pt"/>
    </style:style>
    <style:style style:name="P73" style:family="paragraph">
      <loext:graphic-properties draw:fill-color="#ffffff"/>
      <style:paragraph-properties style:writing-mode="lr-tb"/>
      <style:text-properties style:font-name="Avenir Black"/>
    </style:style>
    <style:style style:name="P74" style:family="paragraph">
      <style:paragraph-properties fo:text-align="center"/>
      <style:text-properties style:font-name="Avenir LT Std3" fo:font-weight="bold" style:font-weight-asian="bold" style:font-weight-complex="bold"/>
    </style:style>
    <style:style style:name="P75" style:family="paragraph">
      <style:text-properties style:font-name="Avenir LT Std3" fo:font-size="12pt" style:font-size-asian="12pt" style:font-size-complex="12pt"/>
    </style:style>
    <style:style style:name="P76" style:family="paragraph">
      <style:paragraph-properties fo:margin-left="0cm" fo:margin-right="0cm" fo:margin-top="0cm" fo:margin-bottom="0cm" fo:line-height="115%" fo:text-indent="0cm"/>
      <style:text-properties style:use-window-font-color="true" style:font-name="Avenir LT Std3" fo:font-size="12pt" style:letter-kerning="true" style:font-name-asian="Noto Sans CJK SC" style:font-size-asian="12pt" style:font-name-complex="Lohit Devanagari" style:font-size-complex="12pt"/>
    </style:style>
    <style:style style:name="P77" style:family="paragraph">
      <style:paragraph-properties fo:line-height="115%"/>
      <style:text-properties style:font-name="Avenir LT Std3" fo:font-size="12pt" style:font-size-asian="12pt" style:font-size-complex="12pt"/>
    </style:style>
    <style:style style:name="P78" style:family="paragraph">
      <style:paragraph-properties fo:line-height="115%"/>
    </style:style>
    <style:style style:name="P79" style:family="paragraph">
      <style:paragraph-properties fo:text-align="center"/>
      <style:text-properties style:font-name="Avenir Black" fo:font-size="12pt" style:font-size-asian="12pt" style:font-size-complex="12pt"/>
    </style:style>
    <style:style style:name="P80" style:family="paragraph">
      <style:paragraph-properties fo:line-height="115%" fo:text-align="center"/>
      <style:text-properties style:font-name="Avenir LT Std3" fo:font-size="12pt" style:font-size-asian="12pt" style:font-size-complex="12pt"/>
    </style:style>
    <style:style style:name="P81" style:family="paragraph">
      <style:paragraph-properties fo:line-height="115%" fo:text-align="start"/>
      <style:text-properties style:font-name="Avenir LT Std3" fo:font-size="12pt" style:font-size-asian="12pt" style:font-size-complex="12pt"/>
    </style:style>
    <style:style style:name="P82" style:family="paragraph">
      <style:paragraph-properties fo:text-align="end"/>
      <style:text-properties fo:font-size="18pt"/>
    </style:style>
    <style:style style:name="P83" style:family="paragraph">
      <style:text-properties fo:font-size="10pt"/>
    </style:style>
    <style:style style:name="P84" style:family="paragraph">
      <style:paragraph-properties fo:line-height="115%" fo:text-align="start"/>
      <style:text-properties style:font-name="Avenir LT Std3" fo:font-size="12pt" style:text-underline-style="none" style:font-size-asian="12pt" style:font-size-complex="12pt"/>
    </style:style>
    <style:style style:name="P85" style:family="paragraph">
      <style:paragraph-properties fo:text-align="start"/>
      <style:text-properties style:font-name="Avenir LT Std3" fo:font-size="12pt" style:text-underline-style="none" style:font-size-asian="12pt" style:font-size-complex="12pt"/>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55bbab" style:font-name="Avenir Black" fo:font-size="22pt" fo:font-weight="bold" style:font-size-asian="22pt" style:font-weight-asian="bold" style:font-size-complex="22pt" style:font-weight-complex="bold"/>
    </style:style>
    <style:style style:name="T20" style:family="text">
      <style:text-properties fo:color="#1f2c4c" style:font-name="Avenir LT Std3" fo:font-size="14pt" fo:font-weight="bold" style:font-size-asian="14pt" style:font-weight-asian="bold" style:font-size-complex="14pt" style:font-weight-complex="bold"/>
    </style:style>
    <style:style style:name="T21" style:family="text">
      <style:text-properties fo:color="#55bbab" style:font-name="Avenir Black" fo:font-size="15pt" fo:font-weight="bold" style:font-size-asian="15pt" style:font-weight-asian="bold" style:font-size-complex="15pt" style:font-weight-complex="bold"/>
    </style:style>
    <style:style style:name="T22" style:family="text">
      <style:text-properties fo:color="#f3f4f5" style:font-name="Avenir LT Std3"/>
    </style:style>
    <style:style style:name="T23" style:family="text">
      <style:text-properties fo:color="#f3f4f5" style:font-name="Avenir LT Std3" fo:font-size="10pt" style:font-size-asian="10pt" style:font-size-complex="10pt"/>
    </style:style>
    <style:style style:name="T24" style:family="text">
      <style:text-properties fo:color="#f3f4f5" style:font-name="Noto Sans2" fo:font-size="10pt" style:font-name-asian="Noto Sans2" style:font-size-asian="10pt" style:font-name-complex="Noto Sans2" style:font-size-complex="10pt"/>
    </style:style>
    <style:style style:name="T25" style:family="text">
      <style:text-properties style:font-name="Avenir Black" fo:font-size="39pt" style:font-size-asian="39pt" style:font-size-complex="39pt"/>
    </style:style>
    <style:style style:name="T26"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7"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8" style:family="text">
      <style:text-properties fo:color="#1f2c4c" style:font-name="Avenir LT Std3" fo:font-size="14pt" style:font-size-asian="14pt" style:font-size-complex="14pt"/>
    </style:style>
    <style:style style:name="T29" style:family="text">
      <style:text-properties fo:color="#4b5164" style:font-name="Avenir LT Std3" fo:font-size="14pt" style:font-size-asian="14pt" style:font-size-complex="14pt"/>
    </style:style>
    <style:style style:name="T30" style:family="text">
      <style:text-properties style:font-name="Avenir LT Std3" fo:font-size="14pt" style:font-size-asian="14pt" style:font-size-complex="14pt"/>
    </style:style>
    <style:style style:name="T31" style:family="text">
      <style:text-properties fo:color="#7d808a" style:font-name="Avenir LT Std3" fo:font-size="13pt" style:font-size-asian="13pt" style:font-size-complex="13pt"/>
    </style:style>
    <style:style style:name="T32" style:family="text">
      <style:text-properties fo:color="#55bbab" style:font-name="Avenir Black" fo:font-size="26pt" style:font-size-asian="26pt" style:font-size-complex="26pt"/>
    </style:style>
    <style:style style:name="T33" style:family="text">
      <style:text-properties fo:color="#4b5164" style:font-name="Avenir LT Std3" fo:font-size="10pt" style:font-size-asian="10pt" style:font-size-complex="10pt"/>
    </style:style>
    <style:style style:name="T34" style:family="text">
      <style:text-properties fo:color="#4b5164" style:font-name="Noto Sans2" fo:font-size="10pt" style:font-name-asian="Noto Sans2" style:font-size-asian="10pt" style:font-name-complex="Noto Sans2" style:font-size-complex="10pt"/>
    </style:style>
    <style:style style:name="T35"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41" style:family="text">
      <style:text-properties fo:color="#4b5164" style:font-name="Avenir LT Std3" fo:font-size="14pt" fo:font-weight="bold" style:font-size-asian="14pt" style:font-weight-asian="bold" style:font-size-complex="14pt" style:font-weight-complex="bold"/>
    </style:style>
    <style:style style:name="T42"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7"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8" style:family="text">
      <style:text-properties fo:color="#f3f4f5" style:font-name="Avenir LT Std3" fo:font-size="18pt"/>
    </style:style>
    <style:style style:name="T49" style:family="text">
      <style:text-properties fo:color="#1f2c4c" style:font-name="Avenir LT Std3" fo:font-size="14pt"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color="#4b5164" style:font-name="Avenir LT Std3" fo:font-size="14pt" fo:font-style="italic" style:font-size-asian="14pt" style:font-style-asian="italic" style:font-size-complex="14pt" style:font-style-complex="italic"/>
    </style:style>
    <style:style style:name="T51" style:family="text">
      <style:text-properties fo:color="#4b5164" style:font-name="Avenir LT Std3" fo:font-size="14pt" fo:font-style="italic" style:text-underline-style="solid" style:text-underline-width="auto" style:text-underline-color="font-color" style:font-size-asian="14pt" style:font-style-asian="italic" style:font-size-complex="14pt" style:font-style-complex="italic"/>
    </style:style>
    <style:style style:name="T52" style:family="text">
      <style:text-properties fo:color="#7d808a" style:font-name="Avenir LT Std3" fo:font-size="14pt" style:font-size-asian="14pt" style:font-size-complex="14pt"/>
    </style:style>
    <style:style style:name="T53" style:family="text">
      <style:text-properties fo:color="#7d808a" style:font-name="Avenir LT Std3" fo:font-size="14pt" fo:font-weight="bold" style:font-size-asian="14pt" style:font-weight-asian="bold" style:font-size-complex="14pt" style:font-weight-complex="bold"/>
    </style:style>
    <style:style style:name="T54" style:family="text">
      <style:text-properties fo:color="#1f2c4c" style:font-name="Avenir LT Std3" fo:font-weight="bold" style:font-weight-asian="bold" style:font-weight-complex="bold"/>
    </style:style>
    <style:style style:name="T55" style:family="text">
      <style:text-properties fo:color="#800080" style:font-name="FreeMono" fo:font-size="11pt" fo:font-weight="bold" style:font-size-asian="11pt" style:font-weight-asian="bold" style:font-size-complex="11pt" style:font-weight-complex="bold"/>
    </style:style>
    <style:style style:name="T56" style:family="text">
      <style:text-properties fo:color="#4b5164" style:font-name="FreeMono" fo:font-size="11pt" fo:font-weight="bold" style:font-size-asian="11pt" style:font-weight-asian="bold" style:font-size-complex="11pt" style:font-weight-complex="bold"/>
    </style:style>
    <style:style style:name="T57" style:family="text">
      <style:text-properties fo:color="#8b4513" style:font-name="FreeMono" fo:font-size="11pt" fo:font-weight="bold" style:font-size-asian="11pt" style:font-weight-asian="bold" style:font-size-complex="11pt" style:font-weight-complex="bold"/>
    </style:style>
    <style:style style:name="T58" style:family="text">
      <style:text-properties fo:color="#4682b4" style:font-name="FreeMono" fo:font-size="11pt" fo:font-weight="bold" style:font-size-asian="11pt" style:font-weight-asian="bold" style:font-size-complex="11pt" style:font-weight-complex="bold"/>
    </style:style>
    <style:style style:name="T59" style:family="text">
      <style:text-properties fo:color="#7d808a" style:font-name="FreeMono" fo:font-size="11pt" fo:font-weight="bold" style:font-size-asian="11pt" style:font-weight-asian="bold" style:font-size-complex="11pt" style:font-weight-complex="bold"/>
    </style:style>
    <style:style style:name="T60" style:family="text">
      <style:text-properties style:font-name="Avenir Black" fo:font-size="6pt" style:font-size-asian="6pt" style:font-size-complex="6pt"/>
    </style:style>
    <style:style style:name="T61" style:family="text">
      <style:text-properties fo:color="#ffffd7" style:font-name="Avenir Black" fo:font-size="24pt" style:font-size-asian="24pt" style:font-size-complex="24pt"/>
    </style:style>
    <style:style style:name="T62" style:family="text">
      <style:text-properties style:font-name="Avenir LT Std3" fo:font-size="11pt" style:font-size-asian="11pt" style:font-size-complex="11pt"/>
    </style:style>
    <style:style style:name="T63" style:family="text">
      <style:text-properties style:font-name="Avenir LT Std3" fo:font-size="8pt" style:font-size-asian="8pt" style:font-size-complex="8pt"/>
    </style:style>
    <style:style style:name="T64" style:family="text">
      <style:text-properties style:font-name="Avenir LT Std3" fo:font-size="9pt" style:font-size-asian="9pt" style:font-size-complex="9pt"/>
    </style:style>
    <style:style style:name="T65" style:family="text">
      <style:text-properties style:font-name="Avenir LT Std3" fo:font-size="10pt" fo:font-style="italic" style:font-size-asian="10pt" style:font-style-asian="italic" style:font-size-complex="10pt" style:font-style-complex="italic"/>
    </style:style>
    <style:style style:name="T66" style:family="text">
      <style:text-properties style:font-name="Avenir LT Std3" fo:font-size="8pt" fo:font-style="italic" style:font-size-asian="8pt" style:font-style-asian="italic" style:font-size-complex="8pt" style:font-style-complex="italic"/>
    </style:style>
    <style:style style:name="T67" style:family="text">
      <style:text-properties fo:color="#4b5164" style:font-name="Avenir LT Std3" fo:font-size="10pt" style:font-name-asian="Noto Sans2" style:font-size-asian="10pt" style:font-name-complex="Noto Sans2" style:font-size-complex="10pt"/>
    </style:style>
    <style:style style:name="T68" style:family="text">
      <style:text-properties fo:color="#4b5164" style:font-name="Avenir LT Std3" fo:font-size="14pt" fo:font-weight="normal" style:font-size-asian="14pt" style:font-weight-asian="normal" style:font-size-complex="14pt" style:font-weight-complex="normal"/>
    </style:style>
    <style:style style:name="T69" style:family="text">
      <style:text-properties fo:color="#4b5164" style:font-name="Avenir LT Std3" fo:font-size="14pt" fo:font-style="normal" style:font-size-asian="14pt" style:font-style-asian="normal" style:font-size-complex="14pt" style:font-style-complex="normal"/>
    </style:style>
    <style:style style:name="T70" style:family="text">
      <style:text-properties fo:font-variant="normal" fo:text-transform="none" fo:color="#4b5164" style:text-outline="false" style:text-line-through-style="none" style:text-line-through-type="none" style:font-name="Courgette"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4b5164" style:text-outline="false" style:text-line-through-style="none" style:text-line-through-type="none" style:font-name="Courgette" fo:font-size="10.5pt"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4b5164" style:text-outline="false" style:text-line-through-style="none" style:text-line-through-type="none" style:font-name="Courgette"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73" style:family="text">
      <style:text-properties fo:color="#4b5164" style:font-name="FreeMono" fo:font-size="10.5pt" style:font-size-asian="10.5pt" style:font-size-complex="10.5pt"/>
    </style:style>
    <style:style style:name="T74" style:family="text">
      <style:text-properties fo:color="#4b5164" style:font-name="FreeMono" fo:font-size="10.5pt" fo:font-weight="bold" style:font-size-asian="10.5pt" style:font-weight-asian="bold" style:font-size-complex="10.5pt" style:font-weight-complex="bold"/>
    </style:style>
    <style:style style:name="T75" style:family="text">
      <style:text-properties fo:font-variant="normal" fo:text-transform="none" fo:color="#4b5164" style:text-outline="false" style:text-line-through-style="none" style:text-line-through-type="none" style:font-name="Avenir LT Std3"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4b5164" style:text-outline="false" style:text-line-through-style="none" style:text-line-through-type="none" style:font-name="Noto Sans2" fo:font-size="10pt" fo:font-style="normal" fo:text-shadow="none" style:text-underline-style="none" fo:font-weight="normal" style:letter-kerning="true" style:font-name-asian="Noto Sans2" style:font-size-asian="10pt" style:font-style-asian="normal" style:font-weight-asian="normal" style:font-name-complex="Noto Sans2"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4b5164" style:text-outline="false" style:text-line-through-style="none" style:text-line-through-type="none" style:font-name="Avenir LT Std3"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79"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80" style:family="text">
      <style:text-properties fo:font-variant="normal" fo:text-transform="none" fo:color="#808080" style:text-outline="false" style:text-line-through-style="none" style:text-line-through-type="none" style:font-name="Avenir LT Std3"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1f2c4c" style:text-outline="false" style:text-line-through-style="none" style:text-line-through-type="none" style:font-name="Avenir LT Std3"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82" style:family="text">
      <style:text-properties style:font-name="Avenir LT Std3" fo:font-weight="bold" style:font-weight-asian="bold" style:font-weight-complex="bold"/>
    </style:style>
    <style:style style:name="T83" style:family="text">
      <style:text-properties style:font-name="Avenir LT Std3" fo:font-size="12pt" style:font-size-asian="12pt" style:font-size-complex="12pt"/>
    </style:style>
    <style:style style:name="T84" style:family="text">
      <style:text-properties style:font-name="Avenir LT Std3" fo:font-size="12pt" style:text-underline-style="none" fo:font-weight="normal" style:font-size-asian="12pt" style:font-weight-asian="normal" style:font-size-complex="12pt" style:font-weight-complex="normal"/>
    </style:style>
    <style:style style:name="T85" style:family="text">
      <style:text-properties style:font-name="Avenir LT Std3" fo:font-size="12pt" fo:font-style="normal" style:font-size-asian="12pt" style:font-style-asian="normal" style:font-size-complex="12pt" style:font-style-complex="normal"/>
    </style:style>
    <style:style style:name="T86" style:family="text">
      <style:text-properties style:use-window-font-color="true" style:font-name="Avenir LT Std3" fo:font-size="12pt" fo:font-style="normal" style:text-underline-style="none" style:letter-kerning="true" style:font-name-asian="Noto Sans CJK SC" style:font-size-asian="12pt" style:font-style-asian="normal" style:font-name-complex="Lohit Devanagari" style:font-size-complex="12pt" style:font-style-complex="normal"/>
    </style:style>
    <style:style style:name="T87" style:family="text">
      <style:text-properties style:font-name="Avenir LT Std3" fo:font-size="12pt" fo:font-style="normal" style:text-underline-style="none" style:font-size-asian="12pt" style:font-style-asian="normal" style:font-size-complex="12pt" style:font-style-complex="normal"/>
    </style:style>
    <style:style style:name="T88" style:family="text">
      <style:text-properties style:font-name="Avenir LT Std3" fo:font-size="12pt" style:text-underline-style="none" style:font-size-asian="12pt" style:font-size-complex="12pt"/>
    </style:style>
    <style:style style:name="T89" style:family="text">
      <style:text-properties style:text-underline-style="none"/>
    </style:style>
    <style:style style:name="T90" style:family="text">
      <style:text-properties fo:font-style="normal" style:font-style-asian="normal" style:font-style-complex="normal"/>
    </style:style>
    <style:style style:name="T91" style:family="text">
      <style:text-properties style:font-name="Avenir Black" fo:font-size="15pt" style:font-size-asian="15pt" style:font-size-complex="15pt"/>
    </style:style>
    <style:style style:name="T92" style:family="text">
      <style:text-properties style:use-window-font-color="true" style:font-name="Avenir LT Std3" fo:font-size="12pt" fo:font-style="normal"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style>
    <style:style style:name="T93" style:family="text">
      <style:text-properties style:font-name="Avenir LT Std3" fo:font-size="12pt" style:text-underline-style="solid" style:text-underline-width="auto" style:text-underline-color="font-color" fo:font-weight="normal" style:font-size-asian="12pt" style:font-weight-asian="normal" style:font-size-complex="12pt" style:font-weight-complex="normal"/>
    </style:style>
    <style:style style:name="T94" style:family="text">
      <style:text-properties style:font-name="Avenir LT Std3" fo:font-size="9pt" style:text-underline-style="solid" style:text-underline-width="auto" style:text-underline-color="font-color" style:font-size-asian="9pt" style:font-size-complex="9pt"/>
    </style:style>
    <style:style style:name="T95" style:family="text">
      <style:text-properties fo:font-style="normal" style:text-underline-style="none" style:font-style-asian="normal" style:font-style-complex="normal"/>
    </style:style>
    <style:style style:name="T96" style:family="text">
      <style:text-properties style:font-name="FreeMono" fo:font-size="10.5pt" fo:font-style="normal" style:text-underline-style="none" style:font-size-asian="10.5pt" style:font-style-asian="normal" style:font-size-complex="10.5pt" style:font-style-complex="normal"/>
    </style:style>
    <style:style style:name="T97" style:family="text">
      <style:text-properties style:font-name="FreeMono" fo:font-size="9pt" fo:font-style="normal" style:text-underline-style="none" style:font-size-asian="9pt" style:font-style-asian="normal" style:font-size-complex="9pt" style:font-style-complex="normal"/>
    </style:style>
    <style:style style:name="T98" style:family="text">
      <style:text-properties style:use-window-font-color="true" style:font-name="Avenir LT Std3" fo:font-size="12pt" style:text-underline-style="none" fo:font-weight="normal" style:letter-kerning="true" style:font-name-asian="Noto Sans CJK SC" style:font-size-asian="12pt" style:font-weight-asian="normal" style:font-name-complex="Lohit Devanagari" style:font-size-complex="12pt" style:font-weight-complex="normal"/>
    </style:style>
    <style:style style:name="T99" style:family="text">
      <style:text-properties style:use-window-font-color="true" style:font-name="Avenir LT Std3" fo:font-size="10.5pt" fo:font-style="normal" style:text-underline-style="solid" style:text-underline-width="auto" style:text-underline-color="font-color"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style>
    <style:style style:name="T100" style:family="text">
      <style:text-properties style:text-position="super 58%" style:font-name="Avenir LT Std3" fo:font-size="12pt" style:font-size-asian="12pt" style:font-size-complex="12pt"/>
    </style:style>
    <style:style style:name="T101" style:family="text">
      <style:text-properties style:font-name="Avenir LT Std3" fo:font-size="10pt" style:text-underline-style="solid" style:text-underline-width="auto" style:text-underline-color="font-color" fo:font-weight="normal" style:font-size-asian="10pt" style:font-weight-asian="normal" style:font-size-complex="10pt" style:font-weight-complex="normal"/>
    </style:style>
    <style:style style:name="T102" style:family="text">
      <style:text-properties style:font-name="Avenir LT Std3" fo:font-size="10pt" style:text-underline-style="solid" style:text-underline-width="auto" style:text-underline-color="font-color" style:font-size-asian="10pt" style:font-size-complex="10pt"/>
    </style:style>
    <style:style style:name="T103" style:family="text">
      <style:text-properties style:use-window-font-color="true" style:font-name="Avenir LT Std3" fo:font-size="12pt" style:letter-kerning="true" style:font-name-asian="Noto Sans CJK SC" style:font-size-asian="12pt" style:font-name-complex="Lohit Devanagari"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DEX</text:span></text:p>
          </draw:text-box>
        </draw:frame>
        <draw:frame presentation:style-name="pr5" draw:text-style-name="P10" draw:layer="layout" svg:width="10.15cm" svg:height="18.7cm" svg:x="6.2cm" svg:y="6.7cm" presentation:class="outline" presentation:user-transformed="true">
          <draw:text-box>
            <text:p text:style-name="P8"><text:span text:style-name="T19">AV</text:span><text:span text:style-name="T19">AN</text:span><text:span text:style-name="T19">T-</text:span><text:span text:style-name="T19">G</text:span><text:span text:style-name="T19">OÛ</text:span><text:span text:style-name="T19">T</text:span></text:p>
            <text:list text:style-name="L3">
              <text:list-item>
                <text:p text:style-name="P8"><text:span text:style-name="T20"><text:s/></text:span><text:span text:style-name="T20">In</text:span><text:span text:style-name="T20">de</text:span><text:span text:style-name="T20">x</text:span></text:p>
              </text:list-item>
              <text:list-item>
                <text:p text:style-name="P8"><text:span text:style-name="T20"><text:s/></text:span><text:span text:style-name="T20">À </text:span><text:span text:style-name="T20">pr</text:span><text:span text:style-name="T20">op</text:span><text:span text:style-name="T20">os</text:span></text:p>
              </text:list-item>
            </text:list>
            <text:p text:style-name="P8"><text:span text:style-name="T19">ÉQ</text:span><text:span text:style-name="T19">UI</text:span><text:span text:style-name="T19">PE </text:span><text:span text:style-name="T19">ET </text:span><text:span text:style-name="T19">OU</text:span><text:span text:style-name="T19">TIL</text:span><text:span text:style-name="T19">S</text:span></text:p>
            <text:list text:continue-numbering="true" text:style-name="L3">
              <text:list-item>
                <text:p text:style-name="P9"><text:span text:style-name="T20"><text:s/></text:span><text:span text:style-name="T20">Éq</text:span><text:span text:style-name="T20">ui</text:span><text:span text:style-name="T20">pe</text:span><text:span text:style-name="T20"> : </text:span><text:span text:style-name="T20">pr</text:span><text:span text:style-name="T20">és</text:span><text:span text:style-name="T20">en</text:span><text:span text:style-name="T20">tat</text:span><text:span text:style-name="T20">io</text:span><text:span text:style-name="T20">n</text:span></text:p>
              </text:list-item>
              <text:list-item>
                <text:p text:style-name="P8"><text:span text:style-name="T20"><text:s/></text:span><text:span text:style-name="T20">La</text:span><text:span text:style-name="T20">ng</text:span><text:span text:style-name="T20">ag</text:span><text:span text:style-name="T20">es </text:span><text:span text:style-name="T20">et </text:span><text:span text:style-name="T20">ou</text:span><text:span text:style-name="T20">tils </text:span><text:span text:style-name="T20">de </text:span><text:span text:style-name="T20">pr</text:span><text:span text:style-name="T20">og</text:span><text:span text:style-name="T20">ra</text:span><text:span text:style-name="T20">m</text:span><text:span text:style-name="T20">ma</text:span><text:span text:style-name="T20">tio</text:span><text:span text:style-name="T20">n</text:span></text:p>
              </text:list-item>
              <text:list-item>
                <text:p text:style-name="P8"><text:span text:style-name="T20"><text:s/></text:span><text:span text:style-name="T20">Re</text:span><text:span text:style-name="T20">ss</text:span><text:span text:style-name="T20">ou</text:span><text:span text:style-name="T20">rce</text:span><text:span text:style-name="T20">s </text:span><text:span text:style-name="T20">su</text:span><text:span text:style-name="T20">pp</text:span><text:span text:style-name="T20">lé</text:span><text:span text:style-name="T20">m</text:span><text:span text:style-name="T20">en</text:span><text:span text:style-name="T20">tai</text:span><text:span text:style-name="T20">res</text:span></text:p>
              </text:list-item>
            </text:list>
            <text:p text:style-name="P8"><text:span text:style-name="T19">FO</text:span><text:span text:style-name="T19">NC</text:span><text:span text:style-name="T19">TI</text:span><text:span text:style-name="T19">O</text:span><text:span text:style-name="T19">N</text:span><text:span text:style-name="T19">NE</text:span><text:span text:style-name="T19">ME</text:span><text:span text:style-name="T19">NT</text:span></text:p>
            <text:list text:continue-numbering="true" text:style-name="L3">
              <text:list-item>
                <text:p text:style-name="P9"><text:span text:style-name="T20"><text:s/></text:span><text:span text:style-name="T20">Le</text:span><text:span text:style-name="T20">s </text:span><text:span text:style-name="T20">gr</text:span><text:span text:style-name="T20">an</text:span><text:span text:style-name="T20">de</text:span><text:span text:style-name="T20">s </text:span><text:span text:style-name="T20">lig</text:span><text:span text:style-name="T20">ne</text:span><text:span text:style-name="T20">s </text:span><text:span text:style-name="T20">du </text:span><text:span text:style-name="T20">pr</text:span><text:span text:style-name="T20">og</text:span><text:span text:style-name="T20">ra</text:span><text:span text:style-name="T20">m</text:span><text:span text:style-name="T20">m</text:span><text:span text:style-name="T20">e</text:span></text:p>
              </text:list-item>
              <text:list-item>
                <text:p text:style-name="P8"><text:span text:style-name="T20"><text:s/></text:span><text:span text:style-name="T20">Pa</text:span><text:span text:style-name="T20">rti</text:span><text:span text:style-name="T20">e </text:span><text:span text:style-name="T20">sto</text:span><text:span text:style-name="T20">ck</text:span><text:span text:style-name="T20">ag</text:span><text:span text:style-name="T20">e </text:span><text:span text:style-name="T20">et </text:span><text:span text:style-name="T20">affi</text:span><text:span text:style-name="T20">ch</text:span><text:span text:style-name="T20">ag</text:span><text:span text:style-name="T20">e</text:span></text:p>
              </text:list-item>
              <text:list-item>
                <text:p text:style-name="P8"><text:span text:style-name="T20"><text:s/></text:span><text:span text:style-name="T20">Es</text:span><text:span text:style-name="T20">pa</text:span><text:span text:style-name="T20">ce </text:span><text:span text:style-name="T20">de </text:span><text:span text:style-name="T20">ge</text:span><text:span text:style-name="T20">sti</text:span><text:span text:style-name="T20">on</text:span><text:span text:style-name="T20"> : </text:span><text:span text:style-name="T20">co</text:span><text:span text:style-name="T20">m</text:span><text:span text:style-name="T20">pt</text:span><text:span text:style-name="T20">es </text:span><text:span text:style-name="T20">et </text:span><text:span text:style-name="T20">art</text:span><text:span text:style-name="T20">icl</text:span><text:span text:style-name="T20">es</text:span></text:p>
              </text:list-item>
              <text:list-item>
                <text:p text:style-name="P8"><text:span text:style-name="T20"><text:s/></text:span><text:span text:style-name="T20">Fic</text:span><text:span text:style-name="T20">hi</text:span><text:span text:style-name="T20">er </text:span><text:span text:style-name="T20">« t</text:span><text:span text:style-name="T20">ou</text:span><text:span text:style-name="T20">t </text:span><text:span text:style-name="T20">fai</text:span><text:span text:style-name="T20">re </text:span><text:span text:style-name="T20">» </text:span><text:span text:style-name="T20">de </text:span><text:span text:style-name="T20">fo</text:span><text:span text:style-name="T20">nct</text:span><text:span text:style-name="T20">io</text:span><text:span text:style-name="T20">ns</text:span></text:p>
              </text:list-item>
            </text:list>
            <text:p text:style-name="P8"><text:span text:style-name="T19">OR</text:span><text:span text:style-name="T19">GA</text:span><text:span text:style-name="T19">NI</text:span><text:span text:style-name="T19">SA</text:span><text:span text:style-name="T19">TI</text:span><text:span text:style-name="T19">O</text:span><text:span text:style-name="T19">N</text:span></text:p>
            <text:list text:continue-numbering="true" text:style-name="L3">
              <text:list-item>
                <text:p text:style-name="P9"><text:span text:style-name="T20"><text:s/></text:span><text:span text:style-name="T20">Dé</text:span><text:span text:style-name="T20">bu</text:span><text:span text:style-name="T20">t : </text:span><text:span text:style-name="T20">av</text:span><text:span text:style-name="T20">an</text:span><text:span text:style-name="T20">t </text:span><text:span text:style-name="T20">le </text:span><text:span text:style-name="T20">co</text:span><text:span text:style-name="T20">nfi</text:span><text:span text:style-name="T20">ne</text:span><text:span text:style-name="T20">m</text:span><text:span text:style-name="T20">en</text:span><text:span text:style-name="T20">t</text:span></text:p>
              </text:list-item>
              <text:list-item>
                <text:p text:style-name="P8"><text:span text:style-name="T20"><text:s/></text:span><text:span text:style-name="T20">Mi</text:span><text:span text:style-name="T20">lie</text:span><text:span text:style-name="T20">u : </text:span><text:span text:style-name="T20">du</text:span><text:span text:style-name="T20">ra</text:span><text:span text:style-name="T20">nt </text:span><text:span text:style-name="T20">le </text:span><text:span text:style-name="T20">co</text:span><text:span text:style-name="T20">nfi</text:span><text:span text:style-name="T20">ne</text:span><text:span text:style-name="T20">m</text:span><text:span text:style-name="T20">en</text:span><text:span text:style-name="T20">t</text:span></text:p>
              </text:list-item>
            </text:list>
            <text:p text:style-name="P8"><text:span text:style-name="T19">PA</text:span><text:span text:style-name="T19">GE</text:span><text:span text:style-name="T19">S </text:span><text:span text:style-name="T19">PE</text:span><text:span text:style-name="T19">RS</text:span><text:span text:style-name="T19">O</text:span><text:span text:style-name="T19">N</text:span><text:span text:style-name="T19">NE</text:span><text:span text:style-name="T19">LL</text:span><text:span text:style-name="T19">ES</text:span></text:p>
            <text:list text:continue-numbering="true" text:style-name="L3">
              <text:list-item>
                <text:p text:style-name="P9"><text:span text:style-name="T20"><text:s/></text:span><text:span text:style-name="T20">Ca</text:span><text:span text:style-name="T20">mil</text:span><text:span text:style-name="T20">le</text:span></text:p>
              </text:list-item>
              <text:list-item>
                <text:p text:style-name="P8"><text:span text:style-name="T20"><text:s/></text:span><text:span text:style-name="T20">Ro</text:span><text:span text:style-name="T20">ma</text:span><text:span text:style-name="T20">in</text:span></text:p>
              </text:list-item>
              <text:list-item>
                <text:p text:style-name="P8"><text:span text:style-name="T20"><text:s/></text:span><text:span text:style-name="T20">Lo</text:span><text:span text:style-name="T20">ga</text:span><text:span text:style-name="T20">n</text:span></text:p>
              </text:list-item>
            </text:list>
            <text:p text:style-name="P8"><text:span text:style-name="T19">BIL</text:span><text:span text:style-name="T19">AN</text:span></text:p>
            <text:p text:style-name="P8"><text:span text:style-name="T19">AN</text:span><text:span text:style-name="T19">NE</text:span><text:span text:style-name="T19">XE</text:span></text:p>
            <text:p text:style-name="P8"><text:span text:style-name="T21"/></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3">Display Panel Project </text:span><text:span text:style-name="T24">›</text:span><text:span text:style-name="T23"> Index</text:span></text:p>
          </draw:text-box>
        </draw:frame>
        <draw:frame presentation:style-name="pr6" draw:text-style-name="P19" draw:layer="layout" svg:width="1.2cm" svg:height="18.7cm" svg:x="16.1cm" svg:y="6.7cm" presentation:class="outline" presentation:user-transformed="true">
          <draw:text-box>
            <text:p text:style-name="P17"><text:span text:style-name="T19">~</text:span></text:p>
            <text:p text:style-name="P17"><text:span text:style-name="T20"><text:s/></text:span><text:span text:style-name="T20">2</text:span></text:p>
            <text:p text:style-name="P17"><text:span text:style-name="T20"><text:s/></text:span><text:span text:style-name="T20">3</text:span></text:p>
            <text:p text:style-name="P17"><text:span text:style-name="T19">4</text:span></text:p>
            <text:p text:style-name="P18"><text:span text:style-name="T20"><text:s/></text:span><text:span text:style-name="T20">4</text:span></text:p>
            <text:p text:style-name="P17"><text:span text:style-name="T20"><text:s/></text:span><text:span text:style-name="T20">5</text:span></text:p>
            <text:p text:style-name="P17"><text:span text:style-name="T20"><text:s/></text:span></text:p>
            <text:p text:style-name="P17"><text:span text:style-name="T19">6</text:span></text:p>
            <text:p text:style-name="P18"><text:span text:style-name="T20"><text:s/></text:span><text:span text:style-name="T20">6</text:span></text:p>
            <text:p text:style-name="P17"><text:span text:style-name="T20"><text:s/></text:span></text:p>
            <text:p text:style-name="P17"><text:span text:style-name="T20"><text:s/></text:span><text:span text:style-name="T20">7</text:span></text:p>
            <text:p text:style-name="P17"><text:span text:style-name="T20"><text:s/></text:span></text:p>
            <text:p text:style-name="P17"><text:span text:style-name="T19">8</text:span></text:p>
            <text:p text:style-name="P18"><text:span text:style-name="T20"><text:s/></text:span><text:span text:style-name="T20">8</text:span></text:p>
            <text:p text:style-name="P17"><text:span text:style-name="T20">9</text:span></text:p>
            <text:p text:style-name="P17"><text:span text:style-name="T19">10</text:span></text:p>
            <text:p text:style-name="P18"><text:span text:style-name="T20"><text:s/></text:span><text:span text:style-name="T20">10</text:span></text:p>
            <text:p text:style-name="P17"><text:span text:style-name="T20"><text:s/></text:span><text:span text:style-name="T20">11</text:span></text:p>
            <text:p text:style-name="P17"><text:span text:style-name="T20"><text:s/></text:span><text:span text:style-name="T20">13</text:span></text:p>
            <text:p text:style-name="P17"><text:span text:style-name="T19">14</text:span></text:p>
            <text:p text:style-name="P17"><text:span text:style-name="T19">15</text:span></text:p>
            <text:p text:style-name="P17"><text:span text:style-name="T21"/></text:p>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0" draw:layer="layout" svg:width="17.949cm" svg:height="2.216cm" svg:x="2cm" svg:y="2.884cm" presentation:class="title" presentation:user-transformed="true">
          <draw:text-box>
            <text:p text:style-name="P2"><text:span text:style-name="T25">À propos</text:span></text:p>
          </draw:text-box>
        </draw:frame>
        <draw:frame presentation:style-name="pr8" draw:text-style-name="P23" draw:layer="layout" svg:width="9.222cm" svg:height="9.3cm" svg:x="1.95cm" svg:y="5.5cm" presentation:class="outline" presentation:user-transformed="true">
          <draw:text-box>
            <text:p text:style-name="P21"><text:span text:style-name="T26">⌾</text:span><text:span text:style-name="T27"> </text:span><text:span text:style-name="T27">C’est </text:span><text:span text:style-name="T27">quoi </text:span><text:span text:style-name="T27">notre </text:span><text:span text:style-name="T27">proje</text:span><text:span text:style-name="T27">t ?</text:span></text:p>
            <text:p text:style-name="P22"><text:span text:style-name="T28"/></text:p>
            <text:p text:style-name="P22"><text:span text:style-name="T28">Il </text:span><text:span text:style-name="T28">s’agi</text:span><text:span text:style-name="T28">t </text:span><text:span text:style-name="T28">d’un </text:span><text:span text:style-name="T28">pann</text:span><text:span text:style-name="T28">eau </text:span><text:span text:style-name="T28">d’affi</text:span><text:span text:style-name="T28">chag</text:span><text:span text:style-name="T28">e </text:span><text:span text:style-name="T28">d’inf</text:span><text:span text:style-name="T28">orma</text:span><text:span text:style-name="T28">tions </text:span><text:span text:style-name="T28">pour </text:span><text:span text:style-name="T28">un </text:span><text:span text:style-name="T28">établ</text:span><text:span text:style-name="T28">isse</text:span><text:span text:style-name="T28">ment </text:span><text:span text:style-name="T28">scola</text:span><text:span text:style-name="T28">ire, </text:span><text:span text:style-name="T28">que </text:span><text:span text:style-name="T28">l’on </text:span><text:span text:style-name="T28">pour</text:span><text:span text:style-name="T28">rait </text:span><text:span text:style-name="T28">par </text:span><text:span text:style-name="T28">exe</text:span><text:span text:style-name="T28">mple </text:span><text:span text:style-name="T28">utilis</text:span><text:span text:style-name="T28">er </text:span><text:span text:style-name="T28">dans </text:span><text:span text:style-name="T28">le </text:span><text:span text:style-name="T28">hall </text:span><text:span text:style-name="T28">du </text:span><text:span text:style-name="T28">lycée </text:span><text:span text:style-name="T28">afin </text:span><text:span text:style-name="T28">de </text:span><text:span text:style-name="T28">donn</text:span><text:span text:style-name="T28">er </text:span><text:span text:style-name="T28">des </text:span><text:span text:style-name="T28">nouv</text:span><text:span text:style-name="T28">elles </text:span><text:span text:style-name="T28">de la </text:span><text:span text:style-name="T28">sema</text:span><text:span text:style-name="T28">ine </text:span><text:span text:style-name="T28">aux </text:span><text:span text:style-name="T28">élèv</text:span><text:span text:style-name="T28">es </text:span><text:span text:style-name="T28">ou </text:span><text:span text:style-name="T28">étudi</text:span><text:span text:style-name="T28">ants.</text:span></text:p>
            <text:p text:style-name="P22"><text:span text:style-name="T28"/></text:p>
            <text:p text:style-name="P22"><text:span text:style-name="T29">Il est </text:span><text:span text:style-name="T29">com</text:span><text:span text:style-name="T29">posé </text:span><text:span text:style-name="T29">d’un</text:span><text:span text:style-name="T29">e </text:span><text:span text:style-name="T29">page </text:span><text:span text:style-name="T29">d’affi</text:span><text:span text:style-name="T29">chag</text:span><text:span text:style-name="T29">e </text:span><text:span text:style-name="T29">(cell</text:span><text:span text:style-name="T29">e </text:span><text:span text:style-name="T29">ouve</text:span><text:span text:style-name="T29">rte </text:span><text:span text:style-name="T29">sur </text:span><text:span text:style-name="T29">l’écr</text:span><text:span text:style-name="T29">an </text:span><text:span text:style-name="T29">du </text:span><text:span text:style-name="T29">hall) </text:span><text:span text:style-name="T29">ainsi </text:span><text:span text:style-name="T29">qu’u</text:span><text:span text:style-name="T29">ne </text:span><text:span text:style-name="T29">page </text:span><text:span text:style-name="T29">d’ad</text:span><text:span text:style-name="T29">minis</text:span><text:span text:style-name="T29">tratio</text:span><text:span text:style-name="T29">n </text:span><text:span text:style-name="T29">pour </text:span><text:span text:style-name="T29">aider </text:span><text:span text:style-name="T29">à la </text:span><text:span text:style-name="T29">publi</text:span><text:span text:style-name="T29">catio</text:span><text:span text:style-name="T29">n </text:span><text:span text:style-name="T29">d’inf</text:span><text:span text:style-name="T29">orma</text:span><text:span text:style-name="T29">tions</text:span><text:span text:style-name="T29">. Il a </text:span><text:span text:style-name="T29">été </text:span><text:span text:style-name="T29">conç</text:span><text:span text:style-name="T29">u </text:span><text:span text:style-name="T29">pour </text:span><text:span text:style-name="T29">faire </text:span><text:span text:style-name="T29">des </text:span><text:span text:style-name="T29">modi</text:span><text:span text:style-name="T29">ficati</text:span><text:span text:style-name="T29">ons </text:span><text:span text:style-name="T29">facil</text:span><text:span text:style-name="T29">eme</text:span><text:span text:style-name="T29">nt et </text:span><text:span text:style-name="T29">offrir </text:span><text:span text:style-name="T29">une </text:span><text:span text:style-name="T29">certa</text:span><text:span text:style-name="T29">ine </text:span><text:span text:style-name="T29">libert</text:span><text:span text:style-name="T29">é sur </text:span><text:span text:style-name="T29">la </text:span><text:span text:style-name="T29">pers</text:span><text:span text:style-name="T29">onna</text:span><text:span text:style-name="T29">lisati</text:span><text:span text:style-name="T29">on. </text:span><text:span text:style-name="T29">Nous </text:span><text:span text:style-name="T29">expli</text:span><text:span text:style-name="T29">quon</text:span><text:span text:style-name="T29">s son </text:span><text:span text:style-name="T29">fonct</text:span><text:span text:style-name="T29">ionn</text:span><text:span text:style-name="T29">eme</text:span><text:span text:style-name="T29">nt </text:span><text:span text:style-name="T29">sur </text:span><text:span text:style-name="T29">son </text:span><text:span text:style-name="T29">chap</text:span><text:span text:style-name="T29">itre </text:span><text:span text:style-name="T29">dédi</text:span><text:span text:style-name="T29">é, </text:span><text:span text:style-name="T29">situé </text:span><text:span text:style-name="T29">à la </text:span><text:span text:style-name="T29">page </text:span><text:span text:style-name="T29">XX.</text:span></text:p>
            <text:p text:style-name="P22"><text:span text:style-name="T30"/></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2"><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4" draw:layer="layout" svg:x1="1cm" svg:y1="0.8cm" svg:x2="21cm" svg:y2="0.8cm">
            <text:p/>
          </draw:line>
          <draw:line draw:style-name="gr12" draw:text-style-name="P24" draw:layer="layout" svg:x1="21cm" svg:y1="0.7cm" svg:x2="1cm" svg:y2="0.7cm">
            <text:p/>
          </draw:line>
        </draw:g>
        <draw:frame draw:style-name="gr9" draw:text-style-name="P16" draw:layer="layout" svg:width="5.8cm" svg:height="1.4cm" svg:x="1cm" svg:y="0cm">
          <draw:text-box>
            <text:p><text:span text:style-name="T23">Display Panel Project </text:span><text:span text:style-name="T24">›</text:span><text:span text:style-name="T23"> À 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9" draw:text-style-name="P23" draw:layer="layout" svg:width="7.05cm" svg:height="9.3cm" svg:x="12.1cm" svg:y="5.4cm" presentation:class="outline" presentation:user-transformed="true">
          <draw:text-box>
            <text:p text:style-name="P21"><text:span text:style-name="T26">⌾</text:span><text:span text:style-name="T27"> </text:span><text:span text:style-name="T27">L’idé</text:span><text:span text:style-name="T27">e ?</text:span></text:p>
            <text:p text:style-name="P22"><text:span text:style-name="T28"/></text:p>
            <text:p text:style-name="P22"><text:span text:style-name="T28">Le </text:span><text:span text:style-name="T28">proje</text:span><text:span text:style-name="T28">t </text:span><text:span text:style-name="T28">d’IS</text:span><text:span text:style-name="T28">N </text:span><text:span text:style-name="T28">deva</text:span><text:span text:style-name="T28">it </text:span><text:span text:style-name="T28">être </text:span><text:span text:style-name="T28">le </text:span><text:span text:style-name="T28">plus </text:span><text:span text:style-name="T28">simp</text:span><text:span text:style-name="T28">le </text:span><text:span text:style-name="T28">possi</text:span><text:span text:style-name="T28">ble, </text:span><text:span text:style-name="T28">et </text:span><text:span text:style-name="T28">nous </text:span><text:span text:style-name="T28">avon</text:span><text:span text:style-name="T28">s </text:span><text:span text:style-name="T28">essa</text:span><text:span text:style-name="T28">yé </text:span><text:span text:style-name="T28">de </text:span><text:span text:style-name="T28">cher</text:span><text:span text:style-name="T28">cher </text:span><text:span text:style-name="T28">en </text:span><text:span text:style-name="T28">plus </text:span><text:span text:style-name="T28">une </text:span><text:span text:style-name="T28">idée </text:span><text:span text:style-name="T28">bana</text:span><text:span text:style-name="T28">le </text:span><text:span text:style-name="T28">mais </text:span><text:span text:style-name="T28">qui </text:span><text:span text:style-name="T28">pouv</text:span><text:span text:style-name="T28">ait se </text:span><text:span text:style-name="T28">mont</text:span><text:span text:style-name="T28">rer </text:span><text:span text:style-name="T28">bien </text:span><text:span text:style-name="T28">plus </text:span><text:span text:style-name="T28">com</text:span><text:span text:style-name="T28">plète </text:span><text:span text:style-name="T28">qu’il </text:span><text:span text:style-name="T28">ne le </text:span><text:span text:style-name="T28">paraî</text:span><text:span text:style-name="T28">t !</text:span></text:p>
            <text:p text:style-name="P22"><text:span text:style-name="T28"/></text:p>
            <text:p text:style-name="P22"><text:span text:style-name="T29">Nous </text:span><text:span text:style-name="T29">avon</text:span><text:span text:style-name="T29">s </text:span><text:span text:style-name="T29">rema</text:span><text:span text:style-name="T29">rqué </text:span><text:span text:style-name="T29">que </text:span><text:span text:style-name="T29">les </text:span><text:span text:style-name="T29">pann</text:span><text:span text:style-name="T29">eaux </text:span><text:span text:style-name="T29">d’affi</text:span><text:span text:style-name="T29">chag</text:span><text:span text:style-name="T29">e de </text:span><text:span text:style-name="T29">train</text:span><text:span text:style-name="T29">s </text:span><text:span text:style-name="T29">étaie</text:span><text:span text:style-name="T29">nt </text:span><text:span text:style-name="T29">codé</text:span><text:span text:style-name="T29">s par </text:span><text:span text:style-name="T29">une </text:span><text:span text:style-name="T29">page </text:span><text:span text:style-name="T29">web. </text:span><text:span text:style-name="T29">Le </text:span><text:span text:style-name="T29">pann</text:span><text:span text:style-name="T29">eau </text:span><text:span text:style-name="T29">du </text:span><text:span text:style-name="T29">hall </text:span><text:span text:style-name="T29">de </text:span><text:span text:style-name="T29">notre </text:span><text:span text:style-name="T29">lycée </text:span><text:span text:style-name="T29">étant </text:span><text:span text:style-name="T29">un </text:span><text:span text:style-name="T29">peu </text:span><text:span text:style-name="T29">limit</text:span><text:span text:style-name="T29">é, </text:span><text:span text:style-name="T29">nous </text:span><text:span text:style-name="T29">avon</text:span><text:span text:style-name="T29">s </text:span><text:span text:style-name="T29">voul</text:span><text:span text:style-name="T29">u lui </text:span><text:span text:style-name="T29">donn</text:span><text:span text:style-name="T29">er </text:span><text:span text:style-name="T29">une </text:span><text:span text:style-name="T29">petit</text:span><text:span text:style-name="T29">e </text:span><text:span text:style-name="T29">amél</text:span><text:span text:style-name="T29">iorati</text:span><text:span text:style-name="T29">on </text:span><text:span text:style-name="T29">tout </text:span><text:span text:style-name="T29">en </text:span><text:span text:style-name="T29">repo</text:span><text:span text:style-name="T29">sant </text:span><text:span text:style-name="T29">sur </text:span><text:span text:style-name="T29">les </text:span><text:span text:style-name="T29">lang</text:span><text:span text:style-name="T29">ages </text:span><text:span text:style-name="T29">web. </text:span><text:span text:style-name="T29">Expli</text:span><text:span text:style-name="T29">catio</text:span><text:span text:style-name="T29">n </text:span><text:span text:style-name="T29">page </text:span><text:span text:style-name="T29">suiva</text:span><text:span text:style-name="T29">nte !</text:span></text:p>
            <text:p text:style-name="P22"><text:span text:style-name="T30"/></text:p>
          </draw:text-box>
        </draw:frame>
        <draw:custom-shape draw:style-name="gr13" draw:text-style-name="P26" draw:layer="layout" svg:width="5cm" svg:height="5.1cm" svg:x="14.4cm" svg:y="20.8cm">
          <text:p text:style-name="P25"><text:span text:style-name="T31">1. La page d’édition</text:span></text:p>
          <text:p text:style-name="P25"><text:span text:style-name="T31">d’articles</text:span></text:p>
          <text:p text:style-name="P25"><text:span text:style-name="T31"><text:line-break/></text:span><text:span text:style-name="T31">2. La page de gestion</text:span></text:p>
          <text:p text:style-name="P25"><text:span text:style-name="T31">des comptes</text:span></text:p>
          <text:p text:style-name="P25"><text:span text:style-name="T31"/></text:p>
          <text:p text:style-name="P25"><text:span text:style-name="T31">3. La page d’accueil,</text:span></text:p>
          <text:p text:style-name="P25"><text:span text:style-name="T31">celle qui pourrait</text:span></text:p>
          <text:p text:style-name="P25"><text:span text:style-name="T31">être potentiellement</text:span></text:p>
          <text:p text:style-name="P25"><text:span text:style-name="T31">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QUIPE ET OUTILS</text:span></text:p>
          </draw:text-box>
        </draw:frame>
        <draw:frame presentation:style-name="pr10" draw:text-style-name="P30" draw:layer="layout" svg:width="9.222cm" svg:height="5.7cm" svg:x="1.95cm" svg:y="5.5cm" presentation:class="outline" presentation:user-transformed="true">
          <draw:text-box>
            <text:p text:style-name="P27"><text:span text:style-name="T26">⌾</text:span><text:span text:style-name="T27"> </text:span><text:span text:style-name="T27">Notr</text:span><text:span text:style-name="T27">e </text:span><text:span text:style-name="T27">équi</text:span><text:span text:style-name="T27">pe</text:span></text:p>
            <text:p text:style-name="P28"><text:span text:style-name="T28"/></text:p>
            <text:p text:style-name="P28"><text:span text:style-name="T28">Nous </text:span><text:span text:style-name="T28">avon</text:span><text:span text:style-name="T28">s été </text:span><text:span text:style-name="T28">trois </text:span><text:span text:style-name="T28">à </text:span><text:span text:style-name="T28">faire </text:span><text:span text:style-name="T28">le </text:span><text:span text:style-name="T28">proje</text:span><text:span text:style-name="T28">t. </text:span><text:span text:style-name="T28">Nous </text:span><text:span text:style-name="T28">nous </text:span><text:span text:style-name="T28">prés</text:span><text:span text:style-name="T28">ento</text:span><text:span text:style-name="T28">ns ici </text:span><text:span text:style-name="T28">simp</text:span><text:span text:style-name="T28">leme</text:span><text:span text:style-name="T28">nt en </text:span><text:span text:style-name="T28">répo</text:span><text:span text:style-name="T28">ndan</text:span><text:span text:style-name="T28">t aux </text:span><text:span text:style-name="T28">ques</text:span><text:span text:style-name="T28">tions </text:span><text:span text:style-name="T28">ci-</text:span><text:span text:style-name="T28">contr</text:span><text:span text:style-name="T28">e.</text:span></text:p>
            <text:p text:style-name="P29"><text:span text:style-name="T28"/></text:p>
            <text:p text:style-name="P28"><text:span text:style-name="T29">Nous </text:span><text:span text:style-name="T29">auro</text:span><text:span text:style-name="T29">ns </text:span><text:span text:style-name="T29">nos </text:span><text:span text:style-name="T29">prop</text:span><text:span text:style-name="T29">res </text:span><text:span text:style-name="T29">page</text:span><text:span text:style-name="T29">s </text:span><text:span text:style-name="T29">dédi</text:span><text:span text:style-name="T29">ées </text:span><text:span text:style-name="T29">qui </text:span><text:span text:style-name="T29">en </text:span><text:span text:style-name="T29">diron</text:span><text:span text:style-name="T29">t </text:span><text:span text:style-name="T29">plus </text:span><text:span text:style-name="T29">sur </text:span><text:span text:style-name="T29">nous</text:span><text:span text:style-name="T29">, </text:span><text:span text:style-name="T29">notre </text:span><text:span text:style-name="T29">resse</text:span><text:span text:style-name="T29">nti et </text:span><text:span text:style-name="T29">notre </text:span><text:span text:style-name="T29">avis </text:span><text:span text:style-name="T29">sur </text:span><text:span text:style-name="T29">le </text:span><text:span text:style-name="T29">proje</text:span><text:span text:style-name="T29">t.</text:span></text:p>
          </draw:text-box>
        </draw:frame>
        <draw:frame presentation:style-name="pr11" draw:text-style-name="P30" draw:layer="layout" svg:width="9.222cm" svg:height="22.714cm" svg:x="11.45cm" svg:y="5.486cm" presentation:class="outline" presentation:user-transformed="true">
          <draw:text-box>
            <text:p text:style-name="P27"><text:span text:style-name="T26">⌾</text:span><text:span text:style-name="T27"> </text:span><text:span text:style-name="T27">Les </text:span><text:span text:style-name="T27">ques</text:span><text:span text:style-name="T27">tions </text:span><text:span text:style-name="T27">de </text:span><text:span text:style-name="T27">prés</text:span><text:span text:style-name="T27">entat</text:span><text:span text:style-name="T27">ions</text:span></text:p>
            <text:p text:style-name="P28"><text:span text:style-name="T32">1.</text:span><text:span text:style-name="T29"> </text:span><text:span text:style-name="T29">Qui </text:span><text:span text:style-name="T29">est-</text:span><text:span text:style-name="T29">tu ? </text:span><text:span text:style-name="T29">Quel </text:span><text:span text:style-name="T29">est </text:span><text:span text:style-name="T29">le </text:span><text:span text:style-name="T29">dom</text:span><text:span text:style-name="T29">aine </text:span><text:span text:style-name="T29">que </text:span><text:span text:style-name="T29">tu </text:span><text:span text:style-name="T29">maîtr</text:span><text:span text:style-name="T29">ises </text:span><text:span text:style-name="T29">le </text:span><text:span text:style-name="T29">mieu</text:span><text:span text:style-name="T29">x en </text:span><text:span text:style-name="T29">infor</text:span><text:span text:style-name="T29">mati</text:span><text:span text:style-name="T29">que </text:span><text:span text:style-name="T29">?</text:span></text:p>
            <text:p text:style-name="P28"><text:span text:style-name="T32">2.</text:span><text:span text:style-name="T29"> </text:span><text:span text:style-name="T29">Quel</text:span><text:span text:style-name="T29">le </text:span><text:span text:style-name="T29">utilis</text:span><text:span text:style-name="T29">ation </text:span><text:span text:style-name="T29">fais-</text:span><text:span text:style-name="T29">tu </text:span><text:span text:style-name="T29">avec </text:span><text:span text:style-name="T29">l’info</text:span><text:span text:style-name="T29">rmati</text:span><text:span text:style-name="T29">que </text:span><text:span text:style-name="T29">?</text:span></text:p>
            <text:p text:style-name="P28"><text:span text:style-name="T32">3.</text:span><text:span text:style-name="T29"> </text:span><text:span text:style-name="T29">Que </text:span><text:span text:style-name="T29">voud</text:span><text:span text:style-name="T29">rais-</text:span><text:span text:style-name="T29">tu </text:span><text:span text:style-name="T29">faire </text:span><text:span text:style-name="T29">plus </text:span><text:span text:style-name="T29">tard </text:span><text:span text:style-name="T29">?</text:span></text:p>
            <text:p text:style-name="P28"><text:span text:style-name="T32">4.</text:span><text:span text:style-name="T29"> </text:span><text:span text:style-name="T29">Que </text:span><text:span text:style-name="T29">pens</text:span><text:span text:style-name="T29">es-tu </text:span><text:span text:style-name="T29">du </text:span><text:span text:style-name="T29">proje</text:span><text:span text:style-name="T29">t ?</text:span></text:p>
            <text:p text:style-name="P28"/>
            <text:p text:style-name="P28"><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31"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33"> Équipe et outils</text:span></text:p>
          </draw:text-box>
        </draw:fram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2" draw:text-style-name="P23" draw:layer="layout" svg:width="9.222cm" svg:height="27.2cm" svg:x="0.65cm" svg:y="1.6cm" presentation:class="outline" presentation:user-transformed="true">
          <draw:text-box>
            <text:p text:style-name="P33"><text:span text:style-name="T35">⌾</text:span><text:span text:style-name="T36"> </text:span><text:span text:style-name="T36">Les </text:span><text:span text:style-name="T36">lang</text:span><text:span text:style-name="T36">ages </text:span><text:span text:style-name="T36">de </text:span><text:span text:style-name="T36">prog</text:span><text:span text:style-name="T36">ram</text:span><text:span text:style-name="T36">mati</text:span><text:span text:style-name="T36">on </text:span><text:span text:style-name="T36">utilis</text:span><text:span text:style-name="T36">és</text:span></text:p>
            <text:p text:style-name="P34"><text:span text:style-name="T37"/></text:p>
            <text:p text:style-name="P35"><text:span text:style-name="T37">Nous </text:span><text:span text:style-name="T37">avon</text:span><text:span text:style-name="T37">s </text:span><text:span text:style-name="T37">utilis</text:span><text:span text:style-name="T37">é les </text:span><text:span text:style-name="T37">lang</text:span><text:span text:style-name="T37">ages </text:span><text:span text:style-name="T37">web </text:span><text:span text:style-name="T37">basi</text:span><text:span text:style-name="T37">ques</text:span><text:span text:style-name="T37"> : </text:span><text:span text:style-name="T37">HTM</text:span><text:span text:style-name="T37">L 5, </text:span><text:span text:style-name="T37">CSS </text:span><text:span text:style-name="T37">3 et </text:span><text:span text:style-name="T37">PHP </text:span><text:span text:style-name="T37">7 </text:span><text:span text:style-name="T37">avec </text:span><text:span text:style-name="T37">MyS</text:span><text:span text:style-name="T37">QL. </text:span><text:span text:style-name="T37">Nous </text:span><text:span text:style-name="T37">avon</text:span><text:span text:style-name="T37">s </text:span><text:span text:style-name="T37">aussi </text:span><text:span text:style-name="T37">ajout</text:span><text:span text:style-name="T37">é un </text:span><text:span text:style-name="T37">peu </text:span><text:span text:style-name="T37">de </text:span><text:span text:style-name="T37">Java</text:span><text:span text:style-name="T37">Scrip</text:span><text:span text:style-name="T37">t (de </text:span><text:span text:style-name="T37">mani</text:span><text:span text:style-name="T37">ère </text:span><text:span text:style-name="T37">très </text:span><text:span text:style-name="T37">mod</text:span><text:span text:style-name="T37">érée) </text:span><text:span text:style-name="T37">côté </text:span><text:span text:style-name="T37">clien</text:span><text:span text:style-name="T37">t.</text:span></text:p>
            <text:p text:style-name="P35"><text:span text:style-name="T37"/></text:p>
            <text:p text:style-name="P35"><text:span text:style-name="T38">De </text:span><text:span text:style-name="T38">nos </text:span><text:span text:style-name="T38">jours</text:span><text:span text:style-name="T38">, les </text:span><text:span text:style-name="T38">lang</text:span><text:span text:style-name="T38">ages </text:span><text:span text:style-name="T38">web </text:span><text:span text:style-name="T38">sont </text:span><text:span text:style-name="T38">parto</text:span><text:span text:style-name="T38">ut. À </text:span><text:span text:style-name="T38">la </text:span><text:span text:style-name="T38">fois </text:span><text:span text:style-name="T38">dans </text:span><text:span text:style-name="T38">les </text:span><text:span text:style-name="T38">sites </text:span><text:span text:style-name="T38">inter</text:span><text:span text:style-name="T38">nets, </text:span><text:span text:style-name="T38">ils </text:span><text:span text:style-name="T38">sont </text:span><text:span text:style-name="T38">main</text:span><text:span text:style-name="T38">tena</text:span><text:span text:style-name="T38">nt </text:span><text:span text:style-name="T38">sous </text:span><text:span text:style-name="T38">form</text:span><text:span text:style-name="T38">e </text:span><text:span text:style-name="T38">d’ap</text:span><text:span text:style-name="T38">pli-</text:span><text:span text:style-name="T38">catio</text:span><text:span text:style-name="T38">ns </text:span><text:span text:style-name="T38">nativ</text:span><text:span text:style-name="T38">es </text:span><text:span text:style-name="T38">sans </text:span><text:span text:style-name="T38">que </text:span><text:span text:style-name="T38">nous </text:span><text:span text:style-name="T38">le </text:span><text:span text:style-name="T38">rema</text:span><text:span text:style-name="T38">rquio</text:span><text:span text:style-name="T38">ns </text:span><text:span text:style-name="T38">vrai</text:span><text:span text:style-name="T38">ment </text:span><text:span text:style-name="T38">(cito</text:span><text:span text:style-name="T38">ns </text:span><text:span text:style-name="T38">l’édit</text:span><text:span text:style-name="T38">eur </text:span><text:span text:style-name="T38">de </text:span><text:span text:style-name="T38">texte </text:span><text:span text:style-name="T38">Ato</text:span><text:span text:style-name="T38">m, la </text:span><text:span text:style-name="T38">mess</text:span><text:span text:style-name="T38">ageri</text:span><text:span text:style-name="T38">e </text:span><text:span text:style-name="T38">Disc</text:span><text:span text:style-name="T38">ord </text:span><text:span text:style-name="T38">ou </text:span><text:span text:style-name="T38">l’exc</text:span><text:span text:style-name="T38">ellen</text:span><text:span text:style-name="T38">t jeu </text:span><text:span text:style-name="T38">Cros</text:span><text:span text:style-name="T38">sCod</text:span><text:span text:style-name="T38">e, </text:span><text:span text:style-name="T38">ainsi </text:span><text:span text:style-name="T38">que </text:span><text:span text:style-name="T38">le </text:span><text:span text:style-name="T38">fame</text:span><text:span text:style-name="T38">ux </text:span><text:span text:style-name="T38">pann</text:span><text:span text:style-name="T38">eau </text:span><text:span text:style-name="T38">d’affi</text:span><text:span text:style-name="T38">chag</text:span><text:span text:style-name="T38">e du </text:span><text:span text:style-name="T38">RER </text:span><text:span text:style-name="T38">D...) </text:span><text:span text:style-name="T38">et il </text:span><text:span text:style-name="T38">y a </text:span><text:span text:style-name="T38">une </text:span><text:span text:style-name="T38">raiso</text:span><text:span text:style-name="T38">n : </text:span><text:span text:style-name="T38">les </text:span><text:span text:style-name="T38">navi</text:span><text:span text:style-name="T38">gate</text:span><text:span text:style-name="T38">urs </text:span><text:span text:style-name="T38">web </text:span><text:span text:style-name="T38">sont </text:span><text:span text:style-name="T38">de </text:span><text:span text:style-name="T38">nos </text:span><text:span text:style-name="T38">jour </text:span><text:span text:style-name="T38">truffé</text:span><text:span text:style-name="T38">s de </text:span><text:span text:style-name="T38">supe</text:span><text:span text:style-name="T38">rbes </text:span><text:span text:style-name="T38">élém</text:span><text:span text:style-name="T38">ents </text:span><text:span text:style-name="T38">pour </text:span><text:span text:style-name="T38">la </text:span><text:span text:style-name="T38">créat</text:span><text:span text:style-name="T38">ion </text:span><text:span text:style-name="T38">de </text:span><text:span text:style-name="T38">logic</text:span><text:span text:style-name="T38">iels. </text:span><text:span text:style-name="T38">Cont</text:span><text:span text:style-name="T38">raire</text:span><text:span text:style-name="T38">ment </text:span><text:span text:style-name="T38">à </text:span><text:span text:style-name="T38">pyga</text:span><text:span text:style-name="T38">me, </text:span><text:span text:style-name="T38">faire </text:span><text:span text:style-name="T38">une </text:span><text:span text:style-name="T38">interf</text:span><text:span text:style-name="T38">ace </text:span><text:span text:style-name="T38">grap</text:span><text:span text:style-name="T38">hiqu</text:span><text:span text:style-name="T38">e en </text:span><text:span text:style-name="T38">lang</text:span><text:span text:style-name="T38">age </text:span><text:span text:style-name="T38">web </text:span><text:span text:style-name="T38">est </text:span><text:span text:style-name="T38">beau</text:span><text:span text:style-name="T38">coup </text:span><text:span text:style-name="T38">plus </text:span><text:span text:style-name="T38">rapid</text:span><text:span text:style-name="T38">e et </text:span><text:span text:style-name="T38">effica</text:span><text:span text:style-name="T38">ce : </text:span><text:span text:style-name="T38">plus </text:span><text:span text:style-name="T38">beso</text:span><text:span text:style-name="T38">in de </text:span><text:span text:style-name="T38">code</text:span><text:span text:style-name="T38">r le </text:span><text:span text:style-name="T38">mote</text:span><text:span text:style-name="T38">ur de </text:span><text:span text:style-name="T38">rend</text:span><text:span text:style-name="T38">u, </text:span><text:span text:style-name="T38">juste </text:span><text:span text:style-name="T38">dire </text:span><text:span text:style-name="T38">au </text:span><text:span text:style-name="T38">navi</text:span><text:span text:style-name="T38">gate</text:span><text:span text:style-name="T38">ur </text:span><text:span text:style-name="T38">que </text:span><text:span text:style-name="T38">l’on </text:span><text:span text:style-name="T38">veut </text:span><text:span text:style-name="T38">en </text:span><text:span text:style-name="T38">affich</text:span><text:span text:style-name="T38">age </text:span><text:span text:style-name="T38">en </text:span><text:span text:style-name="T38">ayan</text:span><text:span text:style-name="T38">t au </text:span><text:span text:style-name="T38">préal</text:span><text:span text:style-name="T38">able </text:span><text:span text:style-name="T38">trava</text:span><text:span text:style-name="T38">illé </text:span><text:span text:style-name="T38">sur </text:span><text:span text:style-name="T38">le </text:span><text:span text:style-name="T38">traite</text:span><text:span text:style-name="T38">ment </text:span><text:span text:style-name="T38">de la </text:span><text:span text:style-name="T38">page </text:span><text:span text:style-name="T38">au </text:span><text:span text:style-name="T38">nive</text:span><text:span text:style-name="T38">au </text:span><text:span text:style-name="T38">serve</text:span><text:span text:style-name="T38">ur </text:span><text:span text:style-name="T38">(« ba</text:span><text:span text:style-name="T38">ck-</text:span><text:span text:style-name="T38">end </text:span><text:span text:style-name="T38">»). </text:span><text:span text:style-name="T38">Tant </text:span><text:span text:style-name="T38">que </text:span><text:span text:style-name="T38">nous </text:span><text:span text:style-name="T38">parlo</text:span><text:span text:style-name="T38">ns </text:span><text:span text:style-name="T38">de </text:span><text:span text:style-name="T38">serve</text:span><text:span text:style-name="T38">ur, le </text:span><text:span text:style-name="T38">lang</text:span><text:span text:style-name="T38">age </text:span><text:span text:style-name="T38">PHP </text:span><text:span text:style-name="T38">est </text:span><text:span text:style-name="T38">plutô</text:span><text:span text:style-name="T38">t </text:span><text:span text:style-name="T38">facil</text:span><text:span text:style-name="T38">e à </text:span><text:span text:style-name="T38">appr</text:span><text:span text:style-name="T38">endr</text:span><text:span text:style-name="T38">e </text:span><text:span text:style-name="T38">pour </text:span><text:span text:style-name="T38">les </text:span><text:span text:style-name="T38">déb</text:span><text:span text:style-name="T38">utant</text:span><text:span text:style-name="T38">s </text:span><text:span text:style-name="T38">tout </text:span><text:span text:style-name="T38">en </text:span><text:span text:style-name="T38">resta</text:span><text:span text:style-name="T38">nt </text:span><text:span text:style-name="T38">acce</text:span><text:span text:style-name="T38">ssibl</text:span><text:span text:style-name="T38">e. Il </text:span><text:span text:style-name="T38">est </text:span><text:span text:style-name="T38">aujo</text:span><text:span text:style-name="T38">urd'h</text:span><text:span text:style-name="T38">ui </text:span><text:span text:style-name="T38">aisé </text:span><text:span text:style-name="T38">de </text:span><text:span text:style-name="T38">trouv</text:span><text:span text:style-name="T38">er un </text:span><text:span text:style-name="T38">hébe</text:span><text:span text:style-name="T38">rgem</text:span><text:span text:style-name="T38">ent </text:span><text:span text:style-name="T38">PHP </text:span><text:span text:style-name="T38">gratu</text:span><text:span text:style-name="T38">it (ou </text:span><text:span text:style-name="T38">mêm</text:span><text:span text:style-name="T38">e </text:span><text:span text:style-name="T38">« libr</text:span><text:span text:style-name="T38">e ») </text:span><text:span text:style-name="T38">pour </text:span><text:span text:style-name="T38">com</text:span><text:span text:style-name="T38">men</text:span><text:span text:style-name="T38">cer.</text:span></text:p>
            <text:p text:style-name="P36"><text:span text:style-name="T35">⌾</text:span><text:span text:style-name="T36"> </text:span><text:span text:style-name="T36">Les </text:span><text:span text:style-name="T36">outil</text:span><text:span text:style-name="T36">s </text:span><text:span text:style-name="T36">supp</text:span><text:span text:style-name="T36">léme</text:span><text:span text:style-name="T36">ntair</text:span><text:span text:style-name="T36">es</text:span></text:p>
            <text:p text:style-name="P35"><text:span text:style-name="T37"/></text:p>
            <text:p text:style-name="P35"><text:span text:style-name="T37">Mis à </text:span><text:span text:style-name="T37">part </text:span><text:span text:style-name="T37">l’inst</text:span><text:span text:style-name="T37">allati</text:span><text:span text:style-name="T37">on </text:span><text:span text:style-name="T37">d’un </text:span><text:span text:style-name="T37">serve</text:span><text:span text:style-name="T37">ur </text:span><text:span text:style-name="T37">web, </text:span><text:span text:style-name="T37">nous </text:span><text:span text:style-name="T37">avon</text:span><text:span text:style-name="T37">s </text:span><text:span text:style-name="T37">aussi </text:span><text:span text:style-name="T37">utilis</text:span><text:span text:style-name="T37">é </text:span><text:span text:style-name="T37">d’aut</text:span><text:span text:style-name="T37">res </text:span><text:span text:style-name="T37">outil</text:span><text:span text:style-name="T37">s :</text:span></text:p>
            <text:p text:style-name="P35"><text:span text:style-name="T37"/></text:p>
            <text:p text:style-name="P35"><text:span text:style-name="T39">1.</text:span><text:span text:style-name="T38"> </text:span><text:span text:style-name="T40">Git </text:span><text:span text:style-name="T38">: </text:span><text:span text:style-name="T38">Cet </text:span><text:span text:style-name="T38">outil </text:span><text:span text:style-name="T38">de </text:span><text:span text:style-name="T38">versi</text:span><text:span text:style-name="T38">onna</text:span><text:span text:style-name="T38">ge </text:span><text:span text:style-name="T38">est </text:span><text:span text:style-name="T38">un </text:span><text:span text:style-name="T38">inco</text:span><text:span text:style-name="T38">ntou</text:span><text:span text:style-name="T38">rnabl</text:span><text:span text:style-name="T38">e </text:span><text:span text:style-name="T38">dans </text:span><text:span text:style-name="T38">la </text:span><text:span text:style-name="T38">prog</text:span><text:span text:style-name="T38">ram</text:span><text:span text:style-name="T38">mati</text:span><text:span text:style-name="T38">on. </text:span></text:p>
            <text:p text:style-name="P35"><text:span text:style-name="T38">Nous </text:span><text:span text:style-name="T38">l’avo</text:span><text:span text:style-name="T38">ns au </text:span><text:span text:style-name="T38">dépa</text:span><text:span text:style-name="T38">rt </text:span><text:span text:style-name="T38">chois</text:span><text:span text:style-name="T38">i afin </text:span><text:span text:style-name="T38">d’av</text:span><text:span text:style-name="T38">oir </text:span><text:span text:style-name="T38">un </text:span><text:span text:style-name="T38">histo</text:span><text:span text:style-name="T38">rique </text:span><text:span text:style-name="T38">des </text:span><text:span text:style-name="T38">chan</text:span><text:span text:style-name="T38">gem</text:span><text:span text:style-name="T38">ents </text:span><text:span text:style-name="T38">et </text:span><text:span text:style-name="T38">pouv</text:span><text:span text:style-name="T38">oir </text:span><text:span text:style-name="T38">«rem</text:span><text:span text:style-name="T38">onter </text:span><text:span text:style-name="T38">dans </text:span><text:span text:style-name="T38">le </text:span><text:span text:style-name="T38">temp</text:span><text:span text:style-name="T38">s» au </text:span><text:span text:style-name="T38">cas</text:span></text:p>
          </draw:text-box>
        </draw:frame>
        <draw:frame presentation:style-name="pr13" draw:text-style-name="P39" draw:layer="layout" svg:width="9.222cm" svg:height="30.8cm" svg:x="10.15cm" svg:y="1.6cm" presentation:class="outline" presentation:user-transformed="true">
          <draw:text-box>
            <text:p text:style-name="P37"><text:span text:style-name="T38">où </text:span><text:span text:style-name="T38">on </text:span><text:span text:style-name="T38">aurai</text:span><text:span text:style-name="T38">t </text:span><text:span text:style-name="T38">beso</text:span><text:span text:style-name="T38">in de </text:span><text:span text:style-name="T38">faire </text:span><text:span text:style-name="T38">des </text:span><text:span text:style-name="T38">capt</text:span><text:span text:style-name="T38">ures </text:span><text:span text:style-name="T38">d’écr</text:span><text:span text:style-name="T38">ans, </text:span><text:span text:style-name="T38">de </text:span><text:span text:style-name="T38">voir </text:span><text:span text:style-name="T38">ce </text:span><text:span text:style-name="T38">qui a </text:span><text:span text:style-name="T38">caus</text:span><text:span text:style-name="T38">é un </text:span><text:span text:style-name="T38">bug</text:span><text:span text:style-name="T38">… </text:span><text:span text:style-name="T38">Cou</text:span><text:span text:style-name="T38">plé à </text:span><text:span text:style-name="T38">Gith</text:span><text:span text:style-name="T38">ub, il </text:span><text:span text:style-name="T38">s’est </text:span><text:span text:style-name="T38">final</text:span><text:span text:style-name="T38">eme</text:span><text:span text:style-name="T38">nt </text:span><text:span text:style-name="T38">relev</text:span><text:span text:style-name="T38">é </text:span><text:span text:style-name="T38">très </text:span><text:span text:style-name="T38">utile </text:span><text:span text:style-name="T38">dura</text:span><text:span text:style-name="T38">nt le </text:span><text:span text:style-name="T38">confi</text:span><text:span text:style-name="T38">nem</text:span><text:span text:style-name="T38">ent </text:span><text:span text:style-name="T38">du </text:span><text:span text:style-name="T38">Coro</text:span><text:span text:style-name="T38">navir</text:span><text:span text:style-name="T38">us </text:span><text:span text:style-name="T38">de </text:span><text:span text:style-name="T38">2020 </text:span><text:span text:style-name="T38">ainsi </text:span><text:span text:style-name="T38">que </text:span><text:span text:style-name="T38">pour </text:span><text:span text:style-name="T38">la </text:span><text:span text:style-name="T38">créat</text:span><text:span text:style-name="T38">ion </text:span><text:span text:style-name="T38">de </text:span><text:span text:style-name="T38">notre </text:span><text:span text:style-name="T38">cahi</text:span><text:span text:style-name="T38">er </text:span><text:span text:style-name="T38">des </text:span><text:span text:style-name="T38">char</text:span><text:span text:style-name="T38">ges.</text:span></text:p>
            <text:p text:style-name="P38"><text:span text:style-name="T32">2.</text:span><text:span text:style-name="T29"> </text:span><text:span text:style-name="T41">Ato</text:span><text:span text:style-name="T41">m </text:span><text:span text:style-name="T29">: </text:span><text:span text:style-name="T29">Cet </text:span><text:span text:style-name="T29">édite</text:span><text:span text:style-name="T29">ur de </text:span><text:span text:style-name="T29">texte </text:span><text:span text:style-name="T29">créé </text:span><text:span text:style-name="T29">par </text:span><text:span text:style-name="T29">Gith</text:span><text:span text:style-name="T29">ub </text:span><text:span text:style-name="T29">est </text:span><text:span text:style-name="T29">facil</text:span><text:span text:style-name="T29">eme</text:span><text:span text:style-name="T29">nt </text:span><text:span text:style-name="T29">custo</text:span><text:span text:style-name="T29">misa</text:span><text:span text:style-name="T29">ble </text:span><text:span text:style-name="T29">par </text:span><text:span text:style-name="T29">des </text:span><text:span text:style-name="T29">exte</text:span><text:span text:style-name="T29">nsio</text:span><text:span text:style-name="T29">ns </text:span><text:span text:style-name="T29">(tel </text:span><text:span text:style-name="T29">que </text:span><text:span text:style-name="T29">telet</text:span><text:span text:style-name="T29">ype </text:span><text:span text:style-name="T29">pour </text:span><text:span text:style-name="T29">colla</text:span><text:span text:style-name="T29">bore</text:span><text:span text:style-name="T29">r en </text:span><text:span text:style-name="T29">temp</text:span><text:span text:style-name="T29">s </text:span><text:span text:style-name="T29">réel) </text:span><text:span text:style-name="T29">et a </text:span><text:span text:style-name="T29">l’ava</text:span><text:span text:style-name="T29">ntag</text:span><text:span text:style-name="T29">e </text:span><text:span text:style-name="T29">d’inc</text:span><text:span text:style-name="T29">lure </text:span><text:span text:style-name="T29">par </text:span><text:span text:style-name="T29">défa</text:span><text:span text:style-name="T29">ut </text:span><text:span text:style-name="T29">git : </text:span><text:span text:style-name="T29">on </text:span><text:span text:style-name="T29">instal</text:span><text:span text:style-name="T29">le un </text:span><text:span text:style-name="T29">seul </text:span><text:span text:style-name="T29">logic</text:span><text:span text:style-name="T29">iel </text:span><text:span text:style-name="T29">pour </text:span><text:span text:style-name="T29">le </text:span><text:span text:style-name="T29">prix </text:span><text:span text:style-name="T29">de </text:span><text:span text:style-name="T29">deux</text:span><text:span text:style-name="T29"> !</text:span></text:p>
            <text:p text:style-name="P38"><text:span text:style-name="T32">3.</text:span><text:span text:style-name="T29"> </text:span><text:span text:style-name="T41">Libre </text:span><text:span text:style-name="T41">Offic</text:span><text:span text:style-name="T41">e </text:span><text:span text:style-name="T41">Impr</text:span><text:span text:style-name="T41">ess</text:span><text:span text:style-name="T29"> : </text:span><text:span text:style-name="T29">Cont</text:span><text:span text:style-name="T29">raire</text:span><text:span text:style-name="T29">ment </text:span><text:span text:style-name="T29">à </text:span><text:span text:style-name="T29">Writ</text:span><text:span text:style-name="T29">er, </text:span><text:span text:style-name="T29">Impr</text:span><text:span text:style-name="T29">ess </text:span><text:span text:style-name="T29">laiss</text:span><text:span text:style-name="T29">e </text:span><text:span text:style-name="T29">plus </text:span><text:span text:style-name="T29">de </text:span><text:span text:style-name="T29">libert</text:span><text:span text:style-name="T29">é sur </text:span><text:span text:style-name="T29">la </text:span><text:span text:style-name="T29">mise </text:span><text:span text:style-name="T29">en </text:span><text:span text:style-name="T29">form</text:span><text:span text:style-name="T29">e </text:span><text:span text:style-name="T29">d’un </text:span><text:span text:style-name="T29">docu</text:span><text:span text:style-name="T29">ment </text:span><text:span text:style-name="T29">texte</text:span><text:span text:style-name="T29">, en </text:span><text:span text:style-name="T29">parti</text:span><text:span text:style-name="T29">culie</text:span><text:span text:style-name="T29">r </text:span><text:span text:style-name="T29">pour </text:span><text:span text:style-name="T29">ajout</text:span><text:span text:style-name="T29">er </text:span><text:span text:style-name="T29">des </text:span><text:span text:style-name="T29">form</text:span><text:span text:style-name="T29">es et </text:span><text:span text:style-name="T29">du </text:span><text:span text:style-name="T29">texte </text:span><text:span text:style-name="T29">un </text:span><text:span text:style-name="T29">peu </text:span><text:span text:style-name="T29">parto</text:span><text:span text:style-name="T29">ut </text:span><text:span text:style-name="T29">sur la </text:span><text:span text:style-name="T29">page</text:span><text:span text:style-name="T29">. </text:span><text:span text:style-name="T29">Régl</text:span><text:span text:style-name="T29">é sur </text:span><text:span text:style-name="T29">des </text:span><text:span text:style-name="T29">diap</text:span><text:span text:style-name="T29">os </text:span><text:span text:style-name="T29">de </text:span><text:span text:style-name="T29">taille </text:span><text:span text:style-name="T29">A4, il </text:span><text:span text:style-name="T29">est </text:span><text:span text:style-name="T29">possi</text:span><text:span text:style-name="T29">ble </text:span><text:span text:style-name="T29">d’im</text:span><text:span text:style-name="T29">prim</text:span><text:span text:style-name="T29">er : </text:span><text:span text:style-name="T29">la </text:span><text:span text:style-name="T29">preu</text:span><text:span text:style-name="T29">ve </text:span><text:span text:style-name="T29">est </text:span><text:span text:style-name="T29">deva</text:span><text:span text:style-name="T29">nt </text:span><text:span text:style-name="T29">vos </text:span><text:span text:style-name="T29">yeux.</text:span></text:p>
            <text:p text:style-name="P38"><text:span text:style-name="T29"/></text:p>
            <text:p text:style-name="P38"><text:span text:style-name="T35">⌾</text:span><text:span text:style-name="T36"> </text:span><text:span text:style-name="T36">Les </text:span><text:span text:style-name="T36">resso</text:span><text:span text:style-name="T36">urces </text:span><text:span text:style-name="T36">supp</text:span><text:span text:style-name="T36">léme</text:span><text:span text:style-name="T36">ntair</text:span><text:span text:style-name="T36">es :</text:span></text:p>
            <text:p text:style-name="P38"><text:span text:style-name="T42">Le </text:span><text:span text:style-name="T42">texte </text:span><text:span text:style-name="T42">c’est </text:span><text:span text:style-name="T42">utile. </text:span><text:span text:style-name="T42">Nous </text:span><text:span text:style-name="T42">avon</text:span><text:span text:style-name="T42">s </text:span><text:span text:style-name="T42">utilis</text:span><text:span text:style-name="T42">é :</text:span></text:p>
            <text:p text:style-name="P38"><text:span text:style-name="T43">1.</text:span><text:span text:style-name="T44"> </text:span><text:span text:style-name="T44">La </text:span><text:span text:style-name="T44">docu</text:span><text:span text:style-name="T44">ment</text:span><text:span text:style-name="T44">ation </text:span><text:span text:style-name="T44">PHP </text:span><text:span text:style-name="T45">: La </text:span><text:span text:style-name="T45">référ</text:span><text:span text:style-name="T45">ence </text:span><text:span text:style-name="T45">ultim</text:span><text:span text:style-name="T45">e, </text:span><text:span text:style-name="T45">téléc</text:span><text:span text:style-name="T45">harg</text:span><text:span text:style-name="T45">ée </text:span><text:span text:style-name="T45">hors </text:span><text:span text:style-name="T45">ligne </text:span><text:span text:style-name="T45">au </text:span><text:span text:style-name="T45">beso</text:span><text:span text:style-name="T45">in.</text:span></text:p>
            <text:p text:style-name="P38"><text:span text:style-name="T43">2.</text:span><text:span text:style-name="T44"> </text:span><text:span text:style-name="T44">Cult</text:span><text:span text:style-name="T44">ure </text:span><text:span text:style-name="T44">Cod</text:span><text:span text:style-name="T44">e </text:span><text:span text:style-name="T46">de </text:span><text:span text:style-name="T46">OCT</text:span><text:span text:style-name="T46">O</text:span><text:span text:style-name="T44"> :</text:span><text:span text:style-name="T45"> </text:span><text:span text:style-name="T45">Ce </text:span><text:span text:style-name="T45">live a </text:span><text:span text:style-name="T45">été </text:span><text:span text:style-name="T45">offert </text:span><text:span text:style-name="T45">à </text:span><text:span text:style-name="T45">Loga</text:span><text:span text:style-name="T45">n. Il </text:span><text:span text:style-name="T45">était </text:span><text:span text:style-name="T45">très </text:span><text:span text:style-name="T45">joli </text:span><text:span text:style-name="T45">et on </text:span><text:span text:style-name="T45">s’en </text:span><text:span text:style-name="T45">est </text:span><text:span text:style-name="T45">servi </text:span><text:span text:style-name="T45">de </text:span><text:span text:style-name="T45">base </text:span><text:span text:style-name="T45">pour </text:span><text:span text:style-name="T45">le </text:span><text:span text:style-name="T45">desi</text:span><text:span text:style-name="T45">gn </text:span><text:span text:style-name="T45">du </text:span><text:span text:style-name="T45">dossi</text:span><text:span text:style-name="T45">er. </text:span><text:span text:style-name="T45">Mais </text:span><text:span text:style-name="T45">il est </text:span><text:span text:style-name="T45">aussi </text:span><text:span text:style-name="T45">remp</text:span><text:span text:style-name="T45">li de </text:span><text:span text:style-name="T45">méth</text:span><text:span text:style-name="T45">odes </text:span><text:span text:style-name="T45">de </text:span><text:span text:style-name="T45">gesti</text:span><text:span text:style-name="T45">on </text:span><text:span text:style-name="T45">de </text:span><text:span text:style-name="T45">proje</text:span><text:span text:style-name="T45">ts et </text:span><text:span text:style-name="T45">nous </text:span><text:span text:style-name="T45">les </text:span><text:span text:style-name="T45">avon</text:span><text:span text:style-name="T45">s un </text:span><text:span text:style-name="T45">peu </text:span><text:span text:style-name="T45">essa</text:span><text:span text:style-name="T45">yé. </text:span><text:span text:style-name="T45">Loga</text:span><text:span text:style-name="T45">n </text:span><text:span text:style-name="T45">donn</text:span><text:span text:style-name="T45">era </text:span><text:span text:style-name="T45">son </text:span><text:span text:style-name="T45">avis </text:span><text:span text:style-name="T45">dess</text:span><text:span text:style-name="T45">us.</text:span></text:p>
            <text:p text:style-name="P38"><text:span text:style-name="T43">3.</text:span><text:span text:style-name="T44"> </text:span><text:span text:style-name="T44">Goo</text:span><text:span text:style-name="T44">gle : </text:span><text:span text:style-name="T45">Nous </text:span><text:span text:style-name="T45">avon</text:span><text:span text:style-name="T45">s </text:span><text:span text:style-name="T45">appri</text:span><text:span text:style-name="T45">s </text:span><text:span text:style-name="T45">que </text:span><text:span text:style-name="T45">la </text:span><text:span text:style-name="T45">prog</text:span><text:span text:style-name="T45">ram</text:span><text:span text:style-name="T45">mati</text:span><text:span text:style-name="T45">on, </text:span><text:span text:style-name="T45">c’est </text:span><text:span text:style-name="T45">10 % </text:span><text:span text:style-name="T45">d’écr</text:span><text:span text:style-name="T45">iture, </text:span><text:span text:style-name="T45">20 % </text:span><text:span text:style-name="T45">d’err</text:span><text:span text:style-name="T45">eurs, </text:span><text:span text:style-name="T45">et </text:span><text:span text:style-name="T45">70 % </text:span><text:span text:style-name="T45">de </text:span><text:span text:style-name="T45">rech</text:span><text:span text:style-name="T45">erch</text:span><text:span text:style-name="T45">e </text:span><text:span text:style-name="T45">goo</text:span><text:span text:style-name="T45">gle </text:span><text:span text:style-name="T45">pour </text:span><text:span text:style-name="T45">trouv</text:span><text:span text:style-name="T45">er la </text:span><text:span text:style-name="T45">solut</text:span><text:span text:style-name="T45">ion à </text:span><text:span text:style-name="T45">l’erre</text:span><text:span text:style-name="T45">ur… </text:span><text:span text:style-name="T45">Mais </text:span><text:span text:style-name="T45">pas </text:span><text:span text:style-name="T45">d’inq</text:span><text:span text:style-name="T45">uiétu</text:span><text:span text:style-name="T45">de, </text:span><text:span text:style-name="T45">on a </text:span><text:span text:style-name="T45">écrit </text:span><text:span text:style-name="T45">notre </text:span><text:span text:style-name="T45">code </text:span><text:span text:style-name="T45">nous </text:span><text:span text:style-name="T45">mêm</text:span><text:span text:style-name="T45">e ! <text:s/></text:span><text:span text:style-name="T47">En </text:span><text:span text:style-name="T47">parla</text:span><text:span text:style-name="T47">nt de </text:span><text:span text:style-name="T47">mem</text:span><text:span text:style-name="T47">e, </text:span><text:span text:style-name="T47">nous </text:span><text:span text:style-name="T47">en </text:span><text:span text:style-name="T47">avon</text:span><text:span text:style-name="T47">s </text:span><text:span text:style-name="T47">ajout</text:span><text:span text:style-name="T47">é un </text:span><text:span text:style-name="T47">dans </text:span><text:span text:style-name="T47">la </text:span><text:span text:style-name="T47">dern</text:span><text:span text:style-name="T47">ière </text:span><text:span text:style-name="T47">page </text:span><text:span text:style-name="T47">de </text:span><text:span text:style-name="T47">l’ann</text:span><text:span text:style-name="T47">exe..</text:span><text:span text:style-name="T47">.</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7" draw:text-style-name="P4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FONCTIONNEMENT</text:span></text:p>
          </draw:text-box>
        </draw:frame>
        <draw:frame presentation:style-name="pr14" draw:text-style-name="P39" draw:layer="layout" svg:width="9.222cm" svg:height="22.7cm" svg:x="1.95cm" svg:y="5.5cm" presentation:class="outline" presentation:user-transformed="true">
          <draw:text-box>
            <text:p text:style-name="P37"><text:span text:style-name="T26">⌾</text:span><text:span text:style-name="T27"> </text:span><text:span text:style-name="T27">Quel</text:span><text:span text:style-name="T27">les </text:span><text:span text:style-name="T27">sont </text:span><text:span text:style-name="T27">les </text:span><text:span text:style-name="T27">gran</text:span><text:span text:style-name="T27">des </text:span><text:span text:style-name="T27">ligne</text:span><text:span text:style-name="T27">s du </text:span><text:span text:style-name="T27">prog</text:span><text:span text:style-name="T27">ram</text:span><text:span text:style-name="T27">me</text:span></text:p>
            <text:p text:style-name="P38"><text:span text:style-name="T28"/></text:p>
            <text:p text:style-name="P38"><text:span text:style-name="T28">La </text:span><text:span text:style-name="T28">struc</text:span><text:span text:style-name="T28">ture </text:span><text:span text:style-name="T28">du </text:span><text:span text:style-name="T28">prog</text:span><text:span text:style-name="T28">ram</text:span><text:span text:style-name="T28">me </text:span><text:span text:style-name="T28">est </text:span><text:span text:style-name="T28">en </text:span><text:span text:style-name="T28">fait </text:span><text:span text:style-name="T28">défin</text:span><text:span text:style-name="T28">ie </text:span><text:span text:style-name="T28">dans </text:span><text:span text:style-name="T28">l’arb</text:span><text:span text:style-name="T28">oresc</text:span><text:span text:style-name="T28">ence</text:span><text:span text:style-name="T28">, et </text:span><text:span text:style-name="T28">elle </text:span><text:span text:style-name="T28">est </text:span><text:span text:style-name="T28">plutô</text:span><text:span text:style-name="T28">t </text:span><text:span text:style-name="T28">simp</text:span><text:span text:style-name="T28">le…</text:span></text:p>
            <text:p text:style-name="P38"><text:span text:style-name="T28">Il y a </text:span><text:span text:style-name="T28">une </text:span><text:span text:style-name="T28">secti</text:span><text:span text:style-name="T28">on </text:span><text:span text:style-name="T28">pour </text:span><text:span text:style-name="T28">l’affic</text:span><text:span text:style-name="T28">hage </text:span><text:span text:style-name="T28">du </text:span><text:span text:style-name="T28">pann</text:span><text:span text:style-name="T28">eau, </text:span><text:span text:style-name="T28">et </text:span><text:span text:style-name="T28">une </text:span><text:span text:style-name="T28">secti</text:span><text:span text:style-name="T28">on </text:span><text:span text:style-name="T28">pour </text:span><text:span text:style-name="T28">la </text:span><text:span text:style-name="T28">gesti</text:span><text:span text:style-name="T28">on. Il </text:span><text:span text:style-name="T28">y a </text:span><text:span text:style-name="T28">aussi </text:span><text:span text:style-name="T28">une </text:span><text:span text:style-name="T28">secti</text:span><text:span text:style-name="T28">on </text:span><text:span text:style-name="T28">« invi</text:span><text:span text:style-name="T28">sible</text:span><text:span text:style-name="T28"> » </text:span><text:span text:style-name="T28">qui </text:span><text:span text:style-name="T28">est la </text:span><text:span text:style-name="T28">parti</text:span><text:span text:style-name="T28">e </text:span><text:span text:style-name="T28">stock</text:span><text:span text:style-name="T28">age.</text:span></text:p>
            <text:p text:style-name="P38"><text:span text:style-name="T28">La </text:span><text:span text:style-name="T28">secti</text:span><text:span text:style-name="T28">on </text:span><text:span text:style-name="T28">gesti</text:span><text:span text:style-name="T28">on </text:span><text:span text:style-name="T28">est </text:span><text:span text:style-name="T28">elle-</text:span><text:span text:style-name="T28">mêm</text:span><text:span text:style-name="T28">e </text:span><text:span text:style-name="T28">coup</text:span><text:span text:style-name="T28">ée </text:span><text:span text:style-name="T28">en </text:span><text:span text:style-name="T28">deux </text:span><text:span text:style-name="T28">parti</text:span><text:span text:style-name="T28">es : </text:span><text:span text:style-name="T28">la </text:span><text:span text:style-name="T28">gesti</text:span><text:span text:style-name="T28">on </text:span><text:span text:style-name="T28">des </text:span><text:span text:style-name="T28">news </text:span><text:span text:style-name="T28">et la </text:span><text:span text:style-name="T28">gesti</text:span><text:span text:style-name="T28">on </text:span><text:span text:style-name="T28">des </text:span><text:span text:style-name="T28">com</text:span><text:span text:style-name="T28">ptes </text:span><text:span text:style-name="T28">(utilis</text:span><text:span text:style-name="T28">ée </text:span><text:span text:style-name="T28">par </text:span><text:span text:style-name="T28">les </text:span><text:span text:style-name="T28">abse</text:span><text:span text:style-name="T28">nces </text:span><text:span text:style-name="T28">de </text:span><text:span text:style-name="T28">prof</text:span><text:span text:style-name="T28">esse</text:span><text:span text:style-name="T28">urs </text:span><text:span text:style-name="T28">et </text:span><text:span text:style-name="T28">anni</text:span><text:span text:style-name="T28">versa</text:span><text:span text:style-name="T28">ires).</text:span></text:p>
            <text:p text:style-name="P38"><text:span text:style-name="T28"/></text:p>
            <text:p text:style-name="P38"><text:span text:style-name="T49">Noto</text:span><text:span text:style-name="T49">ns </text:span><text:span text:style-name="T49">que </text:span><text:span text:style-name="T49">ce </text:span><text:span text:style-name="T49">chap</text:span><text:span text:style-name="T49">itre </text:span><text:span text:style-name="T49">n’ex</text:span><text:span text:style-name="T49">pliqu</text:span><text:span text:style-name="T49">e </text:span><text:span text:style-name="T49">pas </text:span><text:span text:style-name="T49">notre </text:span><text:span text:style-name="T49">dém</text:span><text:span text:style-name="T49">arch</text:span><text:span text:style-name="T49">e et </text:span><text:span text:style-name="T49">méth</text:span><text:span text:style-name="T49">ode : </text:span><text:span text:style-name="T49">il </text:span><text:span text:style-name="T49">rend</text:span><text:span text:style-name="T49">s </text:span><text:span text:style-name="T49">com</text:span><text:span text:style-name="T49">pte </text:span><text:span text:style-name="T49">du </text:span><text:span text:style-name="T49">fonct</text:span><text:span text:style-name="T49">ionn</text:span><text:span text:style-name="T49">eme</text:span><text:span text:style-name="T49">nt </text:span><text:span text:style-name="T49">théor</text:span><text:span text:style-name="T49">ique </text:span><text:span text:style-name="T49">chois</text:span><text:span text:style-name="T49">i au </text:span><text:span text:style-name="T49">dépa</text:span><text:span text:style-name="T49">rt. Il </text:span><text:span text:style-name="T49">y a </text:span><text:span text:style-name="T49">eu </text:span><text:span text:style-name="T49">des </text:span><text:span text:style-name="T49">chan</text:span><text:span text:style-name="T49">gem</text:span><text:span text:style-name="T49">ents </text:span><text:span text:style-name="T49">entre </text:span><text:span text:style-name="T49">ce </text:span><text:span text:style-name="T49">com</text:span><text:span text:style-name="T49">pte </text:span><text:span text:style-name="T49">rend</text:span><text:span text:style-name="T49">u et </text:span><text:span text:style-name="T49">le </text:span><text:span text:style-name="T49">fonct</text:span><text:span text:style-name="T49">ionn</text:span><text:span text:style-name="T49">eme</text:span><text:span text:style-name="T49">nt </text:span><text:span text:style-name="T49">final </text:span><text:span text:style-name="T49">(expl</text:span><text:span text:style-name="T49">iqué</text:span><text:span text:style-name="T49">s </text:span><text:span text:style-name="T49">dans </text:span><text:span text:style-name="T49">les </text:span><text:span text:style-name="T49">parti</text:span><text:span text:style-name="T49">es </text:span><text:span text:style-name="T49">liées </text:span><text:span text:style-name="T49">à la </text:span><text:span text:style-name="T49">dém</text:span><text:span text:style-name="T49">arch</text:span><text:span text:style-name="T49">e et </text:span><text:span text:style-name="T49">erreu</text:span><text:span text:style-name="T49">rs </text:span><text:span text:style-name="T49">renc</text:span><text:span text:style-name="T49">ontré</text:span><text:span text:style-name="T49">es).</text:span></text:p>
            <text:p text:style-name="P38"><text:span text:style-name="T28"/></text:p>
            <text:p text:style-name="P38"><text:span text:style-name="T26">⌾</text:span><text:span text:style-name="T27"> </text:span><text:span text:style-name="T27">La </text:span><text:span text:style-name="T27">parti</text:span><text:span text:style-name="T27">e </text:span><text:span text:style-name="T27">stock</text:span><text:span text:style-name="T27">age</text:span></text:p>
            <text:p text:style-name="P38"><text:span text:style-name="T29">Nous </text:span><text:span text:style-name="T29">avon</text:span><text:span text:style-name="T29">s </text:span><text:span text:style-name="T29">chois</text:span><text:span text:style-name="T29">i de </text:span><text:span text:style-name="T29">stock</text:span><text:span text:style-name="T29">er </text:span><text:span text:style-name="T29">les </text:span><text:span text:style-name="T29">com</text:span><text:span text:style-name="T29">ptes </text:span><text:span text:style-name="T29">dans </text:span><text:span text:style-name="T29">une </text:span><text:span text:style-name="T29">base </text:span><text:span text:style-name="T29">de </text:span><text:span text:style-name="T29">donn</text:span><text:span text:style-name="T29">ées </text:span><text:span text:style-name="T29">et </text:span><text:span text:style-name="T29">les </text:span><text:span text:style-name="T29">articl</text:span><text:span text:style-name="T29">es </text:span><text:span text:style-name="T29">dans </text:span><text:span text:style-name="T29">des </text:span><text:span text:style-name="T29">fichi</text:span><text:span text:style-name="T29">ers </text:span><text:span text:style-name="T29">tels </text:span><text:span text:style-name="T29">quel</text:span><text:span text:style-name="T29">s.</text:span></text:p>
            <text:p text:style-name="P38"><text:span text:style-name="T29"/></text:p>
            <text:p text:style-name="P38"><text:span text:style-name="T29">Logi</text:span><text:span text:style-name="T29">que</text:span><text:span text:style-name="T29">ment</text:span><text:span text:style-name="T29">, les </text:span><text:span text:style-name="T29">com</text:span><text:span text:style-name="T29">ptes </text:span><text:span text:style-name="T29">sont </text:span><text:span text:style-name="T29">stock</text:span><text:span text:style-name="T29">és </text:span><text:span text:style-name="T29">dans </text:span><text:span text:style-name="T29">la </text:span><text:span text:style-name="T29">table </text:span><text:span text:style-name="T29">intitu</text:span><text:span text:style-name="T29">lée </text:span><text:span text:style-name="T29">«</text:span><text:span text:style-name="T50"> acc</text:span><text:span text:style-name="T50">ount</text:span><text:span text:style-name="T50">s </text:span><text:span text:style-name="T29">», </text:span><text:span text:style-name="T29">ce </text:span><text:span text:style-name="T29">qui </text:span><text:span text:style-name="T29">fait </text:span><text:span text:style-name="T29">que </text:span><text:span text:style-name="T29">notre </text:span><text:span text:style-name="T29">base </text:span><text:span text:style-name="T29">de </text:span><text:span text:style-name="T29">donn</text:span><text:span text:style-name="T29">ées </text:span><text:span text:style-name="T51">(sera </text:span><text:span text:style-name="T51">abré</text:span><text:span text:style-name="T51">gée </text:span><text:span text:style-name="T51">db </text:span><text:span text:style-name="T51">pour </text:span><text:span text:style-name="T51">data</text:span><text:span text:style-name="T51">base </text:span><text:span text:style-name="T51">tout </text:span><text:span text:style-name="T51">au </text:span><text:span text:style-name="T51">long </text:span><text:span text:style-name="T51">du </text:span><text:span text:style-name="T51">reste </text:span><text:span text:style-name="T51">du </text:span><text:span text:style-name="T51">dossi</text:span><text:span text:style-name="T51">er)</text:span><text:span text:style-name="T29"> </text:span><text:span text:style-name="T29">ne </text:span><text:span text:style-name="T29">conti</text:span><text:span text:style-name="T29">ent </text:span><text:span text:style-name="T29">qu’u</text:span><text:span text:style-name="T29">ne </text:span><text:span text:style-name="T29">table</text:span><text:span text:style-name="T29">.</text:span></text:p>
            <text:p text:style-name="P38"><text:span text:style-name="T29">Celle</text:span><text:span text:style-name="T29">-ci </text:span><text:span text:style-name="T29">conti</text:span><text:span text:style-name="T29">ent </text:span><text:span text:style-name="T29">les </text:span><text:span text:style-name="T29">colo</text:span><text:span text:style-name="T29">nnes </text:span><text:span text:style-name="T29">pour </text:span><text:span text:style-name="T29">le </text:span><text:span text:style-name="T29">nom, </text:span><text:span text:style-name="T29">l’ann</text:span><text:span text:style-name="T29">ivers</text:span><text:span text:style-name="T29">aire </text:span><text:span text:style-name="T29">qui </text:span><text:span text:style-name="T29">pour</text:span><text:span text:style-name="T29">rait </text:span><text:span text:style-name="T29">être </text:span><text:span text:style-name="T29">affich</text:span><text:span text:style-name="T29">é à </text:span><text:span text:style-name="T29">l’écr</text:span><text:span text:style-name="T29">an et </text:span><text:span text:style-name="T29">une </text:span><text:span text:style-name="T29">vale</text:span><text:span text:style-name="T29">ur </text:span><text:span text:style-name="T29">bool</text:span><text:span text:style-name="T29">éenn</text:span><text:span text:style-name="T29">e </text:span></text:p>
            <text:p text:style-name="P38"><text:span text:style-name="T29"/></text:p>
            <text:p text:style-name="P38"><text:span text:style-name="T29"/></text:p>
          </draw:text-box>
        </draw:frame>
        <draw:frame presentation:style-name="pr15" draw:text-style-name="P23" draw:layer="layout" svg:width="9.222cm" svg:height="22.714cm" svg:x="11.45cm" svg:y="5.486cm" presentation:class="outline" presentation:user-transformed="true">
          <draw:text-box>
            <text:p text:style-name="P21"><text:span text:style-name="T52">qui </text:span><text:span text:style-name="T52">déte</text:span><text:span text:style-name="T52">rmin</text:span><text:span text:style-name="T52">e si </text:span><text:span text:style-name="T52">la </text:span><text:span text:style-name="T52">pers</text:span><text:span text:style-name="T52">onne </text:span><text:span text:style-name="T52">est </text:span><text:span text:style-name="T52">prés</text:span><text:span text:style-name="T52">ente </text:span><text:span text:style-name="T52">ou </text:span><text:span text:style-name="T52">abse</text:span><text:span text:style-name="T52">nte </text:span><text:span text:style-name="T52">(ne </text:span><text:span text:style-name="T52">sera </text:span><text:span text:style-name="T52">utilis</text:span><text:span text:style-name="T52">é </text:span><text:span text:style-name="T52">que </text:span><text:span text:style-name="T52">sur </text:span><text:span text:style-name="T52">les </text:span><text:span text:style-name="T52">prof</text:span><text:span text:style-name="T52">esse</text:span><text:span text:style-name="T52">urs).</text:span></text:p>
            <text:p text:style-name="P22"><text:span text:style-name="T52">Ainsi</text:span><text:span text:style-name="T52">, </text:span><text:span text:style-name="T52">l’affic</text:span><text:span text:style-name="T52">hage </text:span><text:span text:style-name="T52">des </text:span><text:span text:style-name="T52">anni</text:span><text:span text:style-name="T52">versa</text:span><text:span text:style-name="T52">ires </text:span><text:span text:style-name="T52">sur </text:span><text:span text:style-name="T52">le </text:span><text:span text:style-name="T52">pann</text:span><text:span text:style-name="T52">eau </text:span><text:span text:style-name="T52">sera </text:span><text:span text:style-name="T52">auto</text:span><text:span text:style-name="T52">mati</text:span><text:span text:style-name="T52">que, </text:span><text:span text:style-name="T52">ce </text:span><text:span text:style-name="T52">qui </text:span><text:span text:style-name="T52">épar</text:span><text:span text:style-name="T52">gner</text:span><text:span text:style-name="T52">a un </text:span><text:span text:style-name="T52">peu </text:span><text:span text:style-name="T52">de </text:span><text:span text:style-name="T52">temp</text:span><text:span text:style-name="T52">s à </text:span><text:span text:style-name="T52">l’ad</text:span><text:span text:style-name="T52">min.</text:span></text:p>
            <text:p text:style-name="P22"><text:span text:style-name="T28"/></text:p>
            <text:p text:style-name="P22"><text:span text:style-name="T26">⌾</text:span><text:span text:style-name="T27"> </text:span><text:span text:style-name="T27">Parti</text:span><text:span text:style-name="T27">e </text:span><text:span text:style-name="T27">affich</text:span><text:span text:style-name="T27">age</text:span></text:p>
            <text:p text:style-name="P22"><text:span text:style-name="T28"/></text:p>
            <text:p text:style-name="P42"><text:span text:style-name="T52">Au </text:span><text:span text:style-name="T52">tout </text:span><text:span text:style-name="T52">déb</text:span><text:span text:style-name="T52">ut du </text:span><text:span text:style-name="T52">proje</text:span><text:span text:style-name="T52">t, la </text:span><text:span text:style-name="T52">prem</text:span><text:span text:style-name="T52">ière </text:span><text:span text:style-name="T52">dém</text:span><text:span text:style-name="T52">arch</text:span><text:span text:style-name="T52">e a </text:span><text:span text:style-name="T52">été </text:span><text:span text:style-name="T52">de </text:span><text:span text:style-name="T52">faire </text:span><text:span text:style-name="T52">des </text:span><text:span text:style-name="T52">sché</text:span><text:span text:style-name="T52">mas </text:span><text:span text:style-name="T52">de la </text:span><text:span text:style-name="T52">parti</text:span><text:span text:style-name="T52">e </text:span><text:span text:style-name="T52">affich</text:span><text:span text:style-name="T52">age </text:span><text:span text:style-name="T52">pour </text:span><text:span text:style-name="T52">ensu</text:span><text:span text:style-name="T52">ite </text:span><text:span text:style-name="T52">déd</text:span><text:span text:style-name="T52">uire </text:span><text:span text:style-name="T52">ce </text:span><text:span text:style-name="T52">qu’il </text:span><text:span text:style-name="T52">faudr</text:span><text:span text:style-name="T52">a </text:span><text:span text:style-name="T52">faire </text:span><text:span text:style-name="T52">sur </text:span><text:span text:style-name="T52">les </text:span><text:span text:style-name="T52">autre</text:span><text:span text:style-name="T52">s </text:span><text:span text:style-name="T52">parti</text:span><text:span text:style-name="T52">es.</text:span></text:p>
            <text:p text:style-name="P42"><text:span text:style-name="T52">En </text:span><text:span text:style-name="T52">plus </text:span><text:span text:style-name="T52">d’av</text:span><text:span text:style-name="T52">oir </text:span><text:span text:style-name="T52">l’heu</text:span><text:span text:style-name="T52">re, </text:span><text:span text:style-name="T52">de la </text:span><text:span text:style-name="T52">date </text:span><text:span text:style-name="T52">et </text:span><text:span text:style-name="T52">des </text:span><text:span text:style-name="T52">news</text:span><text:span text:style-name="T52">, </text:span><text:span text:style-name="T52">nous </text:span><text:span text:style-name="T52">avon</text:span><text:span text:style-name="T52">s </text:span><text:span text:style-name="T52">voul</text:span><text:span text:style-name="T52">u </text:span><text:span text:style-name="T52">affich</text:span><text:span text:style-name="T52">er en </text:span><text:span text:style-name="T52">plus </text:span><text:span text:style-name="T52">les </text:span><text:span text:style-name="T52">anni</text:span><text:span text:style-name="T52">versa</text:span><text:span text:style-name="T52">ires </text:span><text:span text:style-name="T52">des </text:span><text:span text:style-name="T52">pers</text:span><text:span text:style-name="T52">onne</text:span><text:span text:style-name="T52">s, les </text:span><text:span text:style-name="T52">prof</text:span><text:span text:style-name="T52">esse</text:span><text:span text:style-name="T52">urs </text:span><text:span text:style-name="T52">abse</text:span><text:span text:style-name="T52">nts </text:span><text:span text:style-name="T52">et </text:span><text:span text:style-name="T52">éven</text:span><text:span text:style-name="T52">tuell</text:span><text:span text:style-name="T52">eme</text:span><text:span text:style-name="T52">nt la </text:span><text:span text:style-name="T52">parti</text:span><text:span text:style-name="T52">cular</text:span><text:span text:style-name="T52">ité </text:span><text:span text:style-name="T52">du </text:span><text:span text:style-name="T52">jour </text:span><text:span text:style-name="T52">(si </text:span><text:span text:style-name="T52">c’est </text:span><text:span text:style-name="T52">la </text:span><text:span text:style-name="T52">journ</text:span><text:span text:style-name="T52">ée </text:span><text:span text:style-name="T52">inter</text:span><text:span text:style-name="T52">natio</text:span><text:span text:style-name="T52">nale </text:span><text:span text:style-name="T52">des </text:span><text:span text:style-name="T52">câlin</text:span><text:span text:style-name="T52">s par </text:span><text:span text:style-name="T52">exe</text:span><text:span text:style-name="T52">mple</text:span><text:span text:style-name="T52">) si le </text:span><text:span text:style-name="T52">temp</text:span><text:span text:style-name="T52">s </text:span><text:span text:style-name="T52">nous </text:span><text:span text:style-name="T52">le </text:span><text:span text:style-name="T52">per</text:span><text:span text:style-name="T52">met.</text:span></text:p>
            <text:p text:style-name="P42"><text:span text:style-name="T52"/></text:p>
            <text:p text:style-name="P42"><text:span text:style-name="T52">Pour </text:span><text:span text:style-name="T52">cela, </text:span><text:span text:style-name="T52">le </text:span><text:span text:style-name="T52">prog</text:span><text:span text:style-name="T52">ram</text:span><text:span text:style-name="T52">me </text:span><text:span text:style-name="T52">devr</text:span><text:span text:style-name="T52">ait </text:span><text:span text:style-name="T52">récu</text:span><text:span text:style-name="T52">pére</text:span><text:span text:style-name="T52">r </text:span><text:span text:style-name="T53">l’heu</text:span><text:span text:style-name="T53">re</text:span><text:span text:style-name="T52"> </text:span><text:span text:style-name="T52">local</text:span><text:span text:style-name="T52">e et </text:span><text:span text:style-name="T52">utilis</text:span><text:span text:style-name="T52">er du </text:span><text:span text:style-name="T52">javas</text:span><text:span text:style-name="T52">cript </text:span><text:span text:style-name="T52">pour </text:span><text:span text:style-name="T52">mettr</text:span><text:span text:style-name="T52">e à </text:span><text:span text:style-name="T52">jour </text:span><text:span text:style-name="T52">l’heu</text:span><text:span text:style-name="T52">re. </text:span><text:span text:style-name="T52">Ou </text:span><text:span text:style-name="T52">bien </text:span><text:span text:style-name="T52">de </text:span><text:span text:style-name="T52">rech</text:span><text:span text:style-name="T52">arger </text:span><text:span text:style-name="T52">la </text:span><text:span text:style-name="T52">page </text:span><text:span text:style-name="T52">toute</text:span><text:span text:style-name="T52">s les </text:span><text:span text:style-name="T52">minu</text:span><text:span text:style-name="T52">tes </text:span><text:span text:style-name="T52">auto</text:span><text:span text:style-name="T52">mati</text:span><text:span text:style-name="T52">que</text:span><text:span text:style-name="T52">ment</text:span><text:span text:style-name="T52">.</text:span></text:p>
            <text:p text:style-name="P42"><text:span text:style-name="T52">Pour </text:span><text:span text:style-name="T52">les </text:span><text:span text:style-name="T53">anni</text:span><text:span text:style-name="T53">versa</text:span><text:span text:style-name="T53">ires</text:span><text:span text:style-name="T52">, </text:span><text:span text:style-name="T52">il </text:span><text:span text:style-name="T52">suffir</text:span><text:span text:style-name="T52">ait </text:span><text:span text:style-name="T52">de </text:span><text:span text:style-name="T52">sélec</text:span><text:span text:style-name="T52">tionn</text:span><text:span text:style-name="T52">er </text:span><text:span text:style-name="T52">avec </text:span><text:span text:style-name="T52">la db </text:span><text:span text:style-name="T52">les </text:span><text:span text:style-name="T52">pers</text:span><text:span text:style-name="T52">onne</text:span><text:span text:style-name="T52">s qui </text:span><text:span text:style-name="T52">aurai</text:span><text:span text:style-name="T52">ent </text:span><text:span text:style-name="T52">dans </text:span><text:span text:style-name="T52">le </text:span><text:span text:style-name="T52">cha</text:span><text:span text:style-name="T52">mp </text:span><text:span text:style-name="T52">« dat</text:span><text:span text:style-name="T52">e </text:span><text:span text:style-name="T52">d’an</text:span><text:span text:style-name="T52">ni-</text:span><text:span text:style-name="T52">versa</text:span><text:span text:style-name="T52">ire » </text:span><text:span text:style-name="T52">la </text:span><text:span text:style-name="T52">mêm</text:span><text:span text:style-name="T52">e </text:span><text:span text:style-name="T52">date </text:span><text:span text:style-name="T52">qu’a</text:span><text:span text:style-name="T52">ujour</text:span><text:span text:style-name="T52">d’hui</text:span><text:span text:style-name="T52">.</text:span></text:p>
            <text:p text:style-name="P42"><text:span text:style-name="T52">Pour </text:span><text:span text:style-name="T52">les </text:span><text:span text:style-name="T53">profs </text:span><text:span text:style-name="T53">abse</text:span><text:span text:style-name="T53">nts</text:span><text:span text:style-name="T52">, </text:span><text:span text:style-name="T52">sélec</text:span><text:span text:style-name="T52">tionn</text:span><text:span text:style-name="T52">er </text:span><text:span text:style-name="T52">les </text:span><text:span text:style-name="T52">com</text:span><text:span text:style-name="T52">ptes </text:span><text:span text:style-name="T52">dans </text:span><text:span text:style-name="T52">la db </text:span><text:span text:style-name="T52">qui </text:span><text:span text:style-name="T52">poss</text:span><text:span text:style-name="T52">èden</text:span><text:span text:style-name="T52">t la </text:span><text:span text:style-name="T52">vale</text:span><text:span text:style-name="T52">ur </text:span><text:span text:style-name="T52">« est </text:span><text:span text:style-name="T52">prof </text:span><text:span text:style-name="T52">» et </text:span><text:span text:style-name="T52">« est </text:span><text:span text:style-name="T52">abse</text:span><text:span text:style-name="T52">nt ».</text:span></text:p>
            <text:p text:style-name="P42"><text:span text:style-name="T52">Si la </text:span><text:span text:style-name="T52">fonct</text:span><text:span text:style-name="T52">ion </text:span><text:span text:style-name="T52">de la </text:span><text:span text:style-name="T53">parti</text:span><text:span text:style-name="T53">cular</text:span><text:span text:style-name="T53">ité </text:span><text:span text:style-name="T53">du </text:span><text:span text:style-name="T53">jour</text:span><text:span text:style-name="T52"> </text:span><text:span text:style-name="T52">est </text:span><text:span text:style-name="T52">envis</text:span><text:span text:style-name="T52">agée</text:span><text:span text:style-name="T52">, </text:span><text:span text:style-name="T52">alors </text:span><text:span text:style-name="T52">on </text:span><text:span text:style-name="T52">pour</text:span><text:span text:style-name="T52">rait </text:span><text:span text:style-name="T52">utilis</text:span><text:span text:style-name="T52">er </text:span><text:span text:style-name="T52">une </text:span><text:span text:style-name="T52">base </text:span><text:span text:style-name="T52">de </text:span><text:span text:style-name="T52">donn</text:span><text:span text:style-name="T52">ées, </text:span><text:span text:style-name="T52">ou </text:span><text:span text:style-name="T52">un </text:span><text:span text:style-name="T52">table</text:span><text:span text:style-name="T52">au </text:span><text:span text:style-name="T52">php </text:span><text:span text:style-name="T52">de </text:span><text:span text:style-name="T52">365 </text:span><text:span text:style-name="T52">vale</text:span><text:span text:style-name="T52">ur et </text:span><text:span text:style-name="T52">sélec</text:span><text:span text:style-name="T52">tionn</text:span><text:span text:style-name="T52">er </text:span><text:span text:style-name="T52">celle </text:span><text:span text:style-name="T52">qui </text:span><text:span text:style-name="T52">corre</text:span><text:span text:style-name="T52">spon</text:span><text:span text:style-name="T52">d au </text:span><text:span text:style-name="T52">bon </text:span><text:span text:style-name="T52">jour.</text:span></text:p>
            <text:p text:style-name="P42"><text:span text:style-name="T52">Enfin</text:span><text:span text:style-name="T52">, </text:span><text:span text:style-name="T52">pour </text:span><text:span text:style-name="T52">les </text:span><text:span text:style-name="T53">articl</text:span><text:span text:style-name="T53">es</text:span><text:span text:style-name="T52">, </text:span><text:span text:style-name="T52">tous </text:span><text:span text:style-name="T52">les </text:span><text:span text:style-name="T52">affich</text:span><text:span text:style-name="T52">er et </text:span><text:span text:style-name="T52">se </text:span><text:span text:style-name="T52">débr</text:span><text:span text:style-name="T52">ouill</text:span><text:span text:style-name="T52">er </text:span><text:span text:style-name="T52">pour </text:span><text:span text:style-name="T52">faire </text:span><text:span text:style-name="T52">des </text:span><text:span text:style-name="T52">trans</text:span><text:span text:style-name="T52">ition</text:span><text:span text:style-name="T52">s à </text:span><text:span text:style-name="T52">inter</text:span><text:span text:style-name="T52">valle </text:span><text:span text:style-name="T52">régul</text:span><text:span text:style-name="T52">ier. </text:span><text:span text:style-name="T52">Ou </text:span><text:span text:style-name="T52">alors, </text:span><text:span text:style-name="T52">si </text:span><text:span text:style-name="T52">l’opti</text:span><text:span text:style-name="T52">on </text:span><text:span text:style-name="T52">rech</text:span><text:span text:style-name="T52">arger </text:span><text:span text:style-name="T52">la </text:span><text:span text:style-name="T52">page </text:span><text:span text:style-name="T52">toute</text:span><text:span text:style-name="T52">s les </text:span><text:span text:style-name="T52">minu</text:span><text:span text:style-name="T52">tes </text:span><text:span text:style-name="T52">est </text:span><text:span text:style-name="T52">chois</text:span><text:span text:style-name="T52">ie, </text:span><text:span text:style-name="T52">on </text:span><text:span text:style-name="T52">pour</text:span><text:span text:style-name="T52">rait </text:span><text:span text:style-name="T52">faire </text:span><text:span text:style-name="T52">en </text:span><text:span text:style-name="T52">sorte </text:span><text:span text:style-name="T52">d’affi</text:span><text:span text:style-name="T52">cher </text:span><text:span text:style-name="T52">une </text:span><text:span text:style-name="T52">page </text:span><text:span text:style-name="T52">différ</text:span><text:span text:style-name="T52">ente </text:span><text:span text:style-name="T52">à </text:span><text:span text:style-name="T52">chaq</text:span><text:span text:style-name="T52">ue </text:span><text:span text:style-name="T52">char</text:span><text:span text:style-name="T52">gem</text:span><text:span text:style-name="T52">ent </text:span><text:span text:style-name="T52">de </text:span><text:span text:style-name="T52">page</text:span><text:span text:style-name="T52">s.</text:span></text:p>
            <text:p text:style-name="P22"><text:span text:style-name="T28"/></text:p>
            <text:p text:style-name="P22"><text:span text:style-name="T54"/></text:p>
            <text:p text:style-name="P22"><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33"> Titre du chapitre</text:span></text:p>
          </draw:text-box>
        </draw:frame>
        <presentation:notes draw:style-name="dp2">
          <draw:page-thumbnail draw:style-name="gr1" draw:layer="layout" svg:width="19.798cm" svg:height="11.136cm" svg:x="0.6cm" svg:y="2.257cm" draw:page-number="6" presentation:class="page"/>
          <draw:frame presentation:style-name="pr7" draw:text-style-name="P4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custom-shape draw:style-name="gr18" draw:text-style-name="P6" draw:layer="layout" svg:width="18.6cm" svg:height="11cm" svg:x="0.6cm" svg:y="18cm">
          <text:p/>
          <draw:enhanced-geometry svg:viewBox="0 0 21600 21600" draw:type="rectangle" draw:enhanced-path="M 0 0 L 21600 0 21600 21600 0 21600 0 0 Z N"/>
        </draw:custom-shape>
        <draw:frame presentation:style-name="pr16" draw:text-style-name="P30" draw:layer="layout" svg:width="9.222cm" svg:height="26.6cm" svg:x="0.65cm" svg:y="1.6cm" presentation:class="outline" presentation:user-transformed="true">
          <draw:text-box>
            <text:p text:style-name="P27"><text:span text:style-name="T26">⌾</text:span><text:span text:style-name="T27"> </text:span><text:span text:style-name="T27">Parti</text:span><text:span text:style-name="T27">e </text:span><text:span text:style-name="T27">gesti</text:span><text:span text:style-name="T27">on </text:span><text:span text:style-name="T27">des </text:span><text:span text:style-name="T27">articl</text:span><text:span text:style-name="T27">es</text:span></text:p>
            <text:p text:style-name="P28"><text:span text:style-name="T29"/></text:p>
            <text:p text:style-name="P22"><text:span text:style-name="T29">Nous </text:span><text:span text:style-name="T29">avon</text:span><text:span text:style-name="T29">s </text:span><text:span text:style-name="T29">chois</text:span><text:span text:style-name="T29">i </text:span><text:span text:style-name="T29">d’util</text:span><text:span text:style-name="T29">iser </text:span><text:span text:style-name="T29">des </text:span><text:span text:style-name="T29">fichi</text:span><text:span text:style-name="T29">ers </text:span><text:span text:style-name="T29">texte </text:span><text:span text:style-name="T29">pour </text:span><text:span text:style-name="T29">le </text:span><text:span text:style-name="T29">stock</text:span><text:span text:style-name="T29">age </text:span><text:span text:style-name="T29">des </text:span><text:span text:style-name="T29">articl</text:span><text:span text:style-name="T29">es, </text:span><text:span text:style-name="T29">sans </text:span><text:span text:style-name="T29">dout</text:span><text:span text:style-name="T29">e </text:span><text:span text:style-name="T29">parc</text:span><text:span text:style-name="T29">e-</text:span><text:span text:style-name="T29">que </text:span><text:span text:style-name="T29">cela </text:span><text:span text:style-name="T29">est </text:span><text:span text:style-name="T29">plus </text:span><text:span text:style-name="T29">simp</text:span><text:span text:style-name="T29">le.</text:span></text:p>
            <text:p text:style-name="P22"><text:span text:style-name="T29"/></text:p>
            <text:p text:style-name="P22"><text:span text:style-name="T29">Nous </text:span><text:span text:style-name="T29">avon</text:span><text:span text:style-name="T29">s </text:span><text:span text:style-name="T29">réflé</text:span><text:span text:style-name="T29">chi à </text:span><text:span text:style-name="T29">une </text:span><text:span text:style-name="T29">page </text:span><text:span text:style-name="T29">listan</text:span><text:span text:style-name="T29">t </text:span><text:span text:style-name="T29">tous </text:span><text:span text:style-name="T29">les </text:span><text:span text:style-name="T29">articl</text:span><text:span text:style-name="T29">es </text:span><text:span text:style-name="T29">(et </text:span><text:span text:style-name="T29">qui </text:span><text:span text:style-name="T29">per</text:span><text:span text:style-name="T29">met </text:span><text:span text:style-name="T29">de </text:span><text:span text:style-name="T29">les </text:span><text:span text:style-name="T29">supp</text:span><text:span text:style-name="T29">rimer </text:span><text:span text:style-name="T29">ou </text:span><text:span text:style-name="T29">d’en </text:span><text:span text:style-name="T29">ajout</text:span><text:span text:style-name="T29">er de </text:span><text:span text:style-name="T29">nouv</text:span><text:span text:style-name="T29">eaux</text:span><text:span text:style-name="T29">), et </text:span><text:span text:style-name="T29">une </text:span><text:span text:style-name="T29">page </text:span><text:span text:style-name="T29">pour </text:span><text:span text:style-name="T29">édite</text:span><text:span text:style-name="T29">r le </text:span><text:span text:style-name="T29">cont</text:span><text:span text:style-name="T29">enu </text:span><text:span text:style-name="T29">des </text:span><text:span text:style-name="T29">articl</text:span><text:span text:style-name="T29">es.</text:span></text:p>
            <text:p text:style-name="P22"><text:span text:style-name="T29"/></text:p>
            <text:p text:style-name="P22"><text:span text:style-name="T29">La </text:span><text:span text:style-name="T29">page </text:span><text:span text:style-name="T29">d’édi</text:span><text:span text:style-name="T29">tion </text:span><text:span text:style-name="T29">serai</text:span><text:span text:style-name="T29">t une </text:span><text:span text:style-name="T29">simp</text:span><text:span text:style-name="T29">le </text:span><text:span text:style-name="T29">zone </text:span><text:span text:style-name="T29">de </text:span><text:span text:style-name="T29">texte</text:span><text:span text:style-name="T29">, où </text:span><text:span text:style-name="T29">elle </text:span><text:span text:style-name="T29">récu</text:span><text:span text:style-name="T29">pére</text:span><text:span text:style-name="T29">rait </text:span><text:span text:style-name="T29">le </text:span><text:span text:style-name="T29">nom </text:span><text:span text:style-name="T29">de </text:span><text:span text:style-name="T29">l’arti</text:span><text:span text:style-name="T29">cle </text:span><text:span text:style-name="T29">en </text:span><text:span text:style-name="T29">para</text:span><text:span text:style-name="T29">mètr</text:span><text:span text:style-name="T29">e </text:span><text:span text:style-name="T29">GET </text:span><text:span text:style-name="T29">et </text:span><text:span text:style-name="T29">modi</text:span><text:span text:style-name="T29">fierai </text:span><text:span text:style-name="T29">direc</text:span><text:span text:style-name="T29">teme</text:span><text:span text:style-name="T29">nt le </text:span><text:span text:style-name="T29">fichi</text:span><text:span text:style-name="T29">er au </text:span><text:span text:style-name="T29">clic </text:span><text:span text:style-name="T29">du </text:span><text:span text:style-name="T29">bout</text:span><text:span text:style-name="T29">on </text:span><text:span text:style-name="T29">de </text:span><text:span text:style-name="T29">sauv</text:span><text:span text:style-name="T29">egar</text:span><text:span text:style-name="T29">de.</text:span></text:p>
            <text:p text:style-name="P22"><text:span text:style-name="T29">Nous </text:span><text:span text:style-name="T29">envis</text:span><text:span text:style-name="T29">ageo</text:span><text:span text:style-name="T29">ns </text:span><text:span text:style-name="T29">peut </text:span><text:span text:style-name="T29">être </text:span><text:span text:style-name="T29">de le </text:span><text:span text:style-name="T29">remp</text:span><text:span text:style-name="T29">lacer </text:span><text:span text:style-name="T29">par </text:span><text:span text:style-name="T29">un </text:span><text:span text:style-name="T29">édite</text:span><text:span text:style-name="T29">ur </text:span><text:span text:style-name="T29">WYSI</text:span><text:span text:style-name="T29">WYG </text:span><text:span text:style-name="T29">(wha</text:span><text:span text:style-name="T29">t you </text:span><text:span text:style-name="T29">see </text:span><text:span text:style-name="T29">is </text:span><text:span text:style-name="T29">what </text:span><text:span text:style-name="T29">you </text:span><text:span text:style-name="T29">get, </text:span><text:span text:style-name="T29">un </text:span><text:span text:style-name="T29">édite</text:span><text:span text:style-name="T29">ur de </text:span><text:span text:style-name="T29">style </text:span><text:span text:style-name="T29">en </text:span><text:span text:style-name="T29">temp</text:span><text:span text:style-name="T29">s </text:span><text:span text:style-name="T29">réel) </text:span><text:span text:style-name="T29">mais </text:span><text:span text:style-name="T29">est-</text:span><text:span text:style-name="T29">ce </text:span><text:span text:style-name="T29">que </text:span><text:span text:style-name="T29">cela </text:span><text:span text:style-name="T29">vaut </text:span><text:span text:style-name="T29">vrai</text:span><text:span text:style-name="T29">ment </text:span><text:span text:style-name="T29">le </text:span><text:span text:style-name="T29">coût, </text:span><text:span text:style-name="T29">sach</text:span><text:span text:style-name="T29">ant </text:span><text:span text:style-name="T29">que </text:span><text:span text:style-name="T29">nous </text:span><text:span text:style-name="T29">avon</text:span><text:span text:style-name="T29">s </text:span><text:span text:style-name="T29">peu </text:span><text:span text:style-name="T29">de </text:span><text:span text:style-name="T29">temp</text:span><text:span text:style-name="T29">s.</text:span></text:p>
            <text:p text:style-name="P22"><text:span text:style-name="T29">En </text:span><text:span text:style-name="T29">effet, </text:span><text:span text:style-name="T29">il </text:span><text:span text:style-name="T29">sera </text:span><text:span text:style-name="T29">possi</text:span><text:span text:style-name="T29">ble </text:span><text:span text:style-name="T29">d’ajo</text:span><text:span text:style-name="T29">uter </text:span><text:span text:style-name="T29">dans </text:span><text:span text:style-name="T29">l’arti</text:span><text:span text:style-name="T29">cle </text:span><text:span text:style-name="T29">du </text:span><text:span text:style-name="T29">code </text:span><text:span text:style-name="T29">HTM</text:span><text:span text:style-name="T29">L </text:span><text:span text:style-name="T29">pour </text:span><text:span text:style-name="T29">affich</text:span><text:span text:style-name="T29">er </text:span><text:span text:style-name="T29">des </text:span><text:span text:style-name="T29">style</text:span><text:span text:style-name="T29">s </text:span><text:span text:style-name="T29">spéci</text:span><text:span text:style-name="T29">aux </text:span><text:span text:style-name="T29">et </text:span><text:span text:style-name="T29">laiss</text:span><text:span text:style-name="T29">er </text:span><text:span text:style-name="T29">plus </text:span><text:span text:style-name="T29">de </text:span><text:span text:style-name="T29">pers</text:span><text:span text:style-name="T29">onna</text:span><text:span text:style-name="T29">lisati</text:span><text:span text:style-name="T29">on à </text:span><text:span text:style-name="T29">l’ad</text:span><text:span text:style-name="T29">minis</text:span><text:span text:style-name="T29">trate</text:span><text:span text:style-name="T29">ur.</text:span></text:p>
            <text:p text:style-name="P22"><text:span text:style-name="T29"/></text:p>
            <text:p text:style-name="P22"><text:span text:style-name="T29">Nous </text:span><text:span text:style-name="T29">avon</text:span><text:span text:style-name="T29">s </text:span><text:span text:style-name="T29">aussi </text:span><text:span text:style-name="T29">réflé</text:span><text:span text:style-name="T29">chi à </text:span><text:span text:style-name="T29">la </text:span><text:span text:style-name="T29">possi</text:span><text:span text:style-name="T29">bilité </text:span><text:span text:style-name="T29">d’ajo</text:span><text:span text:style-name="T29">uter </text:span><text:span text:style-name="T29">des </text:span><text:span text:style-name="T29">imag</text:span><text:span text:style-name="T29">es </text:span><text:span text:style-name="T29">de </text:span><text:span text:style-name="T29">fond </text:span><text:span text:style-name="T29">ou </text:span><text:span text:style-name="T29">direc</text:span><text:span text:style-name="T29">teme</text:span><text:span text:style-name="T29">nt </text:span><text:span text:style-name="T29">dans </text:span><text:span text:style-name="T29">l’arti</text:span><text:span text:style-name="T29">cle, </text:span><text:span text:style-name="T29">mais </text:span><text:span text:style-name="T29">là </text:span><text:span text:style-name="T29">enco</text:span><text:span text:style-name="T29">re, </text:span><text:span text:style-name="T29">que </text:span><text:span text:style-name="T29">si le </text:span><text:span text:style-name="T29">temp</text:span><text:span text:style-name="T29">s </text:span><text:span text:style-name="T29">nous </text:span><text:span text:style-name="T29">le </text:span><text:span text:style-name="T29">per</text:span><text:span text:style-name="T29">met.</text:span></text:p>
            <text:p text:style-name="P28"><text:span text:style-name="T30"/></text:p>
          </draw:text-box>
        </draw:frame>
        <draw:frame presentation:style-name="pr17" draw:text-style-name="P30" draw:layer="layout" svg:width="9.222cm" svg:height="26.6cm" svg:x="10.15cm" svg:y="1.8cm" presentation:class="outline" presentation:user-transformed="true">
          <draw:text-box>
            <text:p text:style-name="P27"><text:span text:style-name="T26">⌾</text:span><text:span text:style-name="T27"> </text:span><text:span text:style-name="T27">Parti</text:span><text:span text:style-name="T27">e </text:span><text:span text:style-name="T27">gesti</text:span><text:span text:style-name="T27">on </text:span><text:span text:style-name="T27">des </text:span><text:span text:style-name="T27">com</text:span><text:span text:style-name="T27">ptes</text:span></text:p>
            <text:p text:style-name="P28"><text:span text:style-name="T29"/></text:p>
            <text:p text:style-name="P28"><text:span text:style-name="T29">Les </text:span><text:span text:style-name="T29">com</text:span><text:span text:style-name="T29">ptes </text:span><text:span text:style-name="T29">sont </text:span><text:span text:style-name="T29">stock</text:span><text:span text:style-name="T29">és </text:span><text:span text:style-name="T29">dans </text:span><text:span text:style-name="T29">une </text:span><text:span text:style-name="T29">base </text:span><text:span text:style-name="T29">de </text:span><text:span text:style-name="T29">donn</text:span><text:span text:style-name="T29">ées. </text:span><text:span text:style-name="T29">Nous </text:span><text:span text:style-name="T29">avon</text:span><text:span text:style-name="T29">s </text:span><text:span text:style-name="T29">alors </text:span><text:span text:style-name="T29">chois</text:span><text:span text:style-name="T29">i une </text:span><text:span text:style-name="T29">page </text:span><text:span text:style-name="T29">pour </text:span><text:span text:style-name="T29">affich</text:span><text:span text:style-name="T29">er </text:span><text:span text:style-name="T29">tous </text:span><text:span text:style-name="T29">les </text:span><text:span text:style-name="T29">com</text:span><text:span text:style-name="T29">ptes, </text:span><text:span text:style-name="T29">une </text:span><text:span text:style-name="T29">pour </text:span><text:span text:style-name="T29">créer </text:span><text:span text:style-name="T29">des </text:span><text:span text:style-name="T29">com</text:span><text:span text:style-name="T29">ptes, </text:span><text:span text:style-name="T29">et </text:span><text:span text:style-name="T29">une </text:span><text:span text:style-name="T29">pour </text:span><text:span text:style-name="T29">modi</text:span><text:span text:style-name="T29">fier </text:span><text:span text:style-name="T29">leurs </text:span><text:span text:style-name="T29">statu</text:span><text:span text:style-name="T29">t.</text:span></text:p>
            <text:p text:style-name="P28"><text:span text:style-name="T29"/></text:p>
            <text:p text:style-name="P28"><text:span text:style-name="T29">La </text:span><text:span text:style-name="T29">page </text:span><text:span text:style-name="T29">d’édi</text:span><text:span text:style-name="T29">tion </text:span><text:span text:style-name="T29">est </text:span><text:span text:style-name="T29">exact</text:span><text:span text:style-name="T29">eme</text:span><text:span text:style-name="T29">nt </text:span><text:span text:style-name="T29">com</text:span><text:span text:style-name="T29">me </text:span><text:span text:style-name="T29">la </text:span><text:span text:style-name="T29">page </text:span><text:span text:style-name="T29">de </text:span><text:span text:style-name="T29">créat</text:span><text:span text:style-name="T29">ion </text:span><text:span text:style-name="T29">sauf </text:span><text:span text:style-name="T29">qu’el</text:span><text:span text:style-name="T29">le </text:span><text:span text:style-name="T29">modi</text:span><text:span text:style-name="T29">fie </text:span><text:span text:style-name="T29">les </text:span><text:span text:style-name="T29">vale</text:span><text:span text:style-name="T29">urs </text:span><text:span text:style-name="T29">de la </text:span><text:span text:style-name="T29">base </text:span><text:span text:style-name="T29">de </text:span><text:span text:style-name="T29">donn</text:span><text:span text:style-name="T29">ées </text:span><text:span text:style-name="T29">au </text:span><text:span text:style-name="T29">lieu </text:span><text:span text:style-name="T29">de </text:span><text:span text:style-name="T29">supp</text:span><text:span text:style-name="T29">rimer</text:span><text:span text:style-name="T29">.</text:span></text:p>
            <text:p text:style-name="P28"><text:span text:style-name="T29">La </text:span><text:span text:style-name="T29">liste </text:span><text:span text:style-name="T29">des </text:span><text:span text:style-name="T29">com</text:span><text:span text:style-name="T29">ptes </text:span><text:span text:style-name="T29">per</text:span><text:span text:style-name="T29">met </text:span><text:span text:style-name="T29">de </text:span><text:span text:style-name="T29">modi</text:span><text:span text:style-name="T29">fier </text:span><text:span text:style-name="T29">rapid</text:span><text:span text:style-name="T29">eme</text:span><text:span text:style-name="T29">nt si </text:span><text:span text:style-name="T29">la </text:span><text:span text:style-name="T29">pers</text:span><text:span text:style-name="T29">onne </text:span><text:span text:style-name="T29">est </text:span><text:span text:style-name="T29">abse</text:span><text:span text:style-name="T29">nte </text:span><text:span text:style-name="T29">ou </text:span><text:span text:style-name="T29">pas, </text:span><text:span text:style-name="T29">car il </text:span><text:span text:style-name="T29">s’agi</text:span><text:span text:style-name="T29">t de </text:span><text:span text:style-name="T29">la </text:span><text:span text:style-name="T29">seul</text:span><text:span text:style-name="T29">e </text:span><text:span text:style-name="T29">vale</text:span><text:span text:style-name="T29">ur à </text:span><text:span text:style-name="T29">modi</text:span><text:span text:style-name="T29">fier </text:span><text:span text:style-name="T29">tous </text:span><text:span text:style-name="T29">les </text:span><text:span text:style-name="T29">jours</text:span><text:span text:style-name="T29">.</text:span></text:p>
            <text:p text:style-name="P28"><text:span text:style-name="T29"/></text:p>
            <text:p text:style-name="P28"><text:span text:style-name="T26">⌾</text:span><text:span text:style-name="T27"> </text:span><text:span text:style-name="T27">Fichi</text:span><text:span text:style-name="T27">er de </text:span><text:span text:style-name="T27">fonct</text:span><text:span text:style-name="T27">ions</text:span></text:p>
            <text:p text:style-name="P28"><text:span text:style-name="T28"/></text:p>
            <text:p text:style-name="P28"><text:span text:style-name="T29">Afin </text:span><text:span text:style-name="T29">d’aut</text:span><text:span text:style-name="T29">omat</text:span><text:span text:style-name="T29">iser </text:span><text:span text:style-name="T29">nos </text:span><text:span text:style-name="T29">tâch</text:span><text:span text:style-name="T29">es, </text:span><text:span text:style-name="T29">nous </text:span><text:span text:style-name="T29">avon</text:span><text:span text:style-name="T29">s </text:span><text:span text:style-name="T29">réflé</text:span><text:span text:style-name="T29">chi à </text:span><text:span text:style-name="T29">un </text:span><text:span text:style-name="T29">fichi</text:span><text:span text:style-name="T29">er </text:span><text:span text:style-name="T29">cont</text:span><text:span text:style-name="T29">enan</text:span><text:span text:style-name="T29">t </text:span><text:span text:style-name="T29">plein </text:span><text:span text:style-name="T29">de </text:span><text:span text:style-name="T29">fonct</text:span><text:span text:style-name="T29">ions </text:span><text:span text:style-name="T29">à </text:span><text:span text:style-name="T29">inclu</text:span><text:span text:style-name="T29">re à </text:span><text:span text:style-name="T29">chaq</text:span><text:span text:style-name="T29">ue </text:span><text:span text:style-name="T29">déb</text:span><text:span text:style-name="T29">ut de </text:span><text:span text:style-name="T29">fichi</text:span><text:span text:style-name="T29">ers, </text:span><text:span text:style-name="T29">en </text:span><text:span text:style-name="T29">parti</text:span><text:span text:style-name="T29">culie</text:span><text:span text:style-name="T29">r </text:span><text:span text:style-name="T29">pour </text:span><text:span text:style-name="T29">faire </text:span><text:span text:style-name="T29">des </text:span><text:span text:style-name="T29">mani</text:span><text:span text:style-name="T29">pulat</text:span><text:span text:style-name="T29">ions </text:span><text:span text:style-name="T29">avec </text:span><text:span text:style-name="T29">la </text:span><text:span text:style-name="T29">base </text:span><text:span text:style-name="T29">de </text:span><text:span text:style-name="T29">donn</text:span><text:span text:style-name="T29">ées </text:span><text:span text:style-name="T29">et </text:span><text:span text:style-name="T29">les </text:span><text:span text:style-name="T29">vérifi</text:span><text:span text:style-name="T29">catio</text:span><text:span text:style-name="T29">ns </text:span><text:span text:style-name="T29">de </text:span><text:span text:style-name="T29">droit</text:span><text:span text:style-name="T29">s. </text:span><text:span text:style-name="T29">Exe</text:span><text:span text:style-name="T29">mple </text:span><text:span text:style-name="T29">en </text:span><text:span text:style-name="T29">code</text:span><text:span text:style-name="T29"> :</text:span></text:p>
            <text:p text:style-name="P28"><text:span text:style-name="T29"/></text:p>
            <text:p text:style-name="P28"><text:span text:style-name="T55">Inclu</text:span><text:span text:style-name="T55">de</text:span><text:span text:style-name="T56"> </text:span><text:span text:style-name="T57">‘../f</text:span><text:span text:style-name="T57">uncti</text:span><text:span text:style-name="T57">ons.p</text:span><text:span text:style-name="T57">hp’</text:span></text:p>
            <text:p text:style-name="P44"><text:span text:style-name="T58">Abort</text:span><text:span text:style-name="T58">IfNot</text:span><text:span text:style-name="T58">Admin</text:span><text:span text:style-name="T56">()</text:span></text:p>
            <text:p text:style-name="P44"><text:span text:style-name="T59">// </text:span><text:span text:style-name="T59">conti</text:span><text:span text:style-name="T59">nue </text:span><text:span text:style-name="T59">ssi </text:span><text:span text:style-name="T59">conne</text:span><text:span text:style-name="T59">cté </text:span><text:span text:style-name="T59">en </text:span><text:span text:style-name="T59">tant </text:span><text:span text:style-name="T59">qu’ad</text:span><text:span text:style-name="T59">min </text:span><text:span text:style-name="T59">sinon </text:span><text:span text:style-name="T59">erreu</text:span><text:span text:style-name="T59">r</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polygon draw:style-name="gr10" draw:text-style-name="P12" draw:layer="layout" svg:width="1.399cm" svg:height="1.399cm" svg:x="0.4cm" svg:y="27.8cm" svg:viewBox="0 0 1400 1400" draw:points="0,1400 0,1000 0,0 400,0 400,1000 1400,1000 1400,1400 400,1400">
          <text:p/>
        </draw:polygon>
        <draw:polygon draw:style-name="gr10" draw:text-style-name="P12" draw:layer="layout" svg:width="1.399cm" svg:height="1.399cm" svg:x="18cm" svg:y="17.8cm" svg:viewBox="0 0 1400 1400" draw:points="1400,0 1400,400 1400,1400 1000,1400 1000,400 0,400 0,0 1000,0">
          <text:p/>
        </draw:polygon>
        <draw:g>
          <draw:line draw:style-name="gr15" draw:text-style-name="P24" draw:layer="layout" svg:x1="0cm" svg:y1="0.8cm" svg:x2="21cm" svg:y2="0.8cm">
            <text:p/>
          </draw:line>
          <draw:line draw:style-name="gr16" draw:text-style-name="P24" draw:layer="layout" svg:x1="21cm" svg:y1="0.7cm" svg:x2="0cm" svg:y2="0.7cm">
            <text:p/>
          </draw:line>
        </draw:g>
        <draw:g>
          <draw:path draw:style-name="gr19" draw:text-style-name="P45" draw:layer="layout" svg:width="1.8cm" svg:height="2.4cm" svg:x="1.198cm" svg:y="23.401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custom-shape draw:style-name="gr20" draw:text-style-name="P46" draw:layer="layout" svg:width="1.801cm" svg:height="2.401cm" svg:x="5.2cm" svg:y="25.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7" draw:layer="layout" svg:width="1.801cm" svg:height="2.401cm" svg:x="1.198cm" svg:y="20.001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9.599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path draw:style-name="gr19" draw:text-style-name="P45" draw:layer="layout" svg:width="1.301cm" svg:height="1.735cm" svg:x="13.971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707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7.298cm" svg:y="19.728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custom-shape draw:style-name="gr22" draw:text-style-name="P31" draw:layer="layout" svg:width="1.55cm" svg:height="2.2cm" svg:x="5.4cm" svg:y="18.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7" draw:layer="layout" svg:width="1.801cm" svg:height="2.401cm" svg:x="16.799cm" svg:y="22.2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13.2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frame draw:style-name="gr23" draw:text-style-name="P48" draw:layer="layout" svg:width="3.2cm" svg:height="0.64cm" svg:x="1.2cm" svg:y="22.402cm">
            <draw:text-box>
              <text:p><text:span text:style-name="T62">index.css</text:span></text:p>
            </draw:text-box>
          </draw:frame>
          <draw:frame draw:style-name="gr23" draw:text-style-name="P48" draw:layer="layout" svg:width="3.2cm" svg:height="0.64cm" svg:x="16.4cm" svg:y="24.6cm">
            <draw:text-box>
              <text:p><text:span text:style-name="T62">gestion.css</text:span></text:p>
            </draw:text-box>
          </draw:frame>
          <draw:frame draw:style-name="gr23" draw:text-style-name="P48" draw:layer="layout" svg:width="3.2cm" svg:height="0.64cm" svg:x="1cm" svg:y="26cm">
            <draw:text-box>
              <text:p><text:span text:style-name="T62">Index.php</text:span></text:p>
            </draw:text-box>
          </draw:frame>
          <draw:frame draw:style-name="gr23" draw:text-style-name="P48" draw:layer="layout" svg:width="3.2cm" svg:height="0.64cm" svg:x="9cm" svg:y="24.76cm">
            <draw:text-box>
              <text:p><text:span text:style-name="T62">functions.php</text:span></text:p>
            </draw:text-box>
          </draw:frame>
          <draw:frame draw:style-name="gr23" draw:text-style-name="P48" draw:layer="layout" svg:width="3.2cm" svg:height="0.64cm" svg:x="13cm" svg:y="24.56cm">
            <draw:text-box>
              <text:p><text:span text:style-name="T62">Index.php</text:span></text:p>
            </draw:text-box>
          </draw:frame>
          <draw:frame draw:style-name="gr24" draw:text-style-name="P49" draw:layer="layout" svg:width="2.314cm" svg:height="0.535cm" svg:x="15.563cm" svg:y="21.465cm">
            <draw:text-box>
              <text:p><text:span text:style-name="T63">create.php</text:span></text:p>
            </draw:text-box>
          </draw:frame>
          <draw:frame draw:style-name="gr24" draw:text-style-name="P49" draw:layer="layout" svg:width="2.314cm" svg:height="0.535cm" svg:x="13.827cm" svg:y="21.465cm">
            <draw:text-box>
              <text:p><text:span text:style-name="T63">Index.php</text:span></text:p>
            </draw:text-box>
          </draw:frame>
          <draw:frame draw:style-name="gr24" draw:text-style-name="P49" draw:layer="layout" svg:width="2.314cm" svg:height="0.535cm" svg:x="17.2cm" svg:y="21.465cm">
            <draw:text-box>
              <text:p><text:span text:style-name="T63">edit.php</text:span></text:p>
            </draw:text-box>
          </draw:frame>
          <draw:g>
            <draw:custom-shape draw:style-name="gr25" draw:text-style-name="P12" draw:layer="layout" svg:width="1.8cm" svg:height="1.2cm" svg:x="11.4cm" svg:y="19.6cm">
              <text:p/>
              <draw:enhanced-geometry svg:viewBox="0 0 21600 21600" draw:type="rectangle" draw:enhanced-path="M 0 0 L 21600 0 21600 21600 0 21600 0 0 Z N"/>
            </draw:custom-shape>
            <draw:custom-shape draw:style-name="gr26" draw:text-style-name="P50" draw:layer="layout" svg:width="1.8cm" svg:height="0.2cm" svg:x="11.4cm" svg:y="19.4cm">
              <text:p/>
              <draw:enhanced-geometry svg:viewBox="0 0 21600 21600" draw:type="rectangle" draw:enhanced-path="M 0 0 L 21600 0 21600 21600 0 21600 0 0 Z N"/>
            </draw:custom-shape>
            <draw:custom-shape draw:style-name="gr27" draw:text-style-name="P50" draw:layer="layout" svg:width="0.6cm" svg:height="0.4cm" svg:x="11.4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12" draw:layer="layout" svg:width="1.8cm" svg:height="1.2cm" svg:x="9cm" svg:y="18.8cm">
              <text:p/>
              <draw:enhanced-geometry svg:viewBox="0 0 21600 21600" draw:type="rectangle" draw:enhanced-path="M 0 0 L 21600 0 21600 21600 0 21600 0 0 Z N"/>
            </draw:custom-shape>
            <draw:custom-shape draw:style-name="gr26" draw:text-style-name="P50" draw:layer="layout" svg:width="1.8cm" svg:height="0.2cm" svg:x="9cm" svg:y="18.6cm">
              <text:p/>
              <draw:enhanced-geometry svg:viewBox="0 0 21600 21600" draw:type="rectangle" draw:enhanced-path="M 0 0 L 21600 0 21600 21600 0 21600 0 0 Z N"/>
            </draw:custom-shape>
            <draw:custom-shape draw:style-name="gr27" draw:text-style-name="P50" draw:layer="layout" svg:width="0.6cm" svg:height="0.4cm" svg:x="9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9" draw:text-style-name="P45" draw:layer="layout" svg:width="1.301cm" svg:height="1.735cm" svg:x="13.771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507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frame draw:style-name="gr24" draw:text-style-name="P49" draw:layer="layout" svg:width="2.314cm" svg:height="0.535cm" svg:x="15.363cm" svg:y="27.937cm">
            <draw:text-box>
              <text:p><text:span text:style-name="T63">edit.php</text:span></text:p>
            </draw:text-box>
          </draw:frame>
          <draw:frame draw:style-name="gr24" draw:text-style-name="P49" draw:layer="layout" svg:width="2.314cm" svg:height="0.535cm" svg:x="13.627cm" svg:y="27.937cm">
            <draw:text-box>
              <text:p><text:span text:style-name="T63">Index.php</text:span></text:p>
            </draw:text-box>
          </draw:frame>
          <draw:g>
            <draw:custom-shape draw:style-name="gr25" draw:text-style-name="P12" draw:layer="layout" svg:width="1.8cm" svg:height="1.2cm" svg:x="11.2cm" svg:y="26cm">
              <text:p/>
              <draw:enhanced-geometry svg:viewBox="0 0 21600 21600" draw:type="rectangle" draw:enhanced-path="M 0 0 L 21600 0 21600 21600 0 21600 0 0 Z N"/>
            </draw:custom-shape>
            <draw:custom-shape draw:style-name="gr26" draw:text-style-name="P50" draw:layer="layout" svg:width="1.8cm" svg:height="0.2cm" svg:x="11.2cm" svg:y="25.8cm">
              <text:p/>
              <draw:enhanced-geometry svg:viewBox="0 0 21600 21600" draw:type="rectangle" draw:enhanced-path="M 0 0 L 21600 0 21600 21600 0 21600 0 0 Z N"/>
            </draw:custom-shape>
            <draw:custom-shape draw:style-name="gr27" draw:text-style-name="P50" draw:layer="layout" svg:width="0.6cm" svg:height="0.4cm" svg:x="11.2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8" draw:text-style-name="P51" draw:layer="layout" svg:width="1.8cm" svg:height="0.569cm" svg:x="9cm" svg:y="20.2cm">
            <draw:text-box>
              <text:p><text:span text:style-name="T64">gestion/</text:span></text:p>
            </draw:text-box>
          </draw:frame>
          <draw:frame draw:style-name="gr29" draw:text-style-name="P51" draw:layer="layout" svg:width="2.2cm" svg:height="0.887cm" svg:x="11.4cm" svg:y="20.831cm">
            <draw:text-box>
              <text:p><text:span text:style-name="T64">accounts/</text:span></text:p>
            </draw:text-box>
          </draw:frame>
          <draw:frame draw:style-name="gr30" draw:text-style-name="P51" draw:layer="layout" svg:width="1.8cm" svg:height="1.369cm" svg:x="11cm" svg:y="27.2cm">
            <draw:text-box>
              <text:p><text:span text:style-name="T64">news/</text:span></text:p>
            </draw:text-box>
          </draw:frame>
          <draw:custom-shape draw:style-name="gr31" draw:text-style-name="P52" draw:layer="layout" svg:width="9.8cm" svg:height="10cm" svg:x="9cm" svg:y="19cm">
            <text:p/>
            <draw:enhanced-geometry svg:viewBox="0 0 21600 21600" draw:type="rectangle" draw:enhanced-path="M 0 0 L 21600 0 21600 21600 0 21600 0 0 Z N"/>
          </draw:custom-shape>
          <draw:custom-shape draw:style-name="gr32" draw:text-style-name="P52" draw:layer="layout" svg:width="7.2cm" svg:height="2.4cm" svg:x="11.4cm" svg:y="19.6cm">
            <text:p/>
            <draw:enhanced-geometry svg:viewBox="0 0 21600 21600" draw:type="rectangle" draw:enhanced-path="M 0 0 L 21600 0 21600 21600 0 21600 0 0 Z N"/>
          </draw:custom-shape>
          <draw:custom-shape draw:style-name="gr32" draw:text-style-name="P52" draw:layer="layout" svg:width="7.2cm" svg:height="2.4cm" svg:x="11.2cm" svg:y="26.169cm">
            <text:p/>
            <draw:enhanced-geometry svg:viewBox="0 0 21600 21600" draw:type="rectangle" draw:enhanced-path="M 0 0 L 21600 0 21600 21600 0 21600 0 0 Z N"/>
          </draw:custom-shape>
          <draw:line draw:style-name="gr33" draw:text-style-name="P53" draw:layer="layout" svg:x1="6.95cm" svg:y1="21.001cm" svg:x2="9.4cm" svg:y2="22.6cm">
            <text:p/>
          </draw:line>
          <draw:line draw:style-name="gr33" draw:text-style-name="P53" draw:layer="layout" svg:x1="7.6cm" svg:y1="26.2cm" svg:x2="9.4cm" svg:y2="24.2cm">
            <text:p/>
          </draw:line>
          <draw:line draw:style-name="gr34" draw:text-style-name="P53" draw:layer="layout" svg:x1="3.4cm" svg:y1="24.6cm" svg:x2="9.4cm" svg:y2="23.6cm">
            <text:p/>
          </draw:line>
          <draw:frame draw:style-name="gr23" draw:text-style-name="P48" draw:layer="layout" svg:width="3.2cm" svg:height="0.64cm" svg:x="5.4cm" svg:y="21.001cm">
            <draw:text-box>
              <text:p><text:span text:style-name="T62">db</text:span></text:p>
            </draw:text-box>
          </draw:frame>
          <draw:frame draw:style-name="gr23" draw:text-style-name="P48" draw:layer="layout" svg:width="3.2cm" svg:height="0.64cm" svg:x="5.4cm" svg:y="28.4cm">
            <draw:text-box>
              <text:p><text:span text:style-name="T62">Article_x.html</text:span></text:p>
            </draw:text-box>
          </draw:frame>
          <draw:custom-shape draw:style-name="gr20" draw:text-style-name="P46" draw:layer="layout" svg:width="1.801cm" svg:height="2.401cm" svg:x="5.401cm" svg:y="25.801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6" draw:layer="layout" svg:width="1.801cm" svg:height="2.401cm" svg:x="5.601cm" svg:y="2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53" draw:layer="layout" svg:x1="11.2cm" svg:y1="20.4cm" svg:x2="10.4cm" svg:y2="22cm">
            <text:p/>
          </draw:line>
          <draw:line draw:style-name="gr34" draw:text-style-name="P53" draw:layer="layout" svg:x1="11cm" svg:y1="26.4cm" svg:x2="10.6cm" svg:y2="25.4cm">
            <text:p/>
          </draw:line>
          <draw:line draw:style-name="gr34" draw:text-style-name="P53" draw:layer="layout" svg:x1="16.2cm" svg:y1="22.2cm" svg:x2="16.6cm" svg:y2="23.4cm">
            <text:p/>
          </draw:line>
          <draw:line draw:style-name="gr34" draw:text-style-name="P53" draw:layer="layout" svg:x1="16cm" svg:y1="26cm" svg:x2="16.567cm" svg:y2="23.401cm">
            <text:p/>
          </draw:line>
          <draw:line draw:style-name="gr34" draw:text-style-name="P53" draw:layer="layout" svg:x1="15.2cm" svg:y1="23.4cm" svg:x2="16.567cm" svg:y2="23.401cm">
            <text:p/>
          </draw:line>
          <draw:line draw:style-name="gr34" draw:text-style-name="P53" draw:layer="layout" svg:x1="1.4cm" svg:y1="23.401cm" svg:x2="1.4cm" svg:y2="22.4cm">
            <text:p/>
          </draw:line>
          <draw:line draw:style-name="gr35" draw:text-style-name="P54" draw:layer="layout" svg:x1="1.85cm" svg:y1="18.8cm" svg:x2="1.05cm" svg:y2="18.8cm">
            <text:p/>
          </draw:line>
          <draw:line draw:style-name="gr36" draw:text-style-name="P54" draw:layer="layout" svg:x1="1cm" svg:y1="19.4cm" svg:x2="1.85cm" svg:y2="19.4cm">
            <text:p/>
          </draw:line>
          <draw:frame draw:style-name="gr37" draw:text-style-name="P55" draw:layer="layout" svg:width="3.2cm" svg:height="1.239cm" svg:x="1.85cm" svg:y="18.561cm">
            <draw:text-box>
              <text:p><text:span text:style-name="T65">Interprété par</text:span></text:p>
              <text:p><text:span text:style-name="T66"/></text:p>
              <text:p><text:span text:style-name="T65">Lu et écrit par</text:span></text:p>
            </draw:text-box>
          </draw:frame>
          <draw:line draw:style-name="gr34" draw:text-style-name="P53" draw:layer="layout" svg:x1="13cm" svg:y1="23.4cm" svg:x2="11.6cm" svg:y2="23.4cm">
            <text:p/>
          </draw:line>
        </draw:g>
        <presentation:notes draw:style-name="dp2">
          <draw:page-thumbnail draw:style-name="gr1" draw:layer="layout" svg:width="19.798cm" svg:height="11.136cm" svg:x="0.6cm" svg:y="2.257cm" draw:page-number="7" presentation:class="page"/>
          <draw:frame presentation:style-name="pr7" draw:text-style-name="P4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Organisation</text:span></text:p>
          </draw:text-box>
        </draw:frame>
        <draw:frame presentation:style-name="pr18" draw:text-style-name="P56" draw:layer="layout" svg:width="9.222cm" svg:height="22.7cm" svg:x="1.95cm" svg:y="5.5cm" presentation:class="outline" presentation:user-transformed="true">
          <draw:text-box>
            <text:p text:style-name="P38"><text:span text:style-name="T26">⌾</text:span><text:span text:style-name="T27"> </text:span><text:span text:style-name="T27">Déb</text:span><text:span text:style-name="T27">ut du </text:span><text:span text:style-name="T27">proje</text:span><text:span text:style-name="T27">t</text:span></text:p>
            <text:p text:style-name="P38"><text:span text:style-name="T28"/></text:p>
            <text:p text:style-name="P38"><text:span text:style-name="T28">L’org</text:span><text:span text:style-name="T28">anisa</text:span><text:span text:style-name="T28">tion </text:span><text:span text:style-name="T28">de </text:span><text:span text:style-name="T28">notre </text:span><text:span text:style-name="T28">proje</text:span><text:span text:style-name="T28">t se </text:span><text:span text:style-name="T28">const</text:span><text:span text:style-name="T28">itue </text:span><text:span text:style-name="T28">de </text:span><text:span text:style-name="T28">deux </text:span><text:span text:style-name="T28">parti</text:span><text:span text:style-name="T28">es : </text:span><text:span text:style-name="T28">tout </text:span><text:span text:style-name="T28">d’ab</text:span><text:span text:style-name="T28">ord </text:span><text:span text:style-name="T28">le </text:span><text:span text:style-name="T28">déb</text:span><text:span text:style-name="T28">ut </text:span><text:span text:style-name="T28">« de </text:span><text:span text:style-name="T28">plan</text:span><text:span text:style-name="T28">s et </text:span><text:span text:style-name="T28">d’ap</text:span><text:span text:style-name="T28">pren</text:span><text:span text:style-name="T28">tissa</text:span><text:span text:style-name="T28">ges » </text:span><text:span text:style-name="T28">entre </text:span><text:span text:style-name="T28">févri</text:span><text:span text:style-name="T28">er et </text:span><text:span text:style-name="T28">mars, </text:span><text:span text:style-name="T28">puis </text:span><text:span text:style-name="T28">le </text:span><text:span text:style-name="T28">cycle </text:span><text:span text:style-name="T28">un </text:span><text:span text:style-name="T28">peu </text:span><text:span text:style-name="T28">plus </text:span><text:span text:style-name="T28">inten</text:span><text:span text:style-name="T28">sif </text:span><text:span text:style-name="T28">dura</text:span><text:span text:style-name="T28">nt le </text:span><text:span text:style-name="T28">prem</text:span><text:span text:style-name="T28">ier </text:span><text:span text:style-name="T28">confi</text:span><text:span text:style-name="T28">nem</text:span><text:span text:style-name="T28">ent </text:span><text:span text:style-name="T28">du </text:span><text:span text:style-name="T28">coro</text:span><text:span text:style-name="T28">navir</text:span><text:span text:style-name="T28">us. </text:span><text:span text:style-name="T28">Eh </text:span><text:span text:style-name="T28">oui, </text:span><text:span text:style-name="T28">nous </text:span><text:span text:style-name="T28">som</text:span><text:span text:style-name="T28">mes </text:span><text:span text:style-name="T28">l’ann</text:span><text:span text:style-name="T28">ée </text:span><text:span text:style-name="T28">« pas </text:span><text:span text:style-name="T28">d’ch</text:span><text:span text:style-name="T28">ance</text:span><text:span text:style-name="T28"> » de </text:span><text:span text:style-name="T28">2020</text:span><text:span text:style-name="T28">.</text:span></text:p>
            <text:p text:style-name="P38"><text:span text:style-name="T28"/></text:p>
            <text:p text:style-name="P38"><text:span text:style-name="T41">Dès </text:span><text:span text:style-name="T41">la </text:span><text:span text:style-name="T41">prem</text:span><text:span text:style-name="T41">ière </text:span><text:span text:style-name="T41">séan</text:span><text:span text:style-name="T41">ce, </text:span><text:span text:style-name="T41">nous </text:span><text:span text:style-name="T41">avon</text:span><text:span text:style-name="T41">s </text:span><text:span text:style-name="T41">com</text:span><text:span text:style-name="T41">men</text:span><text:span text:style-name="T41">cé à </text:span><text:span text:style-name="T41">faire </text:span><text:span text:style-name="T41">des </text:span><text:span text:style-name="T41">sché</text:span><text:span text:style-name="T41">mas </text:span><text:span text:style-name="T41">et à </text:span><text:span text:style-name="T41">réflé</text:span><text:span text:style-name="T41">chir </text:span><text:span text:style-name="T41">aux </text:span><text:span text:style-name="T41">prem</text:span><text:span text:style-name="T41">ières </text:span><text:span text:style-name="T41">idée</text:span><text:span text:style-name="T41">s</text:span><text:span text:style-name="T29">, en </text:span><text:span text:style-name="T29">parti</text:span><text:span text:style-name="T29">culie</text:span><text:span text:style-name="T29">r le </text:span><text:span text:style-name="T29">desi</text:span><text:span text:style-name="T29">gn </text:span><text:span text:style-name="T29">qui </text:span><text:span text:style-name="T29">va </text:span><text:span text:style-name="T29">dirig</text:span><text:span text:style-name="T29">er </text:span><text:span text:style-name="T29">toute</text:span><text:span text:style-name="T29">s les </text:span><text:span text:style-name="T29">« fea</text:span><text:span text:style-name="T29">tures</text:span><text:span text:style-name="T29"> » à </text:span><text:span text:style-name="T29">faire. </text:span><text:span text:style-name="T29">Malg</text:span><text:span text:style-name="T29">ré </text:span><text:span text:style-name="T29">nos </text:span><text:span text:style-name="T29">sauv</text:span><text:span text:style-name="T29">e-</text:span><text:span text:style-name="T29">gard</text:span><text:span text:style-name="T29">es, </text:span><text:span text:style-name="T29">nous </text:span><text:span text:style-name="T29">avon</text:span><text:span text:style-name="T29">s </text:span><text:span text:style-name="T29">perd</text:span><text:span text:style-name="T29">u la </text:span><text:span text:style-name="T29">plup</text:span><text:span text:style-name="T29">art </text:span><text:span text:style-name="T29">mais </text:span><text:span text:style-name="T29">nous </text:span><text:span text:style-name="T29">les </text:span><text:span text:style-name="T29">avon</text:span><text:span text:style-name="T29">s </text:span><text:span text:style-name="T29">reco</text:span><text:span text:style-name="T29">mme</text:span><text:span text:style-name="T29">ncés, </text:span><text:span text:style-name="T29">ils </text:span><text:span text:style-name="T29">sont </text:span><text:span text:style-name="T29">four</text:span><text:span text:style-name="T29">nis </text:span><text:span text:style-name="T29">dans </text:span><text:span text:style-name="T29">l’ann</text:span><text:span text:style-name="T29">exe.</text:span></text:p>
            <text:p text:style-name="P38"><text:span text:style-name="T29"/></text:p>
            <text:p text:style-name="P38"><text:span text:style-name="T29">Nous </text:span><text:span text:style-name="T29">avon</text:span><text:span text:style-name="T29">s par </text:span><text:span text:style-name="T29">la </text:span><text:span text:style-name="T29">suite </text:span><text:span text:style-name="T29">imag</text:span><text:span text:style-name="T29">iné </text:span><text:span text:style-name="T29">la </text:span><text:span text:style-name="T29">struc</text:span><text:span text:style-name="T29">ture </text:span><text:span text:style-name="T29">de </text:span><text:span text:style-name="T29">notre </text:span><text:span text:style-name="T29">prog</text:span><text:span text:style-name="T29">ram</text:span><text:span text:style-name="T29">me </text:span><text:span text:style-name="T29">(sché</text:span><text:span text:style-name="T29">ma </text:span><text:span text:style-name="T29">de la </text:span><text:span text:style-name="T29">page </text:span><text:span text:style-name="T29">préc</text:span><text:span text:style-name="T29">éden</text:span><text:span text:style-name="T29">te), </text:span><text:span text:style-name="T29">com</text:span><text:span text:style-name="T29">ment </text:span><text:span text:style-name="T29">il </text:span><text:span text:style-name="T29">fonct</text:span><text:span text:style-name="T29">ionn</text:span><text:span text:style-name="T29">erait. </text:span><text:span text:style-name="T29">Puis</text:span><text:span text:style-name="T29">que </text:span><text:span text:style-name="T29">nous </text:span><text:span text:style-name="T29">avio</text:span><text:span text:style-name="T29">ns </text:span><text:span text:style-name="T29">déjà </text:span><text:span text:style-name="T29">sur </text:span><text:span text:style-name="T29">papi</text:span><text:span text:style-name="T29">er </text:span><text:span text:style-name="T29">une </text:span><text:span text:style-name="T29">idée </text:span><text:span text:style-name="T29">de </text:span><text:span text:style-name="T29">fonct</text:span><text:span text:style-name="T29">ionn</text:span><text:span text:style-name="T29">eme</text:span><text:span text:style-name="T29">nt, il </text:span><text:span text:style-name="T29">a été </text:span><text:span text:style-name="T29">facil</text:span><text:span text:style-name="T29">e de </text:span><text:span text:style-name="T29">déte</text:span><text:span text:style-name="T29">rmin</text:span><text:span text:style-name="T29">er </text:span><text:span text:style-name="T29">l’ordr</text:span><text:span text:style-name="T29">e </text:span><text:span text:style-name="T29">des </text:span><text:span text:style-name="T29">chos</text:span><text:span text:style-name="T29">es à </text:span><text:span text:style-name="T29">faire. </text:span><text:span text:style-name="T29">Tout </text:span><text:span text:style-name="T29">d’ab</text:span><text:span text:style-name="T29">ord </text:span><text:span text:style-name="T29">la </text:span><text:span text:style-name="T29">parti</text:span><text:span text:style-name="T29">e </text:span><text:span text:style-name="T29">des </text:span><text:span text:style-name="T29">articl</text:span><text:span text:style-name="T29">es, </text:span><text:span text:style-name="T29">ensu</text:span><text:span text:style-name="T29">ite la </text:span><text:span text:style-name="T29">parti</text:span><text:span text:style-name="T29">e </text:span><text:span text:style-name="T29">des </text:span><text:span text:style-name="T29">com</text:span><text:span text:style-name="T29">ptes </text:span><text:span text:style-name="T29">et </text:span><text:span text:style-name="T29">enfin </text:span><text:span text:style-name="T29">le </text:span><text:span text:style-name="T29">peau</text:span><text:span text:style-name="T29">finag</text:span><text:span text:style-name="T29">e du </text:span><text:span text:style-name="T29">pann</text:span><text:span text:style-name="T29">eau.</text:span></text:p>
            <text:p text:style-name="P38"><text:span text:style-name="T29"/></text:p>
            <text:p text:style-name="P38"><text:span text:style-name="T29">Les </text:span><text:span text:style-name="T29">séan</text:span><text:span text:style-name="T29">ces </text:span><text:span text:style-name="T29">suiva</text:span><text:span text:style-name="T29">ntes, </text:span><text:span text:style-name="T41">Rom</text:span><text:span text:style-name="T41">ain </text:span><text:span text:style-name="T41">et </text:span><text:span text:style-name="T41">Loga</text:span><text:span text:style-name="T41">n se </text:span><text:span text:style-name="T41">sont </text:span><text:span text:style-name="T41">mis </text:span><text:span text:style-name="T41">en </text:span><text:span text:style-name="T41">binô</text:span><text:span text:style-name="T41">me </text:span><text:span text:style-name="T41">tandi</text:span><text:span text:style-name="T41">s </text:span><text:span text:style-name="T41">que </text:span><text:span text:style-name="T41">Cami</text:span><text:span text:style-name="T41">lle </text:span><text:span text:style-name="T41">trava</text:span><text:span text:style-name="T41">illait </text:span><text:span text:style-name="T41">seul. </text:span><text:span text:style-name="T29">Notr</text:span><text:span text:style-name="T29">e </text:span><text:span text:style-name="T29">grou</text:span><text:span text:style-name="T29">pe </text:span><text:span text:style-name="T29">est </text:span><text:span text:style-name="T29">un </text:span><text:span text:style-name="T29">peu </text:span><text:span text:style-name="T29">spéci</text:span><text:span text:style-name="T29">al car </text:span><text:span text:style-name="T29">Loga</text:span><text:span text:style-name="T29">n </text:span><text:span text:style-name="T29">prati</text:span><text:span text:style-name="T29">que </text:span><text:span text:style-name="T29">déjà </text:span><text:span text:style-name="T29">le </text:span><text:span text:style-name="T29">php, </text:span><text:span text:style-name="T29">tandi</text:span><text:span text:style-name="T29">s </text:span><text:span text:style-name="T29">que </text:span><text:span text:style-name="T29">Cami</text:span><text:span text:style-name="T29">lle a </text:span><text:span text:style-name="T29">le </text:span><text:span text:style-name="T29">nive</text:span><text:span text:style-name="T29">au </text:span><text:span text:style-name="T29">d’ « </text:span><text:span text:style-name="T29">utilis</text:span><text:span text:style-name="T29">ateur</text:span><text:span text:style-name="T29"> ». </text:span><text:span text:style-name="T29">Seul </text:span><text:span text:style-name="T29">roma</text:span><text:span text:style-name="T29">in </text:span><text:span text:style-name="T29">était </text:span><text:span text:style-name="T29">vrai</text:span><text:span text:style-name="T29">ment </text:span><text:span text:style-name="T29">déb</text:span><text:span text:style-name="T29">utant</text:span><text:span text:style-name="T29">, </text:span><text:span text:style-name="T29">c’est </text:span><text:span text:style-name="T29">pour </text:span><text:span text:style-name="T29">cela </text:span><text:span text:style-name="T29">que </text:span><text:span text:style-name="T29">nous </text:span><text:span text:style-name="T29">l’avo</text:span><text:span text:style-name="T29">ns </text:span><text:span text:style-name="T29">laiss</text:span><text:span text:style-name="T29">é </text:span><text:span text:style-name="T29">« ap</text:span><text:span text:style-name="T29">pren</text:span><text:span text:style-name="T29">dre </text:span><text:span text:style-name="T29">par </text:span><text:span text:style-name="T29">la </text:span><text:span text:style-name="T29">prati</text:span><text:span text:style-name="T29">que </text:span><text:span text:style-name="T29">» </text:span><text:span text:style-name="T29">avec </text:span><text:span text:style-name="T29">Loga</text:span><text:span text:style-name="T29">n.</text:span></text:p>
            <text:p text:style-name="P38"><text:span text:style-name="T30"/></text:p>
          </draw:text-box>
        </draw:frame>
        <draw:frame presentation:style-name="pr19" draw:text-style-name="P58" draw:layer="layout" svg:width="9.222cm" svg:height="22.714cm" svg:x="11.45cm" svg:y="5.886cm" presentation:class="outline" presentation:user-transformed="true">
          <draw:text-box>
            <text:p text:style-name="P57"><text:span text:style-name="T29">Nous </text:span><text:span text:style-name="T29">avio</text:span><text:span text:style-name="T29">ns au </text:span><text:span text:style-name="T29">dépa</text:span><text:span text:style-name="T29">rt </text:span><text:span text:style-name="T29">utilis</text:span><text:span text:style-name="T29">é </text:span><text:span text:style-name="T29">l’outi</text:span><text:span text:style-name="T29">l Git </text:span><text:span text:style-name="T29">afin </text:span><text:span text:style-name="T29">de </text:span><text:span text:style-name="T29">faire </text:span><text:span text:style-name="T29">un </text:span><text:span text:style-name="T29">histo</text:span><text:span text:style-name="T29">rique </text:span><text:span text:style-name="T29">de </text:span><text:span text:style-name="T29">nos </text:span><text:span text:style-name="T29">chan</text:span><text:span text:style-name="T29">gem</text:span><text:span text:style-name="T29">ents </text:span><text:span text:style-name="T29">et de </text:span><text:span text:style-name="T29">voir </text:span><text:span text:style-name="T29">notre </text:span><text:span text:style-name="T29">prog</text:span><text:span text:style-name="T29">ressi</text:span><text:span text:style-name="T29">on </text:span><text:span text:style-name="T29">au </text:span><text:span text:style-name="T29">cours </text:span><text:span text:style-name="T29">du </text:span><text:span text:style-name="T29">temp</text:span><text:span text:style-name="T29">s. </text:span><text:span text:style-name="T29">Git, </text:span><text:span text:style-name="T29">c’est </text:span><text:span text:style-name="T29">un </text:span><text:span text:style-name="T29">peu </text:span><text:span text:style-name="T29">le </text:span><text:span text:style-name="T29">moy</text:span><text:span text:style-name="T29">en </text:span><text:span text:style-name="T29">d’arc</text:span><text:span text:style-name="T29">hiva</text:span><text:span text:style-name="T29">ge </text:span><text:span text:style-name="T29">parfa</text:span><text:span text:style-name="T29">it </text:span><text:span text:style-name="T29">pour </text:span><text:span text:style-name="T29">les </text:span><text:span text:style-name="T29">prog</text:span><text:span text:style-name="T29">ram</text:span><text:span text:style-name="T29">mes. </text:span><text:span text:style-name="T29">On </text:span><text:span text:style-name="T29">se </text:span><text:span text:style-name="T29">dem</text:span><text:span text:style-name="T29">ande </text:span><text:span text:style-name="T29">mêm</text:span><text:span text:style-name="T29">e </text:span><text:span text:style-name="T29">pour</text:span><text:span text:style-name="T29">quoi </text:span><text:span text:style-name="T29">il </text:span><text:span text:style-name="T29">n’est </text:span><text:span text:style-name="T29">pas </text:span><text:span text:style-name="T29">utilis</text:span><text:span text:style-name="T29">é </text:span><text:span text:style-name="T29">dans </text:span><text:span text:style-name="T29">d’aut</text:span><text:span text:style-name="T29">res </text:span><text:span text:style-name="T29">secte</text:span><text:span text:style-name="T29">urs, </text:span><text:span text:style-name="T29">com</text:span><text:span text:style-name="T29">me </text:span><text:span text:style-name="T29">la </text:span><text:span text:style-name="T29">créat</text:span><text:span text:style-name="T29">ion </text:span><text:span text:style-name="T29">de </text:span><text:span text:style-name="T29">nouv</text:span><text:span text:style-name="T29">elles </text:span><text:span text:style-name="T29">loi </text:span><text:span text:style-name="T29">qui </text:span><text:span text:style-name="T29">per</text:span><text:span text:style-name="T29">met </text:span><text:span text:style-name="T29">un </text:span><text:span text:style-name="T29">vote </text:span><text:span text:style-name="T29">ou </text:span><text:span text:style-name="T29">une </text:span><text:span text:style-name="T29">révisi</text:span><text:span text:style-name="T29">on </text:span><text:span text:style-name="T29">de </text:span><text:span text:style-name="T29">chan</text:span><text:span text:style-name="T29">gem</text:span><text:span text:style-name="T29">ents </text:span><text:span text:style-name="T29">de </text:span><text:span text:style-name="T29">mani</text:span><text:span text:style-name="T29">ère </text:span><text:span text:style-name="T29">facil</text:span><text:span text:style-name="T29">e et </text:span><text:span text:style-name="T29">trans</text:span><text:span text:style-name="T29">pare</text:span><text:span text:style-name="T29">nte. </text:span><text:span text:style-name="T29">Mais </text:span><text:span text:style-name="T29">soit.</text:span></text:p>
            <text:p text:style-name="P57"><text:span text:style-name="T29">Nous </text:span><text:span text:style-name="T29">utilisi</text:span><text:span text:style-name="T29">ons </text:span><text:span text:style-name="T29">Ato</text:span><text:span text:style-name="T29">m </text:span><text:span text:style-name="T29">com</text:span><text:span text:style-name="T29">me </text:span><text:span text:style-name="T29">édite</text:span><text:span text:style-name="T29">ur de </text:span><text:span text:style-name="T29">texte </text:span><text:span text:style-name="T29">qui a </text:span><text:span text:style-name="T29">la </text:span><text:span text:style-name="T29">chan</text:span><text:span text:style-name="T29">ce </text:span><text:span text:style-name="T29">d’int</text:span><text:span text:style-name="T29">égre</text:span><text:span text:style-name="T29">r Git </text:span><text:span text:style-name="T29">par </text:span><text:span text:style-name="T29">défa</text:span><text:span text:style-name="T29">ut. </text:span><text:span text:style-name="T29">Loga</text:span><text:span text:style-name="T29">n a </text:span><text:span text:style-name="T29">pu </text:span><text:span text:style-name="T29">parta</text:span><text:span text:style-name="T29">ger </text:span><text:span text:style-name="T29">certa</text:span><text:span text:style-name="T29">ins </text:span><text:span text:style-name="T29">racco</text:span><text:span text:style-name="T29">urcis </text:span><text:span text:style-name="T29">clavi</text:span><text:span text:style-name="T29">ers </text:span><text:span text:style-name="T29">très </text:span><text:span text:style-name="T29">effica</text:span><text:span text:style-name="T29">ces </text:span><text:span text:style-name="T29">ainsi </text:span><text:span text:style-name="T29">que </text:span><text:span text:style-name="T29">l’utili</text:span><text:span text:style-name="T29">satio</text:span><text:span text:style-name="T29">n de </text:span><text:span text:style-name="T29">l’aut</text:span><text:span text:style-name="T29">o-</text:span><text:span text:style-name="T29">com</text:span><text:span text:style-name="T29">pléti</text:span><text:span text:style-name="T29">on </text:span><text:span text:style-name="T29">ou la </text:span><text:span text:style-name="T29">cons</text:span><text:span text:style-name="T29">ole </text:span><text:span text:style-name="T29">web, </text:span><text:span text:style-name="T29">qui </text:span><text:span text:style-name="T29">est </text:span><text:span text:style-name="T29">un </text:span><text:span text:style-name="T29">gran</text:span><text:span text:style-name="T29">d </text:span><text:span text:style-name="T29">gagn</text:span><text:span text:style-name="T29">e-</text:span><text:span text:style-name="T29">temp</text:span><text:span text:style-name="T29">s </text:span><text:span text:style-name="T29">pour </text:span><text:span text:style-name="T29">créer </text:span><text:span text:style-name="T29">et </text:span><text:span text:style-name="T29">déb</text:span><text:span text:style-name="T29">ogue</text:span><text:span text:style-name="T29">r des </text:span><text:span text:style-name="T29">struc</text:span><text:span text:style-name="T29">tures </text:span><text:span text:style-name="T29">HTM</text:span><text:span text:style-name="T29">L </text:span><text:span text:style-name="T29">rapid</text:span><text:span text:style-name="T29">eme</text:span><text:span text:style-name="T29">nt.</text:span></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38"><text:span text:style-name="T29"/></text:p>
            <text:p text:style-name="P57"><text:span text:style-name="T29">Final</text:span><text:span text:style-name="T29">eme</text:span><text:span text:style-name="T29">nt, </text:span><text:span text:style-name="T29">mêm</text:span><text:span text:style-name="T29">e si </text:span><text:span text:style-name="T29">cela </text:span><text:span text:style-name="T29">était </text:span><text:span text:style-name="T29">quali</text:span><text:span text:style-name="T29">fié </text:span><text:span text:style-name="T29">de </text:span><text:span text:style-name="T29">cycle </text:span><text:span text:style-name="T29">d’ap</text:span><text:span text:style-name="T29">pren</text:span><text:span text:style-name="T29">tissa</text:span><text:span text:style-name="T29">ge, </text:span><text:span text:style-name="T29">celui</text:span><text:span text:style-name="T29">-ci </text:span><text:span text:style-name="T29">était </text:span><text:span text:style-name="T29">très </text:span><text:span text:style-name="T29">prod</text:span><text:span text:style-name="T29">uctif.</text:span><text:span text:style-name="T41"> </text:span><text:span text:style-name="T41">Nous </text:span><text:span text:style-name="T41">avan</text:span><text:span text:style-name="T41">cions </text:span><text:span text:style-name="T41">à </text:span><text:span text:style-name="T41">une </text:span><text:span text:style-name="T41">vites</text:span><text:span text:style-name="T41">se </text:span><text:span text:style-name="T41">rema</text:span><text:span text:style-name="T41">rqua</text:span><text:span text:style-name="T41">ble, </text:span><text:span text:style-name="T41">peut </text:span><text:span text:style-name="T41">être </text:span><text:span text:style-name="T41">mêm</text:span><text:span text:style-name="T41">e un </text:span><text:span text:style-name="T41">peu </text:span><text:span text:style-name="T41">plus </text:span><text:span text:style-name="T41">effica</text:span><text:span text:style-name="T41">ce </text:span><text:span text:style-name="T41">que </text:span><text:span text:style-name="T41">dura</text:span><text:span text:style-name="T41">nt le </text:span><text:span text:style-name="T41">confi</text:span><text:span text:style-name="T41">nem</text:span><text:span text:style-name="T41">ent</text:span><text:span text:style-name="T29">. </text:span><text:span text:style-name="T29">Cela </text:span><text:span text:style-name="T29">pouv</text:span><text:span text:style-name="T29">ait </text:span><text:span text:style-name="T29">s’exp</text:span><text:span text:style-name="T29">lique</text:span><text:span text:style-name="T29">r par </text:span><text:span text:style-name="T29">la </text:span><text:span text:style-name="T29">facili</text:span><text:span text:style-name="T29">té </text:span><text:span text:style-name="T29">des </text:span><text:span text:style-name="T29">tâch</text:span><text:span text:style-name="T29">es.</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lt;numéro&gt;</text:page-number></text:span></text:p>
          </draw:text-box>
        </draw:frame>
        <draw:polygon draw:style-name="gr10" draw:text-style-name="P12" draw:layer="layout" svg:width="1.399cm" svg:height="1.399cm" svg:x="11.45cm" svg:y="21.8cm" svg:viewBox="0 0 1400 1400" draw:points="0,1400 0,1000 0,0 400,0 400,1000 1400,1000 1400,1400 400,1400">
          <text:p/>
        </draw:polygon>
        <draw:polygon draw:style-name="gr10" draw:text-style-name="P12" draw:layer="layout" svg:width="1.399cm" svg:height="1.399cm" svg:x="19.2cm" svg:y="17.2cm" svg:viewBox="0 0 1400 1400" draw:points="1400,0 1400,400 1400,1400 1000,1400 1000,400 0,400 0,0 1000,0">
          <text:p/>
        </draw:polygon>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67"> Organisation</text:span></text:p>
          </draw:text-box>
        </draw:frame>
        <presentation:notes draw:style-name="dp2">
          <draw:page-thumbnail draw:style-name="gr1" draw:layer="layout" svg:width="19.798cm" svg:height="11.136cm" svg:x="0.6cm" svg:y="2.257cm" draw:page-number="8" presentation:class="page"/>
          <draw:frame presentation:style-name="pr7" draw:text-style-name="P4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custom-shape draw:style-name="gr38" draw:text-style-name="P59" draw:layer="layout" svg:width="8.8cm" svg:height="5.6cm" svg:x="0.6cm" svg:y="22.6cm">
          <text:p/>
          <draw:enhanced-geometry svg:viewBox="0 0 21600 21600" draw:path-stretchpoint-x="10800" draw:path-stretchpoint-y="10800" draw:text-areas="?f3 ?f4 ?f5 ?f6" draw:type="round-rectangle" draw:modifiers="2603.106588109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39" draw:layer="layout" svg:width="9.222cm" svg:height="20.2cm" svg:x="0.65cm" svg:y="1.6cm" presentation:class="outline" presentation:user-transformed="true">
          <draw:text-box>
            <text:p text:style-name="P37"><text:span text:style-name="T26">⌾</text:span><text:span text:style-name="T27"> </text:span><text:span text:style-name="T27">Avril </text:span><text:span text:style-name="T27">: </text:span><text:span text:style-name="T27">code</text:span><text:span text:style-name="T27">r </text:span><text:span text:style-name="T27">confi</text:span><text:span text:style-name="T27">nés</text:span></text:p>
            <text:p text:style-name="P38"><text:span text:style-name="T28"/></text:p>
            <text:p text:style-name="P38"><text:span text:style-name="T28">L’ann</text:span><text:span text:style-name="T28">once </text:span><text:span text:style-name="T28">du </text:span><text:span text:style-name="T28">confi</text:span><text:span text:style-name="T28">nem</text:span><text:span text:style-name="T28">ent, </text:span><text:span text:style-name="T28">on a </text:span><text:span text:style-name="T28">pu le </text:span><text:span text:style-name="T28">pren</text:span><text:span text:style-name="T28">dre </text:span><text:span text:style-name="T28">bien </text:span><text:span text:style-name="T28">ou </text:span><text:span text:style-name="T28">mal. </text:span><text:span text:style-name="T28">En </text:span><text:span text:style-name="T28">fait, </text:span><text:span text:style-name="T28">on </text:span><text:span text:style-name="T28">s’est </text:span><text:span text:style-name="T28">surto</text:span><text:span text:style-name="T28">ut </text:span><text:span text:style-name="T28">relâc</text:span><text:span text:style-name="T28">hés </text:span><text:span text:style-name="T28">sur </text:span><text:span text:style-name="T28">le </text:span><text:span text:style-name="T28">code</text:span><text:span text:style-name="T28">, </text:span><text:span text:style-name="T28">jusq</text:span><text:span text:style-name="T28">u’à </text:span><text:span text:style-name="T28">inter</text:span><text:span text:style-name="T28">prét</text:span><text:span text:style-name="T28">er la </text:span><text:span text:style-name="T28">dead</text:span><text:span text:style-name="T28">line </text:span><text:span text:style-name="T28">au </text:span><text:span text:style-name="T28">déb</text:span><text:span text:style-name="T28">ut </text:span><text:span text:style-name="T28">mai </text:span><text:span text:style-name="T28">(qui </text:span><text:span text:style-name="T28">se </text:span><text:span text:style-name="T28">relev</text:span><text:span text:style-name="T28">ait </text:span><text:span text:style-name="T28">être </text:span><text:span text:style-name="T28">dura</text:span><text:span text:style-name="T28">nt le </text:span><text:span text:style-name="T28">mois </text:span><text:span text:style-name="T28">de </text:span><text:span text:style-name="T28">juin)</text:span></text:p>
            <text:p text:style-name="P38"><text:span text:style-name="T28"/></text:p>
            <text:p text:style-name="P38"><text:span text:style-name="T29">À ce </text:span><text:span text:style-name="T29">mom</text:span><text:span text:style-name="T29">ent </text:span><text:span text:style-name="T29">là, </text:span><text:span text:style-name="T29">Git </text:span><text:span text:style-name="T29">n’éta</text:span><text:span text:style-name="T29">it </text:span><text:span text:style-name="T29">pas </text:span><text:span text:style-name="T29">un </text:span><text:span text:style-name="T29">logic</text:span><text:span text:style-name="T29">iel </text:span><text:span text:style-name="T29">de </text:span><text:span text:style-name="T29">sauv</text:span><text:span text:style-name="T29">egar</text:span><text:span text:style-name="T29">de </text:span><text:span text:style-name="T29">mais </text:span><text:span text:style-name="T29">plutô</text:span><text:span text:style-name="T29">t de </text:span><text:span text:style-name="T29">colla</text:span><text:span text:style-name="T29">borat</text:span><text:span text:style-name="T29">ion. </text:span><text:span text:style-name="T29">Le </text:span><text:span text:style-name="T29">code </text:span><text:span text:style-name="T29">local </text:span><text:span text:style-name="T29">a </text:span><text:span text:style-name="T29">final</text:span><text:span text:style-name="T29">eme</text:span><text:span text:style-name="T29">nt </text:span><text:span text:style-name="T29">été </text:span><text:span text:style-name="T29">publi</text:span><text:span text:style-name="T29">é sur </text:span><text:span text:style-name="T41">Gith</text:span><text:span text:style-name="T41">ub</text:span><text:span text:style-name="T29">, </text:span><text:span text:style-name="T29">et </text:span><text:span text:style-name="T29">nous </text:span><text:span text:style-name="T29">avon</text:span><text:span text:style-name="T29">s eu </text:span><text:span text:style-name="T29">l’occ</text:span><text:span text:style-name="T29">asion </text:span><text:span text:style-name="T29">de </text:span><text:span text:style-name="T29">teste</text:span><text:span text:style-name="T29">r les </text:span><text:span text:style-name="T29">servi</text:span><text:span text:style-name="T29">ces </text:span><text:span text:style-name="T29">prop</text:span><text:span text:style-name="T29">osés.</text:span></text:p>
            <text:p text:style-name="P38"><text:span text:style-name="T29"/></text:p>
            <text:p text:style-name="P38"><text:span text:style-name="T29">Tout </text:span><text:span text:style-name="T29">d’ab</text:span><text:span text:style-name="T29">ord, </text:span><text:span text:style-name="T29">nous </text:span><text:span text:style-name="T29">avon</text:span><text:span text:style-name="T29">s </text:span><text:span text:style-name="T29">créé </text:span><text:span text:style-name="T29">un </text:span><text:span text:style-name="T29">serve</text:span><text:span text:style-name="T29">ur </text:span><text:span text:style-name="T29">Disc</text:span><text:span text:style-name="T29">ord </text:span><text:span text:style-name="T29">(une </text:span><text:span text:style-name="T29">mess</text:span><text:span text:style-name="T29">ageri</text:span><text:span text:style-name="T29">e </text:span><text:span text:style-name="T29">proc</text:span><text:span text:style-name="T29">he </text:span><text:span text:style-name="T29">de </text:span><text:span text:style-name="T29">Slack</text:span><text:span text:style-name="T29">, ou </text:span><text:span text:style-name="T29">de </text:span><text:span text:style-name="T29">multi</text:span><text:span text:style-name="T29">ples </text:span><text:span text:style-name="T29">salon</text:span><text:span text:style-name="T29">s IRC </text:span><text:span text:style-name="T29">regr</text:span><text:span text:style-name="T29">oupé</text:span><text:span text:style-name="T29">s en </text:span><text:span text:style-name="T29">caté</text:span><text:span text:style-name="T29">gorie</text:span><text:span text:style-name="T29">s). </text:span><text:span text:style-name="T29">Ça </text:span><text:span text:style-name="T29">tomb</text:span><text:span text:style-name="T29">e </text:span><text:span text:style-name="T29">bien, </text:span><text:span text:style-name="T29">car il </text:span><text:span text:style-name="T29">est </text:span><text:span text:style-name="T29">possi</text:span><text:span text:style-name="T29">ble </text:span><text:span text:style-name="T29">de </text:span><text:span text:style-name="T29">créer </text:span><text:span text:style-name="T29">des </text:span><text:span text:style-name="T29">«</text:span><text:span text:style-name="T41"> we</text:span><text:span text:style-name="T41">bhoo</text:span><text:span text:style-name="T41">ks </text:span><text:span text:style-name="T29">», </text:span><text:span text:style-name="T29">c’est </text:span><text:span text:style-name="T29">à </text:span><text:span text:style-name="T29">dire </text:span><text:span text:style-name="T29">de </text:span><text:span text:style-name="T29">notifi</text:span><text:span text:style-name="T29">er </text:span><text:span text:style-name="T29">sur </text:span><text:span text:style-name="T29">Disc</text:span><text:span text:style-name="T29">ord </text:span><text:span text:style-name="T29">les </text:span><text:span text:style-name="T29">activi</text:span><text:span text:style-name="T29">tés </text:span><text:span text:style-name="T29">de </text:span><text:span text:style-name="T29">notre </text:span><text:span text:style-name="T29">repo</text:span><text:span text:style-name="T29">sitory </text:span><text:span text:style-name="T29">Gith</text:span><text:span text:style-name="T29">ub.</text:span></text:p>
            <text:p text:style-name="P38"><text:span text:style-name="T29"/></text:p>
            <text:p text:style-name="P38"><text:span text:style-name="T29">Gith</text:span><text:span text:style-name="T29">ub </text:span><text:span text:style-name="T29">prop</text:span><text:span text:style-name="T29">osait </text:span><text:span text:style-name="T29">ensu</text:span><text:span text:style-name="T29">ite </text:span><text:span text:style-name="T29">les </text:span><text:span text:style-name="T29">tradit</text:span><text:span text:style-name="T29">ionn</text:span><text:span text:style-name="T29">els </text:span><text:span text:style-name="T29">issue</text:span><text:span text:style-name="T29">s et </text:span><text:span text:style-name="T29">pull </text:span><text:span text:style-name="T29">requ</text:span><text:span text:style-name="T29">ests, </text:span><text:span text:style-name="T29">mais </text:span><text:span text:style-name="T29">nous </text:span><text:span text:style-name="T29">avon</text:span><text:span text:style-name="T29">s </text:span><text:span text:style-name="T29">déco</text:span><text:span text:style-name="T29">uvert </text:span><text:span text:style-name="T29">le </text:span><text:span text:style-name="T29">fonct</text:span><text:span text:style-name="T29">ionn</text:span><text:span text:style-name="T29">eme</text:span><text:span text:style-name="T29">nt de </text:span><text:span text:style-name="T29">la </text:span><text:span text:style-name="T29">secti</text:span><text:span text:style-name="T29">on </text:span><text:span text:style-name="T29">«</text:span><text:span text:style-name="T41"> pro</text:span><text:span text:style-name="T41">jects </text:span><text:span text:style-name="T29">». Il </text:span><text:span text:style-name="T29">per</text:span><text:span text:style-name="T29">met </text:span><text:span text:style-name="T29">de </text:span><text:span text:style-name="T29">créer </text:span><text:span text:style-name="T29">des </text:span><text:span text:style-name="T29">table</text:span><text:span text:style-name="T29">aux </text:span><text:span text:style-name="T29">de </text:span><text:span text:style-name="T29">post-</text:span><text:span text:style-name="T29">it à </text:span><text:span text:style-name="T29">dépl</text:span><text:span text:style-name="T29">acer </text:span><text:span text:style-name="T29">dans </text:span><text:span text:style-name="T29">des </text:span><text:span text:style-name="T29">caté</text:span><text:span text:style-name="T29">gorie</text:span><text:span text:style-name="T29">s </text:span><text:span text:style-name="T29">(</text:span><text:span text:style-name="T50">todo</text:span><text:span text:style-name="T50">s, in </text:span><text:span text:style-name="T50">prog</text:span><text:span text:style-name="T50">ress, </text:span><text:span text:style-name="T50">done</text:span><text:span text:style-name="T29">) ce </text:span><text:span text:style-name="T29">qui </text:span><text:span text:style-name="T29">repla</text:span><text:span text:style-name="T29">ce et </text:span><text:span text:style-name="T29">fait </text:span><text:span text:style-name="T29">mêm</text:span><text:span text:style-name="T29">e </text:span><text:span text:style-name="T29">mieu</text:span><text:span text:style-name="T29">x et </text:span><text:span text:style-name="T29">plus </text:span><text:span text:style-name="T29">rapid</text:span><text:span text:style-name="T29">eme</text:span><text:span text:style-name="T29">nt </text:span><text:span text:style-name="T29">qu’u</text:span><text:span text:style-name="T29">n </text:span><text:span text:style-name="T29">cahi</text:span><text:span text:style-name="T29">er </text:span><text:span text:style-name="T29">des </text:span><text:span text:style-name="T29">char</text:span><text:span text:style-name="T29">ges </text:span><text:span text:style-name="T29">stan</text:span><text:span text:style-name="T29">dard. </text:span><text:span text:style-name="T29">Nous </text:span><text:span text:style-name="T29">avon</text:span><text:span text:style-name="T29">s </text:span><text:span text:style-name="T29">aussi </text:span><text:span text:style-name="T29">déco</text:span><text:span text:style-name="T29">uvert </text:span><text:span text:style-name="T41">l’inté</text:span><text:span text:style-name="T41">grati</text:span><text:span text:style-name="T41">on </text:span><text:span text:style-name="T41">conti</text:span><text:span text:style-name="T41">nue</text:span><text:span text:style-name="T68">, </text:span><text:span text:style-name="T68">utilis</text:span><text:span text:style-name="T68">ée </text:span><text:span text:style-name="T68">ici </text:span><text:span text:style-name="T68">pour </text:span><text:span text:style-name="T68">vérifi</text:span><text:span text:style-name="T68">er la </text:span><text:span text:style-name="T68">beau</text:span><text:span text:style-name="T68">té du </text:span><text:span text:style-name="T68">code</text:span><text:span text:style-name="T68">. </text:span><text:span text:style-name="T68">Oui, </text:span><text:span text:style-name="T68">la </text:span><text:span text:style-name="T68">beau</text:span><text:span text:style-name="T68">té ! </text:span><text:span text:style-name="T68">En </text:span><text:span text:style-name="T68">effet,</text:span></text:p>
            <text:p text:style-name="P38"><text:span text:style-name="T29"/></text:p>
          </draw:text-box>
        </draw:frame>
        <draw:frame presentation:style-name="pr21" draw:text-style-name="P39" draw:layer="layout" svg:width="9.222cm" svg:height="26.6cm" svg:x="10.15cm" svg:y="1.6cm" presentation:class="outline" presentation:user-transformed="true">
          <draw:text-box>
            <text:p text:style-name="P60"><text:span text:style-name="T29">Dans </text:span><text:span text:style-name="T29">son </text:span><text:span text:style-name="T29">livre </text:span><text:span text:style-name="T29">Clea</text:span><text:span text:style-name="T29">n </text:span><text:span text:style-name="T29">Cod</text:span><text:span text:style-name="T29">e, </text:span><text:span text:style-name="T29">Robe</text:span><text:span text:style-name="T29">rt C. </text:span><text:span text:style-name="T29">Marti</text:span><text:span text:style-name="T29">n </text:span><text:span text:style-name="T29">esti</text:span><text:span text:style-name="T29">me </text:span><text:span text:style-name="T29">que </text:span><text:span text:style-name="T29">le </text:span><text:span text:style-name="T29">princ</text:span><text:span text:style-name="T29">ipal </text:span><text:span text:style-name="T29">défa</text:span><text:span text:style-name="T29">ut de </text:span><text:span text:style-name="T29">la </text:span><text:span text:style-name="T29">prog</text:span><text:span text:style-name="T29">ram</text:span><text:span text:style-name="T29">mati</text:span><text:span text:style-name="T29">on </text:span><text:span text:style-name="T29">« sta</text:span><text:span text:style-name="T29">ndart</text:span><text:span text:style-name="T29"> » </text:span><text:span text:style-name="T29">(bull</text:span><text:span text:style-name="T29">shit </text:span><text:span text:style-name="T29">job </text:span><text:span text:style-name="T29">avec </text:span><text:span text:style-name="T29">des </text:span><text:span text:style-name="T29">prob</text:span><text:span text:style-name="T29">lème</text:span><text:span text:style-name="T29">s de </text:span><text:span text:style-name="T29">dead</text:span><text:span text:style-name="T29">lines </text:span><text:span text:style-name="T29">et de </text:span><text:span text:style-name="T29">dett</text:span><text:span text:style-name="T29">es </text:span><text:span text:style-name="T29">tech</text:span><text:span text:style-name="T29">niqu</text:span><text:span text:style-name="T29">e) </text:span><text:span text:style-name="T29">est </text:span><text:span text:style-name="T29">un </text:span><text:span text:style-name="T29">prob</text:span><text:span text:style-name="T29">lème </text:span><text:span text:style-name="T29">de </text:span><text:span text:style-name="T29">quali</text:span><text:span text:style-name="T29">té de </text:span><text:span text:style-name="T29">code</text:span><text:span text:style-name="T29">. Le </text:span><text:span text:style-name="T29">code </text:span><text:span text:style-name="T29">doit </text:span><text:span text:style-name="T29">se </text:span><text:span text:style-name="T29">lire </text:span><text:span text:style-name="T29">aussi </text:span><text:span text:style-name="T29">facil</text:span><text:span text:style-name="T29">eme</text:span><text:span text:style-name="T29">nt </text:span><text:span text:style-name="T29">qu’u</text:span><text:span text:style-name="T29">n </text:span><text:span text:style-name="T29">poê</text:span><text:span text:style-name="T29">me.</text:span></text:p>
            <text:p text:style-name="P60"><text:span text:style-name="T29">Ainsi</text:span><text:span text:style-name="T29">, </text:span><text:span text:style-name="T29">Loga</text:span><text:span text:style-name="T29">n (en </text:span><text:span text:style-name="T29">char</text:span><text:span text:style-name="T29">ge </text:span><text:span text:style-name="T29">de </text:span><text:span text:style-name="T29">l’org</text:span><text:span text:style-name="T29">anisa</text:span><text:span text:style-name="T29">tion) </text:span><text:span text:style-name="T29">a été </text:span><text:span text:style-name="T29">très </text:span><text:span text:style-name="T29">point</text:span><text:span text:style-name="T29">illeu</text:span><text:span text:style-name="T29">x sur </text:span><text:span text:style-name="T29">la </text:span><text:span text:style-name="T29">quali</text:span><text:span text:style-name="T29">té du </text:span><text:span text:style-name="T29">code</text:span><text:span text:style-name="T29">. </text:span><text:span text:style-name="T29">Mais </text:span><text:span text:style-name="T29">pas </text:span><text:span text:style-name="T29">seul</text:span><text:span text:style-name="T29">eme</text:span><text:span text:style-name="T29">nt : </text:span><text:span text:style-name="T29">Robe</text:span><text:span text:style-name="T29">rt C. </text:span><text:span text:style-name="T29">Marti</text:span><text:span text:style-name="T29">n a </text:span><text:span text:style-name="T29">égal</text:span><text:span text:style-name="T29">eme</text:span><text:span text:style-name="T29">nt </text:span><text:span text:style-name="T29">contr</text:span><text:span text:style-name="T29">ibué </text:span><text:span text:style-name="T29">à </text:span><text:span text:style-name="T69">l’</text:span><text:span text:style-name="T50">eXtr</text:span><text:span text:style-name="T50">eme </text:span><text:span text:style-name="T50">Prog</text:span><text:span text:style-name="T50">ram</text:span><text:span text:style-name="T50">ming</text:span><text:span text:style-name="T29">, </text:span><text:span text:style-name="T29">dont </text:span><text:span text:style-name="T29">les </text:span><text:span text:style-name="T29">tech</text:span><text:span text:style-name="T29">ni-</text:span><text:span text:style-name="T29">ques </text:span><text:span text:style-name="T29">de </text:span><text:span text:style-name="T29">prod</text:span><text:span text:style-name="T29">uctio</text:span><text:span text:style-name="T29">ns </text:span><text:span text:style-name="T29">ont </text:span><text:span text:style-name="T29">été </text:span><text:span text:style-name="T29">inspi</text:span><text:span text:style-name="T29">rées </text:span><text:span text:style-name="T29">: </text:span></text:p>
            <text:p text:style-name="P38"><text:span text:style-name="T32">1. </text:span><text:span text:style-name="T29">Jeu </text:span><text:span text:style-name="T29">de </text:span><text:span text:style-name="T29">plan</text:span><text:span text:style-name="T29">ning </text:span><text:span text:style-name="T29">: à </text:span><text:span text:style-name="T29">l’aid</text:span><text:span text:style-name="T29">e </text:span><text:span text:style-name="T29">des </text:span><text:span text:style-name="T50">proje</text:span><text:span text:style-name="T50">ts</text:span><text:span text:style-name="T29"> </text:span><text:span text:style-name="T29">githu</text:span><text:span text:style-name="T29">b, </text:span><text:span text:style-name="T29">déte</text:span><text:span text:style-name="T29">rmin</text:span><text:span text:style-name="T29">er </text:span><text:span text:style-name="T29">les </text:span><text:span text:style-name="T29">chos</text:span><text:span text:style-name="T29">es à <text:s/></text:span><text:span text:style-name="T29">faire </text:span><text:span text:style-name="T29">dans </text:span><text:span text:style-name="T29">un </text:span><text:span text:style-name="T29">temp</text:span><text:span text:style-name="T29">s </text:span><text:span text:style-name="T29">donn</text:span><text:span text:style-name="T29">é. </text:span><text:span text:style-name="T29">Tout </text:span><text:span text:style-name="T29">en </text:span><text:span text:style-name="T29">faisa</text:span><text:span text:style-name="T29">nt du </text:span><text:span text:style-name="T29">refac</text:span><text:span text:style-name="T29">torin</text:span><text:span text:style-name="T29">g de </text:span><text:span text:style-name="T29">code </text:span><text:span text:style-name="T29">et de </text:span><text:span text:style-name="T29">l’itér</text:span><text:span text:style-name="T29">ation </text:span><text:span text:style-name="T29">(nou</text:span><text:span text:style-name="T29">velle</text:span><text:span text:style-name="T29">s </text:span><text:span text:style-name="T29">fonct</text:span><text:span text:style-name="T29">ionn</text:span><text:span text:style-name="T29">alités</text:span><text:span text:style-name="T29">) en </text:span><text:span text:style-name="T29">moy</text:span><text:span text:style-name="T29">enne </text:span><text:span text:style-name="T29">à </text:span><text:span text:style-name="T29">part </text:span><text:span text:style-name="T29">égal</text:span><text:span text:style-name="T29">es. <text:s text:c="4"/></text:span><text:span text:style-name="T29"><text:s/></text:span><text:span text:style-name="T50">→ </text:span><text:span text:style-name="T50">voir </text:span><text:span text:style-name="T50">anne</text:span><text:span text:style-name="T50">xe</text:span></text:p>
            <text:p text:style-name="P35"><text:span text:style-name="T39">2. </text:span><text:span text:style-name="T29">Revu</text:span><text:span text:style-name="T29">e du </text:span><text:span text:style-name="T29">code</text:span><text:span text:style-name="T29"> : </text:span><text:span text:style-name="T29">nous </text:span><text:span text:style-name="T29">avon</text:span><text:span text:style-name="T29">s fait </text:span><text:span text:style-name="T29">en </text:span><text:span text:style-name="T29">sorte </text:span><text:span text:style-name="T29">de </text:span><text:span text:style-name="T29">faire </text:span><text:span text:style-name="T29">tour</text:span><text:span text:style-name="T29">ner </text:span><text:span text:style-name="T29">l’équ</text:span><text:span text:style-name="T29">ipe </text:span><text:span text:style-name="T29">en </text:span><text:span text:style-name="T29">une </text:span><text:span text:style-name="T29">pers</text:span><text:span text:style-name="T29">onne </text:span><text:span text:style-name="T29">solo </text:span><text:span text:style-name="T29">et </text:span><text:span text:style-name="T29">deux </text:span><text:span text:style-name="T29">pers</text:span><text:span text:style-name="T29">onne</text:span><text:span text:style-name="T29">s </text:span><text:span text:style-name="T29">binô</text:span><text:span text:style-name="T29">mes.</text:span></text:p>
            <text:p text:style-name="P38"><text:span text:style-name="T32">3. </text:span><text:span text:style-name="T29">Appr</text:span><text:span text:style-name="T29">opria</text:span><text:span text:style-name="T29">tion </text:span><text:span text:style-name="T29">colle</text:span><text:span text:style-name="T29">ctive </text:span><text:span text:style-name="T29">du </text:span><text:span text:style-name="T29">code</text:span><text:span text:style-name="T29"> : </text:span><text:span text:style-name="T29">tous </text:span><text:span text:style-name="T29">le </text:span><text:span text:style-name="T29">mon</text:span><text:span text:style-name="T29">de </text:span><text:span text:style-name="T29">doit </text:span><text:span text:style-name="T29">touc</text:span><text:span text:style-name="T29">her à </text:span><text:span text:style-name="T29">tout. </text:span><text:span text:style-name="T29">Voilà </text:span><text:span text:style-name="T29">pour</text:span><text:span text:style-name="T29">quoi </text:span><text:span text:style-name="T29">nous </text:span><text:span text:style-name="T29">expli</text:span><text:span text:style-name="T29">quon</text:span><text:span text:style-name="T29">s pas </text:span><text:span text:style-name="T29">nos </text:span><text:span text:style-name="T29">rôles </text:span><text:span text:style-name="T29">en </text:span><text:span text:style-name="T29">une </text:span><text:span text:style-name="T29">seul</text:span><text:span text:style-name="T29">e </text:span><text:span text:style-name="T29">page</text:span><text:span text:style-name="T29">.</text:span></text:p>
            <text:p text:style-name="P38"><text:span text:style-name="T39">4.</text:span><text:span text:style-name="T38"> </text:span><text:span text:style-name="T38">À </text:span><text:span text:style-name="T38">ceci </text:span><text:span text:style-name="T38">s’ajo</text:span><text:span text:style-name="T38">ute : </text:span><text:span text:style-name="T38">conc</text:span><text:span text:style-name="T38">eptio</text:span><text:span text:style-name="T38">n la </text:span><text:span text:style-name="T38">plus </text:span><text:span text:style-name="T38">simp</text:span><text:span text:style-name="T38">le </text:span><text:span text:style-name="T38">possi</text:span><text:span text:style-name="T38">ble, </text:span><text:span text:style-name="T29">ryth</text:span><text:span text:style-name="T29">me </text:span><text:span text:style-name="T29">sout</text:span><text:span text:style-name="T29">enab</text:span><text:span text:style-name="T29">le, <text:s/></text:span><text:span text:style-name="T29">code</text:span><text:span text:style-name="T29">r </text:span><text:span text:style-name="T29">prop</text:span><text:span text:style-name="T29">re, </text:span><text:span text:style-name="T29">intég</text:span><text:span text:style-name="T29">ratio</text:span><text:span text:style-name="T29">n </text:span><text:span text:style-name="T29">conti</text:span><text:span text:style-name="T29">nue, </text:span><text:span text:style-name="T29">feed</text:span><text:span text:style-name="T29">back </text:span><text:span text:style-name="T29">impo</text:span><text:span text:style-name="T29">rtant.</text:span></text:p>
            <text:p text:style-name="P38"><text:span text:style-name="T29"/></text:p>
            <text:p text:style-name="P38"><text:span text:style-name="T29">Bref, </text:span><text:span text:style-name="T28">nous </text:span><text:span text:style-name="T28">avon</text:span><text:span text:style-name="T28">s été </text:span><text:span text:style-name="T28">plus </text:span><text:span text:style-name="T28">rigou</text:span><text:span text:style-name="T28">reux </text:span><text:span text:style-name="T28">sur </text:span><text:span text:style-name="T28">l’org</text:span><text:span text:style-name="T28">anisa</text:span><text:span text:style-name="T28">tion </text:span><text:span text:style-name="T28">dura</text:span><text:span text:style-name="T28">nt le </text:span><text:span text:style-name="T28">confi</text:span><text:span text:style-name="T28">nem</text:span><text:span text:style-name="T28">ent </text:span><text:span text:style-name="T28">(en </text:span><text:span text:style-name="T28">s’org</text:span><text:span text:style-name="T28">anisa</text:span><text:span text:style-name="T28">nt </text:span><text:span text:style-name="T28">avec </text:span><text:span text:style-name="T28">disco</text:span><text:span text:style-name="T28">rd et </text:span><text:span text:style-name="T28">les </text:span><text:span text:style-name="T28">servi</text:span><text:span text:style-name="T28">ces </text:span><text:span text:style-name="T28">prop</text:span><text:span text:style-name="T28">osés </text:span><text:span text:style-name="T28">par </text:span><text:span text:style-name="T28">githu</text:span><text:span text:style-name="T28">b), </text:span><text:span text:style-name="T28">mais </text:span><text:span text:style-name="T28">aussi </text:span><text:span text:style-name="T28">rigou</text:span><text:span text:style-name="T28">reux </text:span><text:span text:style-name="T28">sur </text:span><text:span text:style-name="T28">l’écri</text:span><text:span text:style-name="T28">ture </text:span><text:span text:style-name="T28">de </text:span><text:span text:style-name="T28">notre </text:span><text:span text:style-name="T28">code</text:span><text:span text:style-name="T28">.</text:span></text:p>
            <text:p text:style-name="P38"><text:span text:style-name="T28">Mais </text:span><text:span text:style-name="T28">cela </text:span><text:span text:style-name="T28">nous </text:span><text:span text:style-name="T28">a-il </text:span><text:span text:style-name="T28">été </text:span><text:span text:style-name="T28">béné</text:span><text:span text:style-name="T28">fique</text:span><text:span text:style-name="T28"> ? </text:span><text:span text:style-name="T28">Répo</text:span><text:span text:style-name="T28">nse </text:span><text:span text:style-name="T28">sur </text:span><text:span text:style-name="T28">les </text:span><text:span text:style-name="T28">page</text:span><text:span text:style-name="T28">s </text:span><text:span text:style-name="T28">pers</text:span><text:span text:style-name="T28">onne</text:span><text:span text:style-name="T28">lles </text:span><text:span text:style-name="T28">et </text:span><text:span text:style-name="T28">capt</text:span><text:span text:style-name="T28">ures </text:span><text:span text:style-name="T28">d’écr</text:span><text:span text:style-name="T28">ans </text:span><text:span text:style-name="T28">sur </text:span><text:span text:style-name="T28">l’ann</text:span><text:span text:style-name="T28">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custom-shape draw:style-name="gr39" draw:text-style-name="P61" draw:layer="layout" svg:width="0.8cm" svg:height="0.8cm" svg:x="0.6cm" svg:y="22.4cm">
          <text:p/>
          <draw:enhanced-geometry svg:viewBox="0 0 21600 21600" draw:type="rectangle" draw:enhanced-path="M 0 0 L 21600 0 21600 21600 0 21600 0 0 Z N"/>
        </draw:custom-shape>
        <draw:path draw:style-name="gr40" draw:text-style-name="P62" draw:layer="layout" svg:width="1.6cm" svg:height="1.2cm" svg:x="0.2cm" svg:y="22.1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g>
          <draw:line draw:style-name="gr15" draw:text-style-name="P24" draw:layer="layout" svg:x1="0cm" svg:y1="0.8cm" svg:x2="21cm" svg:y2="0.8cm">
            <text:p/>
          </draw:line>
          <draw:line draw:style-name="gr16" draw:text-style-name="P24" draw:layer="layout" svg:x1="21cm" svg:y1="0.7cm" svg:x2="0cm" svg:y2="0.7cm">
            <text:p/>
          </draw:line>
        </draw:g>
        <draw:frame draw:style-name="gr41" draw:text-style-name="P64" draw:layer="layout" svg:width="8.201cm" svg:height="4.632cm" svg:x="1.199cm" svg:y="23.2cm">
          <draw:text-box>
            <text:p text:style-name="P35"><text:span text:style-name="T70">“</text:span><text:span text:style-name="T70">Any fool can write code that a computer can understand. Good programmers write code that humans can understand.”</text:span></text:p>
            <text:p text:style-name="P35"><text:span text:style-name="T71"/></text:p>
            <text:p text:style-name="P63"><text:span text:style-name="T72">— </text:span><text:span text:style-name="T72">Martin Fowler</text:span></text:p>
          </draw:text-box>
        </draw:frame>
        <presentation:notes draw:style-name="dp2">
          <draw:page-thumbnail draw:style-name="gr1" draw:layer="layout" svg:width="19.798cm" svg:height="11.136cm" svg:x="0.6cm" svg:y="2.257cm" draw:page-number="9" presentation:class="page"/>
          <draw:frame presentation:style-name="pr7" draw:text-style-name="P4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Page perso : LOGAN</text:span></text:p>
          </draw:text-box>
        </draw:frame>
        <draw:frame presentation:style-name="pr22" draw:text-style-name="P39" draw:layer="layout" svg:width="9.222cm" svg:height="22.7cm" svg:x="1.95cm" svg:y="5.5cm" presentation:class="outline" presentation:user-transformed="true">
          <draw:text-box>
            <text:p text:style-name="P37"><text:span text:style-name="T26">⌾</text:span><text:span text:style-name="T27"> </text:span><text:span text:style-name="T27">Dém</text:span><text:span text:style-name="T27">arch</text:span><text:span text:style-name="T27">e </text:span><text:span text:style-name="T27">dans </text:span><text:span text:style-name="T27">le </text:span><text:span text:style-name="T27">proje</text:span><text:span text:style-name="T27">t</text:span></text:p>
            <text:p text:style-name="P38"><text:span text:style-name="T28"/></text:p>
            <text:p text:style-name="P38"><text:span text:style-name="T28">Com</text:span><text:span text:style-name="T28">me </text:span><text:span text:style-name="T28">décri</text:span><text:span text:style-name="T28">t au </text:span><text:span text:style-name="T28">cours </text:span><text:span text:style-name="T28">du </text:span><text:span text:style-name="T28">dossi</text:span><text:span text:style-name="T28">er, je </text:span><text:span text:style-name="T28">suis </text:span><text:span text:style-name="T28">la </text:span><text:span text:style-name="T28">pers</text:span><text:span text:style-name="T28">onne </text:span><text:span text:style-name="T28">la </text:span><text:span text:style-name="T28">plus </text:span><text:span text:style-name="T28">expé</text:span><text:span text:style-name="T28">rime</text:span><text:span text:style-name="T28">ntée </text:span><text:span text:style-name="T28">en </text:span><text:span text:style-name="T28">déve</text:span><text:span text:style-name="T28">lopp</text:span><text:span text:style-name="T28">eme</text:span><text:span text:style-name="T28">nt, et </text:span><text:span text:style-name="T28">la </text:span><text:span text:style-name="T28">prog</text:span><text:span text:style-name="T28">ram</text:span><text:span text:style-name="T28">mati</text:span><text:span text:style-name="T28">on </text:span><text:span text:style-name="T28">est </text:span><text:span text:style-name="T28">ma </text:span><text:span text:style-name="T28">passi</text:span><text:span text:style-name="T28">on. </text:span><text:span text:style-name="T28">Je </text:span><text:span text:style-name="T28">suis </text:span><text:span text:style-name="T28">très </text:span><text:span text:style-name="T28">moti</text:span><text:span text:style-name="T28">vé </text:span><text:span text:style-name="T28">sur </text:span><text:span text:style-name="T28">l’ens</text:span><text:span text:style-name="T28">eign</text:span><text:span text:style-name="T28">eme</text:span><text:span text:style-name="T28">nt de </text:span><text:span text:style-name="T28">mes </text:span><text:span text:style-name="T28">conn</text:span><text:span text:style-name="T28">aissa</text:span><text:span text:style-name="T28">nces, </text:span><text:span text:style-name="T28">c’est </text:span><text:span text:style-name="T28">pour</text:span><text:span text:style-name="T28">quoi </text:span><text:span text:style-name="T28">j’ai </text:span><text:span text:style-name="T28">dirig</text:span><text:span text:style-name="T28">é </text:span><text:span text:style-name="T28">l’org</text:span><text:span text:style-name="T28">anisa</text:span><text:span text:style-name="T28">tion </text:span><text:span text:style-name="T28">du </text:span><text:span text:style-name="T28">proje</text:span><text:span text:style-name="T28">t et </text:span><text:span text:style-name="T28">la </text:span><text:span text:style-name="T28">réda</text:span><text:span text:style-name="T28">ction </text:span><text:span text:style-name="T28">du </text:span><text:span text:style-name="T28">dossi</text:span><text:span text:style-name="T28">er </text:span><text:span text:style-name="T28">papi</text:span><text:span text:style-name="T28">er en </text:span><text:span text:style-name="T28">plus </text:span><text:span text:style-name="T28">de </text:span><text:span text:style-name="T28">code</text:span><text:span text:style-name="T28">r.</text:span></text:p>
            <text:p text:style-name="P38"><text:span text:style-name="T28">Il </text:span><text:span text:style-name="T28">m’es</text:span><text:span text:style-name="T28">t </text:span><text:span text:style-name="T28">diffic</text:span><text:span text:style-name="T28">ile </text:span><text:span text:style-name="T28">de </text:span><text:span text:style-name="T28">faire </text:span><text:span text:style-name="T28">un </text:span><text:span text:style-name="T28">listin</text:span><text:span text:style-name="T28">g </text:span><text:span text:style-name="T28">des </text:span><text:span text:style-name="T28">tâch</text:span><text:span text:style-name="T28">es </text:span><text:span text:style-name="T28">que </text:span><text:span text:style-name="T28">j’ai </text:span><text:span text:style-name="T28">fait </text:span><text:span text:style-name="T28">car </text:span><text:span text:style-name="T28">nous </text:span><text:span text:style-name="T28">avon</text:span><text:span text:style-name="T28">s </text:span><text:span text:style-name="T28">tous </text:span><text:span text:style-name="T28">touc</text:span><text:span text:style-name="T28">hé </text:span><text:span text:style-name="T28">un </text:span><text:span text:style-name="T28">peu </text:span><text:span text:style-name="T28">à </text:span><text:span text:style-name="T28">tout. </text:span><text:span text:style-name="T28">En </text:span><text:span text:style-name="T28">reva</text:span><text:span text:style-name="T28">nche</text:span><text:span text:style-name="T28">, le </text:span><text:span text:style-name="T28">cahi</text:span><text:span text:style-name="T28">er </text:span><text:span text:style-name="T28">des </text:span><text:span text:style-name="T28">char</text:span><text:span text:style-name="T28">ges </text:span><text:span text:style-name="T28">se </text:span><text:span text:style-name="T28">trouv</text:span><text:span text:style-name="T28">e en </text:span><text:span text:style-name="T28">anne</text:span><text:span text:style-name="T28">xe.</text:span></text:p>
            <text:p text:style-name="P38"><text:span text:style-name="T28"/></text:p>
            <text:p text:style-name="P38"><text:span text:style-name="T26">⌾</text:span><text:span text:style-name="T27"> </text:span><text:span text:style-name="T27">Pour</text:span><text:span text:style-name="T27">quoi </text:span><text:span text:style-name="T27">selo</text:span><text:span text:style-name="T27">n git, </text:span><text:span text:style-name="T27">60 % </text:span><text:span text:style-name="T27">des </text:span><text:span text:style-name="T27">inser</text:span><text:span text:style-name="T27">tions </text:span><text:span text:style-name="T27">ou </text:span><text:span text:style-name="T27">délét</text:span><text:span text:style-name="T27">ions </text:span><text:span text:style-name="T27">du </text:span><text:span text:style-name="T27">code </text:span><text:span text:style-name="T27">vien</text:span><text:span text:style-name="T27">nent </text:span><text:span text:style-name="T27">de </text:span><text:span text:style-name="T27">moi </text:span><text:span text:style-name="T27">?</text:span></text:p>
            <text:p text:style-name="P38"><text:span text:style-name="T28"/></text:p>
            <text:p text:style-name="P38"><text:span text:style-name="T29">Tout </text:span><text:span text:style-name="T29">d’ab</text:span><text:span text:style-name="T29">ord, </text:span><text:span text:style-name="T29">le </text:span><text:span text:style-name="T29">trava</text:span><text:span text:style-name="T29">il fait </text:span><text:span text:style-name="T29">avec </text:span><text:span text:style-name="T29">roma</text:span><text:span text:style-name="T29">in et </text:span><text:span text:style-name="T29">moi </text:span><text:span text:style-name="T29">avan</text:span><text:span text:style-name="T29">t le </text:span><text:span text:style-name="T29">confi</text:span><text:span text:style-name="T29">nem</text:span><text:span text:style-name="T29">ent </text:span><text:span text:style-name="T29">ont </text:span><text:span text:style-name="T29">été </text:span><text:span text:style-name="T29">fait </text:span><text:span text:style-name="T29">sur </text:span><text:span text:style-name="T29">mon </text:span><text:span text:style-name="T29">ordin</text:span><text:span text:style-name="T29">ateur</text:span><text:span text:style-name="T29">. En </text:span><text:span text:style-name="T29">plus </text:span><text:span text:style-name="T29">de </text:span><text:span text:style-name="T29">faire </text:span><text:span text:style-name="T29">les </text:span><text:span text:style-name="T29">tâch</text:span><text:span text:style-name="T29">es </text:span><text:span text:style-name="T29">de </text:span><text:span text:style-name="T29">prog</text:span><text:span text:style-name="T29">ram</text:span><text:span text:style-name="T29">mati</text:span><text:span text:style-name="T29">on </text:span><text:span text:style-name="T29">com</text:span><text:span text:style-name="T29">me </text:span><text:span text:style-name="T29">les </text:span><text:span text:style-name="T29">autre</text:span><text:span text:style-name="T29">s, je </text:span><text:span text:style-name="T29">m’oc</text:span><text:span text:style-name="T29">cupe </text:span><text:span text:style-name="T29">aussi </text:span><text:span text:style-name="T29">du </text:span><text:span text:style-name="T29">refac</text:span><text:span text:style-name="T29">torin</text:span><text:span text:style-name="T29">g du </text:span><text:span text:style-name="T29">code </text:span><text:span text:style-name="T29">(le </text:span><text:span text:style-name="T29">rend</text:span><text:span text:style-name="T29">re </text:span><text:span text:style-name="T29">plus </text:span><text:span text:style-name="T29">joli) </text:span><text:span text:style-name="T29">ce </text:span><text:span text:style-name="T29">qui </text:span><text:span text:style-name="T29">néce</text:span><text:span text:style-name="T29">ssite </text:span><text:span text:style-name="T29">donc </text:span><text:span text:style-name="T29">de </text:span><text:span text:style-name="T29">modi</text:span><text:span text:style-name="T29">fier </text:span><text:span text:style-name="T29">chaq</text:span><text:span text:style-name="T29">ue </text:span><text:span text:style-name="T29">ligne</text:span><text:span text:style-name="T29">s </text:span><text:span text:style-name="T29">écrit</text:span><text:span text:style-name="T29">es </text:span><text:span text:style-name="T29">par </text:span><text:span text:style-name="T29">Rom</text:span><text:span text:style-name="T29">ain </text:span><text:span text:style-name="T29">et </text:span><text:span text:style-name="T29">Cami</text:span><text:span text:style-name="T29">lle. </text:span><text:span text:style-name="T29">Enfin</text:span><text:span text:style-name="T29">, en </text:span><text:span text:style-name="T29">tant </text:span><text:span text:style-name="T29">qu’or</text:span><text:span text:style-name="T29">gani</text:span><text:span text:style-name="T29">sate</text:span><text:span text:style-name="T29">ur de </text:span><text:span text:style-name="T29">proje</text:span><text:span text:style-name="T29">t, </text:span><text:span text:style-name="T29">c’est </text:span><text:span text:style-name="T29">moi </text:span><text:span text:style-name="T29">qui </text:span><text:span text:style-name="T29">vérifi</text:span><text:span text:style-name="T29">e les </text:span><text:span text:style-name="T29">Pull </text:span><text:span text:style-name="T29">Requ</text:span><text:span text:style-name="T29">ests </text:span><text:span text:style-name="T29">(migr</text:span><text:span text:style-name="T29">ation </text:span><text:span text:style-name="T29">des </text:span><text:span text:style-name="T29">nouv</text:span><text:span text:style-name="T29">elles </text:span><text:span text:style-name="T29">fonct</text:span><text:span text:style-name="T29">ions </text:span><text:span text:style-name="T29">cont</text:span><text:span text:style-name="T29">enue</text:span><text:span text:style-name="T29">s sur </text:span><text:span text:style-name="T29">le </text:span><text:span text:style-name="T29">code </text:span><text:span text:style-name="T29">en </text:span><text:span text:style-name="T29">déve</text:span><text:span text:style-name="T29">lopp</text:span><text:span text:style-name="T29">eme</text:span><text:span text:style-name="T29">nt </text:span><text:span text:style-name="T29">sur </text:span><text:span text:style-name="T29">le </text:span><text:span text:style-name="T29">code </text:span><text:span text:style-name="T29">final)</text:span></text:p>
            <text:p text:style-name="P38"><text:span text:style-name="T29">Ainsi</text:span><text:span text:style-name="T29">, </text:span><text:span text:style-name="T29">beau</text:span><text:span text:style-name="T29">coup </text:span><text:span text:style-name="T29">de </text:span><text:span text:style-name="T29">com</text:span><text:span text:style-name="T29">mits </text:span><text:span text:style-name="T29">assig</text:span><text:span text:style-name="T29">nés à </text:span><text:span text:style-name="T29">mon </text:span><text:span text:style-name="T29">nom </text:span><text:span text:style-name="T29">sont </text:span><text:span text:style-name="T29">en </text:span><text:span text:style-name="T29">fait </text:span><text:span text:style-name="T29">des </text:span><text:span text:style-name="T29">tâch</text:span><text:span text:style-name="T29">es </text:span><text:span text:style-name="T29">auto</text:span><text:span text:style-name="T29">mati</text:span><text:span text:style-name="T29">ques </text:span><text:span text:style-name="T29">ou </text:span><text:span text:style-name="T29">bien </text:span><text:span text:style-name="T29">du </text:span><text:span text:style-name="T29">refac</text:span><text:span text:style-name="T29">torin</text:span><text:span text:style-name="T29">g.</text:span></text:p>
            <text:p text:style-name="P38"><text:span text:style-name="T29"/></text:p>
            <text:p text:style-name="P35"><text:span text:style-name="T26">⌾ </text:span><text:span text:style-name="T27">Mes </text:span><text:span text:style-name="T27">princ</text:span><text:span text:style-name="T27">ipale</text:span><text:span text:style-name="T27">s </text:span><text:span text:style-name="T27">diffic</text:span><text:span text:style-name="T27">ultés </text:span></text:p>
            <text:p text:style-name="P35"><text:span text:style-name="T28"/></text:p>
            <text:p text:style-name="P38"><text:span text:style-name="T29">Ma </text:span><text:span text:style-name="T29">princ</text:span><text:span text:style-name="T29">ipale </text:span><text:span text:style-name="T29">diffic</text:span><text:span text:style-name="T29">ulté </text:span><text:span text:style-name="T29">s’est </text:span><text:span text:style-name="T29">fait </text:span><text:span text:style-name="T29">très </text:span><text:span text:style-name="T29">facil</text:span><text:span text:style-name="T29">eme</text:span><text:span text:style-name="T29">nt </text:span><text:span text:style-name="T29">resse</text:span><text:span text:style-name="T29">ntir </text:span><text:span text:style-name="T29">au </text:span><text:span text:style-name="T29">mom</text:span><text:span text:style-name="T29">ent </text:span><text:span text:style-name="T29">du </text:span><text:span text:style-name="T29">confi</text:span><text:span text:style-name="T29">-</text:span></text:p>
          </draw:text-box>
        </draw:frame>
        <draw:frame presentation:style-name="pr23" draw:text-style-name="P39" draw:layer="layout" svg:width="9.222cm" svg:height="22.714cm" svg:x="11.45cm" svg:y="5.486cm" presentation:class="outline" presentation:user-transformed="true">
          <draw:text-box>
            <text:p text:style-name="P60"><text:span text:style-name="T29">nene</text:span><text:span text:style-name="T29">ment</text:span><text:span text:style-name="T29"> : </text:span><text:span text:style-name="T29">com</text:span><text:span text:style-name="T29">me </text:span><text:span text:style-name="T29">tous </text:span><text:span text:style-name="T29">le </text:span><text:span text:style-name="T29">mon</text:span><text:span text:style-name="T29">de </text:span><text:span text:style-name="T29">trava</text:span><text:span text:style-name="T29">ille </text:span><text:span text:style-name="T29">chez </text:span><text:span text:style-name="T29">soi à </text:span><text:span text:style-name="T29">dista</text:span><text:span text:style-name="T29">nce, </text:span><text:span text:style-name="T29">il est </text:span><text:span text:style-name="T29">très </text:span><text:span text:style-name="T29">diffic</text:span><text:span text:style-name="T29">ile </text:span><text:span text:style-name="T29">de </text:span><text:span text:style-name="T29">rend</text:span><text:span text:style-name="T29">re </text:span><text:span text:style-name="T29">actif </text:span><text:span text:style-name="T29">les </text:span><text:span text:style-name="T29">mem</text:span><text:span text:style-name="T29">bres </text:span><text:span text:style-name="T29">du </text:span><text:span text:style-name="T29">grou</text:span><text:span text:style-name="T29">pe à </text:span><text:span text:style-name="T29">la </text:span><text:span text:style-name="T29">mêm</text:span><text:span text:style-name="T29">e </text:span><text:span text:style-name="T29">heur</text:span><text:span text:style-name="T29">e.</text:span></text:p>
            <text:p text:style-name="P60"><text:span text:style-name="T29">Chac</text:span><text:span text:style-name="T29">un </text:span><text:span text:style-name="T29">trava</text:span><text:span text:style-name="T29">illait </text:span><text:span text:style-name="T29">et </text:span><text:span text:style-name="T29">dor</text:span><text:span text:style-name="T29">mais </text:span><text:span text:style-name="T29">dans </text:span><text:span text:style-name="T29">son </text:span><text:span text:style-name="T29">côté </text:span><text:span text:style-name="T29">à </text:span><text:span text:style-name="T29">l’heu</text:span><text:span text:style-name="T29">re </text:span><text:span text:style-name="T29">qu’il </text:span><text:span text:style-name="T29">voul</text:span><text:span text:style-name="T29">ait et </text:span><text:span text:style-name="T29">il </text:span><text:span text:style-name="T29">était </text:span><text:span text:style-name="T29">diffic</text:span><text:span text:style-name="T29">ile </text:span><text:span text:style-name="T29">de </text:span><text:span text:style-name="T29">faire </text:span><text:span text:style-name="T29">un </text:span><text:span text:style-name="T29">feed</text:span><text:span text:style-name="T29">back </text:span><text:span text:style-name="T29">tous </text:span><text:span text:style-name="T29">ense</text:span><text:span text:style-name="T29">mble</text:span><text:span text:style-name="T29">. J’ai </text:span><text:span text:style-name="T29">eu </text:span><text:span text:style-name="T29">l’imp</text:span><text:span text:style-name="T29">ressi</text:span><text:span text:style-name="T29">on </text:span><text:span text:style-name="T29">de </text:span><text:span text:style-name="T29">resse</text:span><text:span text:style-name="T29">ntir </text:span><text:span text:style-name="T29">un </text:span><text:span text:style-name="T29">man</text:span><text:span text:style-name="T29">que </text:span><text:span text:style-name="T29">de </text:span><text:span text:style-name="T29">moti</text:span><text:span text:style-name="T29">vatio</text:span><text:span text:style-name="T29">n </text:span><text:span text:style-name="T29">des </text:span><text:span text:style-name="T29">autre</text:span><text:span text:style-name="T29">s </text:span><text:span text:style-name="T29">mem</text:span><text:span text:style-name="T29">bres </text:span><text:span text:style-name="T29">du </text:span><text:span text:style-name="T29">grou</text:span><text:span text:style-name="T29">pe. </text:span><text:span text:style-name="T29">À </text:span><text:span text:style-name="T29">dista</text:span><text:span text:style-name="T29">nce, </text:span><text:span text:style-name="T29">on </text:span><text:span text:style-name="T29">ne </text:span><text:span text:style-name="T29">peut </text:span><text:span text:style-name="T29">pas </text:span><text:span text:style-name="T29">non </text:span><text:span text:style-name="T29">plus </text:span><text:span text:style-name="T29">savoi</text:span><text:span text:style-name="T29">r les </text:span><text:span text:style-name="T29">prob</text:span><text:span text:style-name="T29">lème</text:span><text:span text:style-name="T29">s </text:span><text:span text:style-name="T29">(fami</text:span><text:span text:style-name="T29">liaux) </text:span><text:span text:style-name="T29">des </text:span><text:span text:style-name="T29">autre</text:span><text:span text:style-name="T29">s.</text:span></text:p>
            <text:p text:style-name="P60"><text:span text:style-name="T29"/></text:p>
            <text:p text:style-name="P38"><text:span text:style-name="T29">Ainsi</text:span><text:span text:style-name="T29">, pas </text:span><text:span text:style-name="T29">de </text:span><text:span text:style-name="T29">diffic</text:span><text:span text:style-name="T29">ulté </text:span><text:span text:style-name="T29">dans </text:span><text:span text:style-name="T29">le </text:span><text:span text:style-name="T29">code</text:span><text:span text:style-name="T29">, </text:span><text:span text:style-name="T29">mais </text:span><text:span text:style-name="T29">une </text:span><text:span text:style-name="T29">diffic</text:span><text:span text:style-name="T29">ulté </text:span><text:span text:style-name="T29">dans </text:span><text:span text:style-name="T29">le </text:span><text:span text:style-name="T29">relati</text:span><text:span text:style-name="T29">onne</text:span><text:span text:style-name="T29">l. J’ai </text:span><text:span text:style-name="T29">appri</text:span><text:span text:style-name="T29">s </text:span><text:span text:style-name="T29">dans </text:span><text:span text:style-name="T29">certa</text:span><text:span text:style-name="T29">ines </text:span><text:span text:style-name="T29">journ</text:span><text:span text:style-name="T29">ées </text:span><text:span text:style-name="T29">port</text:span><text:span text:style-name="T29">es </text:span><text:span text:style-name="T29">ouve</text:span><text:span text:style-name="T29">rtes </text:span><text:span text:style-name="T29">que </text:span><text:span text:style-name="T29">chaq</text:span><text:span text:style-name="T29">ue </text:span><text:span text:style-name="T29">proje</text:span><text:span text:style-name="T29">t de </text:span><text:span text:style-name="T29">grou</text:span><text:span text:style-name="T29">pe </text:span><text:span text:style-name="T29">dura</text:span><text:span text:style-name="T29">nt </text:span><text:span text:style-name="T29">les </text:span><text:span text:style-name="T29">étud</text:span><text:span text:style-name="T29">es </text:span><text:span text:style-name="T29">sont </text:span><text:span text:style-name="T29">forcé</text:span><text:span text:style-name="T29">ment </text:span><text:span text:style-name="T29">sou</text:span><text:span text:style-name="T29">mise</text:span><text:span text:style-name="T29">s à </text:span><text:span text:style-name="T29">des </text:span><text:span text:style-name="T29">tensi</text:span><text:span text:style-name="T29">ons </text:span><text:span text:style-name="T29">de </text:span><text:span text:style-name="T29">ce </text:span><text:span text:style-name="T29">genr</text:span><text:span text:style-name="T29">e.</text:span></text:p>
            <text:p text:style-name="P38"><text:span text:style-name="T29">Par </text:span><text:span text:style-name="T29">contr</text:span><text:span text:style-name="T29">e, </text:span><text:span text:style-name="T29">j’ai </text:span><text:span text:style-name="T29">pu </text:span><text:span text:style-name="T29">const</text:span><text:span text:style-name="T29">ater </text:span><text:span text:style-name="T29">des </text:span><text:span text:style-name="T29">erreu</text:span><text:span text:style-name="T29">rs de </text:span><text:span text:style-name="T29">code</text:span><text:span text:style-name="T29"> : </text:span><text:span text:style-name="T29">expli</text:span><text:span text:style-name="T29">catio</text:span><text:span text:style-name="T29">n ci-</text:span><text:span text:style-name="T29">dess</text:span><text:span text:style-name="T29">ous.</text:span></text:p>
            <text:p text:style-name="P38"><text:span text:style-name="T29"/></text:p>
            <text:p text:style-name="P38"><text:span text:style-name="T26">⌾</text:span><text:span text:style-name="T27"> </text:span><text:span text:style-name="T27">Les </text:span><text:span text:style-name="T27">chan</text:span><text:span text:style-name="T27">gem</text:span><text:span text:style-name="T27">ents </text:span><text:span text:style-name="T27">maje</text:span><text:span text:style-name="T27">urs </text:span><text:span text:style-name="T27">entre </text:span><text:span text:style-name="T27">les </text:span><text:span text:style-name="T27">broui</text:span><text:span text:style-name="T27">llons </text:span><text:span text:style-name="T27">et le </text:span><text:span text:style-name="T27">code </text:span><text:span text:style-name="T27">final</text:span></text:p>
            <text:p text:style-name="P38"><text:span text:style-name="T29"/></text:p>
            <text:p text:style-name="P38"><text:span text:style-name="T29">Mon </text:span><text:span text:style-name="T29">gran</text:span><text:span text:style-name="T29">d </text:span><text:span text:style-name="T29">chan</text:span><text:span text:style-name="T29">gem</text:span><text:span text:style-name="T29">ent, </text:span><text:span text:style-name="T29">ça a </text:span><text:span text:style-name="T29">été </text:span><text:span text:style-name="T29">d’util</text:span><text:span text:style-name="T29">iser </text:span><text:span text:style-name="T29">des </text:span><text:span text:style-name="T29">ident</text:span><text:span text:style-name="T29">ifiant</text:span><text:span text:style-name="T29">s </text:span><text:span text:style-name="T29">direc</text:span><text:span text:style-name="T29">teme</text:span><text:span text:style-name="T29">nt </text:span><text:span text:style-name="T29">dans </text:span><text:span text:style-name="T29">les </text:span><text:span text:style-name="T29">nom</text:span><text:span text:style-name="T29">s </text:span><text:span text:style-name="T29">d’arti</text:span><text:span text:style-name="T29">cles </text:span><text:span text:style-name="T29">pour </text:span><text:span text:style-name="T29">les </text:span><text:span text:style-name="T29">mettr</text:span><text:span text:style-name="T29">e en </text:span><text:span text:style-name="T29">ordr</text:span><text:span text:style-name="T29">e.</text:span></text:p>
            <text:p text:style-name="P38"><text:span text:style-name="T29">Exe</text:span><text:span text:style-name="T29">mple</text:span><text:span text:style-name="T29"> : <text:s/></text:span><text:span text:style-name="T73">artic</text:span><text:span text:style-name="T73">les/</text:span><text:span text:style-name="T74">2</text:span><text:span text:style-name="T74">#</text:span><text:span text:style-name="T73">mon </text:span><text:span text:style-name="T73">artic</text:span><text:span text:style-name="T73">le </text:span><text:span text:style-name="T73">3.htm</text:span><text:span text:style-name="T73">l</text:span></text:p>
            <text:p text:style-name="P65"><text:span text:style-name="T29">Cela </text:span><text:span text:style-name="T29">a </text:span><text:span text:style-name="T29">com</text:span><text:span text:style-name="T29">plexi</text:span><text:span text:style-name="T29">fié le </text:span><text:span text:style-name="T29">code </text:span><text:span text:style-name="T29">com</text:span><text:span text:style-name="T29">me </text:span><text:span text:style-name="T29">la </text:span><text:span text:style-name="T29">gesti</text:span><text:span text:style-name="T29">on, </text:span><text:span text:style-name="T29">et je </text:span><text:span text:style-name="T29">me </text:span><text:span text:style-name="T29">suis </text:span><text:span text:style-name="T29">rend</text:span><text:span text:style-name="T29">u </text:span><text:span text:style-name="T29">com</text:span><text:span text:style-name="T29">pte </text:span><text:span text:style-name="T29">que </text:span><text:span text:style-name="T29">mettr</text:span><text:span text:style-name="T29">e les </text:span><text:span text:style-name="T29">articl</text:span><text:span text:style-name="T29">es </text:span><text:span text:style-name="T29">dans </text:span><text:span text:style-name="T29">une </text:span><text:span text:style-name="T29">base </text:span><text:span text:style-name="T29">de </text:span><text:span text:style-name="T29">donn</text:span><text:span text:style-name="T29">ées </text:span><text:span text:style-name="T29">aurai</text:span><text:span text:style-name="T29">t été </text:span><text:span text:style-name="T29">final</text:span><text:span text:style-name="T29">eme</text:span><text:span text:style-name="T29">nt </text:span><text:span text:style-name="T29">plus </text:span><text:span text:style-name="T29">simp</text:span><text:span text:style-name="T29">le. </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4cm" svg:height="0.962cm" svg:x="-0.2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7.4cm" svg:height="1.4cm" svg:x="1cm" svg:y="0cm">
          <draw:text-box>
            <text:p><text:span text:style-name="T75">Display Panel Project </text:span><text:span text:style-name="T76">›</text:span><text:span text:style-name="T77"> Pages perso </text:span><text:span text:style-name="T34">›</text:span><text:span text:style-name="T33"> Logan</text:span></text:p>
          </draw:text-box>
        </draw:frame>
        <presentation:notes draw:style-name="dp2">
          <draw:page-thumbnail draw:style-name="gr1" draw:layer="layout" svg:width="19.798cm" svg:height="11.136cm" svg:x="0.6cm" svg:y="2.257cm" draw:page-number="10" presentation:class="page"/>
          <draw:frame presentation:style-name="pr7" draw:text-style-name="P4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
        <draw:frame presentation:style-name="pr24" draw:text-style-name="P30" draw:layer="layout" svg:width="9.222cm" svg:height="26.6cm" svg:x="0.65cm" svg:y="1.6cm" presentation:class="outline" presentation:user-transformed="true">
          <draw:text-box>
            <text:p text:style-name="P27"><text:span text:style-name="T26">⌾</text:span><text:span text:style-name="T27"> </text:span><text:span text:style-name="T27">Repri</text:span><text:span text:style-name="T27">se </text:span><text:span text:style-name="T27">des </text:span><text:span text:style-name="T27">méth</text:span><text:span text:style-name="T27">odes </text:span><text:span text:style-name="T27">d’eX</text:span><text:span text:style-name="T27">trem</text:span><text:span text:style-name="T27">e </text:span><text:span text:style-name="T27">Prog</text:span><text:span text:style-name="T27">ram</text:span><text:span text:style-name="T27">ming </text:span><text:span text:style-name="T27">(XP)</text:span></text:p>
            <text:p text:style-name="P28"><text:span text:style-name="T29"/></text:p>
            <text:p text:style-name="P22"><text:span text:style-name="T29">Vous </text:span><text:span text:style-name="T29">aviez </text:span><text:span text:style-name="T29">pu </text:span><text:span text:style-name="T29">const</text:span><text:span text:style-name="T29">ater </text:span><text:span text:style-name="T29">que </text:span><text:span text:style-name="T29">j’ai </text:span><text:span text:style-name="T29">essa</text:span><text:span text:style-name="T29">yé </text:span><text:span text:style-name="T29">de </text:span><text:span text:style-name="T29">resp</text:span><text:span text:style-name="T29">ecter </text:span><text:span text:style-name="T29">quel</text:span><text:span text:style-name="T29">ques </text:span><text:span text:style-name="T29">conc</text:span><text:span text:style-name="T29">epts </text:span><text:span text:style-name="T29">de </text:span><text:span text:style-name="T29">l’eXtr</text:span><text:span text:style-name="T29">eme </text:span><text:span text:style-name="T29">Prog</text:span><text:span text:style-name="T29">ram</text:span><text:span text:style-name="T29">ming</text:span><text:span text:style-name="T29">, qui </text:span><text:span text:style-name="T29">est la </text:span><text:span text:style-name="T29">méth</text:span><text:span text:style-name="T29">ode </text:span><text:span text:style-name="T29">d’or</text:span><text:span text:style-name="T29">gani</text:span><text:span text:style-name="T29">satio</text:span><text:span text:style-name="T29">n de </text:span><text:span text:style-name="T29">référ</text:span><text:span text:style-name="T29">ence </text:span><text:span text:style-name="T29">dans </text:span><text:span text:style-name="T29">la </text:span><text:span text:style-name="T29">prog</text:span><text:span text:style-name="T29">ram</text:span><text:span text:style-name="T29">mati</text:span><text:span text:style-name="T29">on </text:span><text:span text:style-name="T29">mod</text:span><text:span text:style-name="T29">erne.</text:span></text:p>
            <text:p text:style-name="P22"><text:span text:style-name="T29">J’ai </text:span><text:span text:style-name="T29">pu </text:span><text:span text:style-name="T29">l’app</text:span><text:span text:style-name="T29">rend</text:span><text:span text:style-name="T29">re </text:span><text:span text:style-name="T29">par </text:span><text:span text:style-name="T29">un </text:span><text:span text:style-name="T29">livre </text:span><text:span text:style-name="T29">intitu</text:span><text:span text:style-name="T29">lé </text:span><text:span text:style-name="T29">« Cul</text:span><text:span text:style-name="T29">ture </text:span><text:span text:style-name="T29">Cod</text:span><text:span text:style-name="T29">e » </text:span><text:span text:style-name="T29">qui </text:span><text:span text:style-name="T29">m’a </text:span><text:span text:style-name="T29">été </text:span><text:span text:style-name="T29">offert </text:span><text:span text:style-name="T29">par </text:span><text:span text:style-name="T29">le </text:span><text:span text:style-name="T29">frère </text:span><text:span text:style-name="T29">de </text:span><text:span text:style-name="T29">mon </text:span><text:span text:style-name="T29">prof</text:span><text:span text:style-name="T29">esse</text:span><text:span text:style-name="T29">ur de </text:span><text:span text:style-name="T29">physi</text:span><text:span text:style-name="T29">que, </text:span><text:span text:style-name="T29">car il </text:span><text:span text:style-name="T29">trava</text:span><text:span text:style-name="T29">illait </text:span><text:span text:style-name="T29">dans </text:span><text:span text:style-name="T29">une </text:span><text:span text:style-name="T29">gran</text:span><text:span text:style-name="T29">de </text:span><text:span text:style-name="T29">boite </text:span><text:span text:style-name="T29">d’inf</text:span><text:span text:style-name="T29">orma</text:span><text:span text:style-name="T29">tique </text:span><text:span text:style-name="T29">nom</text:span><text:span text:style-name="T29">mée </text:span><text:span text:style-name="T29">Octo</text:span><text:span text:style-name="T29">. Il </text:span><text:span text:style-name="T29">m’a </text:span><text:span text:style-name="T29">été </text:span><text:span text:style-name="T29">très </text:span><text:span text:style-name="T29">instr</text:span><text:span text:style-name="T29">uctif </text:span><text:span text:style-name="T29">et </text:span><text:span text:style-name="T29">resta</text:span><text:span text:style-name="T29">it </text:span><text:span text:style-name="T29">acce</text:span><text:span text:style-name="T29">ssibl</text:span><text:span text:style-name="T29">e à </text:span><text:span text:style-name="T29">mon </text:span><text:span text:style-name="T29">nive</text:span><text:span text:style-name="T29">au. </text:span><text:span text:style-name="T29">D’aill</text:span><text:span text:style-name="T29">eurs, </text:span><text:span text:style-name="T29">le </text:span><text:span text:style-name="T29">desi</text:span><text:span text:style-name="T29">gn </text:span><text:span text:style-name="T29">de </text:span><text:span text:style-name="T29">ce </text:span><text:span text:style-name="T29">dossi</text:span><text:span text:style-name="T29">er a </text:span><text:span text:style-name="T29">été </text:span><text:span text:style-name="T29">inspi</text:span><text:span text:style-name="T29">ré de </text:span><text:span text:style-name="T29">ce </text:span><text:span text:style-name="T29">livre.</text:span></text:p>
            <text:p text:style-name="P22"><text:span text:style-name="T29"/></text:p>
            <text:p text:style-name="P22"><text:span text:style-name="T29">J’ai </text:span><text:span text:style-name="T29">testé </text:span><text:span text:style-name="T29">les </text:span><text:span text:style-name="T29">méth</text:span><text:span text:style-name="T29">odes</text:span><text:span text:style-name="T29">, </text:span><text:span text:style-name="T29">mais </text:span><text:span text:style-name="T29">de </text:span><text:span text:style-name="T29">mani</text:span><text:span text:style-name="T29">ère </text:span><text:span text:style-name="T29">assez </text:span><text:span text:style-name="T29">secrè</text:span><text:span text:style-name="T29">te. </text:span><text:span text:style-name="T29">J’ai </text:span><text:span text:style-name="T29">juste </text:span><text:span text:style-name="T29">fait </text:span><text:span text:style-name="T29">en </text:span><text:span text:style-name="T29">sorte </text:span><text:span text:style-name="T29">de </text:span><text:span text:style-name="T29">men</text:span><text:span text:style-name="T29">er </text:span><text:span text:style-name="T29">l’org</text:span><text:span text:style-name="T29">anisa</text:span><text:span text:style-name="T29">tion </text:span><text:span text:style-name="T29">et de </text:span><text:span text:style-name="T29">force</text:span><text:span text:style-name="T29">r </text:span><text:span text:style-name="T29">Rom</text:span><text:span text:style-name="T29">ain </text:span><text:span text:style-name="T29">et </text:span><text:span text:style-name="T29">Cami</text:span><text:span text:style-name="T29">lle à </text:span><text:span text:style-name="T29">prod</text:span><text:span text:style-name="T29">uire </text:span><text:span text:style-name="T29">du </text:span><text:span text:style-name="T29">bon </text:span><text:span text:style-name="T29">code </text:span><text:span text:style-name="T29">(et </text:span><text:span text:style-name="T29">de </text:span><text:span text:style-name="T29">se </text:span><text:span text:style-name="T29">pass</text:span><text:span text:style-name="T29">er de </text:span><text:span text:style-name="T29">l’opti</text:span><text:span text:style-name="T29">misat</text:span><text:span text:style-name="T29">ion </text:span><text:span text:style-name="T29">et la </text:span><text:span text:style-name="T29">sécur</text:span><text:span text:style-name="T29">ité </text:span><text:span text:style-name="T29">com</text:span><text:span text:style-name="T29">me il </text:span><text:span text:style-name="T29">s’agi</text:span><text:span text:style-name="T29">ssait </text:span><text:span text:style-name="T29">d’un </text:span><text:span text:style-name="T29">simp</text:span><text:span text:style-name="T29">le </text:span><text:span text:style-name="T29">proje</text:span><text:span text:style-name="T29">t de </text:span><text:span text:style-name="T29">termi</text:span><text:span text:style-name="T29">nale)</text:span><text:span text:style-name="T29">, </text:span><text:span text:style-name="T29">sans </text:span><text:span text:style-name="T29">leur </text:span><text:span text:style-name="T29">ment</text:span><text:span text:style-name="T29">ionn</text:span><text:span text:style-name="T29">er le </text:span><text:span text:style-name="T29">fait </text:span><text:span text:style-name="T29">que </text:span><text:span text:style-name="T29">je </text:span><text:span text:style-name="T29">repr</text:span><text:span text:style-name="T29">enais </text:span><text:span text:style-name="T29">l’XP. </text:span><text:span text:style-name="T29">Je </text:span><text:span text:style-name="T29">leur </text:span><text:span text:style-name="T29">laiss</text:span><text:span text:style-name="T29">e </text:span><text:span text:style-name="T29">déco</text:span><text:span text:style-name="T29">uvrir </text:span><text:span text:style-name="T29">ça </text:span><text:span text:style-name="T29">lorsq</text:span><text:span text:style-name="T29">u’il </text:span><text:span text:style-name="T29">liront </text:span><text:span text:style-name="T29">le </text:span><text:span text:style-name="T29">dossi</text:span><text:span text:style-name="T29">er.</text:span></text:p>
            <text:p text:style-name="P22"><text:span text:style-name="T29"/></text:p>
            <text:p text:style-name="P22"><text:span text:style-name="T28">Je </text:span><text:span text:style-name="T28">fais </text:span><text:span text:style-name="T28">mon </text:span><text:span text:style-name="T28">verti</text:span><text:span text:style-name="T28">ct </text:span><text:span text:style-name="T28">tout </text:span><text:span text:style-name="T28">de </text:span><text:span text:style-name="T28">suite</text:span><text:span text:style-name="T28"> : ça </text:span><text:span text:style-name="T28">a </text:span><text:span text:style-name="T28">plus </text:span><text:span text:style-name="T28">ou </text:span><text:span text:style-name="T28">moin</text:span><text:span text:style-name="T28">s </text:span><text:span text:style-name="T28">bien </text:span><text:span text:style-name="T28">marc</text:span><text:span text:style-name="T28">hé.</text:span></text:p>
            <text:p text:style-name="P22"><text:span text:style-name="T29"/></text:p>
            <text:p text:style-name="P22"><text:span text:style-name="T28">Que </text:span><text:span text:style-name="T28">l’on </text:span><text:span text:style-name="T28">resp</text:span><text:span text:style-name="T28">ecte </text:span><text:span text:style-name="T28">ou </text:span><text:span text:style-name="T28">pas </text:span><text:span text:style-name="T28">la </text:span><text:span text:style-name="T28">méth</text:span><text:span text:style-name="T28">ode, </text:span><text:span text:style-name="T28">le </text:span><text:span text:style-name="T28">résul</text:span><text:span text:style-name="T28">tat </text:span><text:span text:style-name="T28">aurai</text:span><text:span text:style-name="T28">t été </text:span><text:span text:style-name="T28">le </text:span><text:span text:style-name="T28">mêm</text:span><text:span text:style-name="T28">e </text:span><text:span text:style-name="T28">(mis </text:span><text:span text:style-name="T28">à </text:span><text:span text:style-name="T28">part </text:span><text:span text:style-name="T28">la </text:span><text:span text:style-name="T28">lisibil</text:span><text:span text:style-name="T28">ité). </text:span><text:span text:style-name="T28">En </text:span><text:span text:style-name="T28">fait, </text:span><text:span text:style-name="T28">ces </text:span><text:span text:style-name="T28">méth</text:span><text:span text:style-name="T28">odes </text:span><text:span text:style-name="T28">n’ont </text:span><text:span text:style-name="T28">pas </text:span><text:span text:style-name="T28">aussi </text:span><text:span text:style-name="T28">bien </text:span><text:span text:style-name="T28">fonct</text:span><text:span text:style-name="T28">ionn</text:span><text:span text:style-name="T28">é sur </text:span><text:span text:style-name="T28">notre </text:span><text:span text:style-name="T28">grou</text:span><text:span text:style-name="T28">pe </text:span><text:span text:style-name="T28">car </text:span><text:span text:style-name="T28">elles </text:span><text:span text:style-name="T28">sont </text:span><text:span text:style-name="T28">adap</text:span><text:span text:style-name="T28">tées </text:span><text:span text:style-name="T28">au </text:span><text:span text:style-name="T28">mon</text:span><text:span text:style-name="T28">de </text:span><text:span text:style-name="T28">prof</text:span><text:span text:style-name="T28">essio</text:span><text:span text:style-name="T28">nnel </text:span><text:span text:style-name="T28">: l’XP </text:span><text:span text:style-name="T28">repo</text:span><text:span text:style-name="T28">se </text:span><text:span text:style-name="T28">avan</text:span><text:span text:style-name="T28">t tout </text:span><text:span text:style-name="T28">sur la </text:span><text:span text:style-name="T28">disci</text:span><text:span text:style-name="T28">pline </text:span><text:span text:style-name="T28">colle</text:span><text:span text:style-name="T28">ctive </text:span><text:span text:style-name="T28">donc </text:span><text:span text:style-name="T28">le </text:span><text:span text:style-name="T28">trava</text:span><text:span text:style-name="T28">il en </text:span><text:span text:style-name="T28">équi</text:span><text:span text:style-name="T28">pe, </text:span><text:span text:style-name="T28">où la </text:span><text:span text:style-name="T28">com</text:span><text:span text:style-name="T28">muni</text:span><text:span text:style-name="T28">catio</text:span><text:span text:style-name="T28">n </text:span><text:span text:style-name="T28">dirig</text:span><text:span text:style-name="T28">e le </text:span><text:span text:style-name="T28">proje</text:span><text:span text:style-name="T28">t. Et </text:span><text:span text:style-name="T28">c’est </text:span><text:span text:style-name="T28">là </text:span><text:span text:style-name="T28">que </text:span><text:span text:style-name="T28">ça </text:span><text:span text:style-name="T28">coinc</text:span><text:span text:style-name="T28">e. </text:span><text:span text:style-name="T28">Les </text:span><text:span text:style-name="T28">obje</text:span><text:span text:style-name="T28">ctifs </text:span><text:span text:style-name="T28">en </text:span><text:span text:style-name="T28">binô</text:span><text:span text:style-name="T28">mes </text:span><text:span text:style-name="T28">et </text:span><text:span text:style-name="T28">les </text:span><text:span text:style-name="T28">feed</text:span><text:span text:style-name="T28">back </text:span><text:span text:style-name="T28">sont </text:span><text:span text:style-name="T28">diffic</text:span><text:span text:style-name="T28">ilem</text:span><text:span text:style-name="T28">ent </text:span><text:span text:style-name="T28">réalis</text:span><text:span text:style-name="T28">able</text:span><text:span text:style-name="T28">s si </text:span><text:span text:style-name="T28">tous </text:span><text:span text:style-name="T28">le </text:span><text:span text:style-name="T28">mon</text:span><text:span text:style-name="T28">de </text:span><text:span text:style-name="T28">n’est </text:span><text:span text:style-name="T28">pas </text:span><text:span text:style-name="T28">disp</text:span><text:span text:style-name="T28">onibl</text:span><text:span text:style-name="T28">e en </text:span><text:span text:style-name="T28">temp</text:span><text:span text:style-name="T28">s et </text:span><text:span text:style-name="T28">en </text:span><text:span text:style-name="T28">heur</text:span><text:span text:style-name="T28">e, et </text:span><text:span text:style-name="T28">n’ont </text:span><text:span text:style-name="T28">pas </text:span><text:span text:style-name="T28">forcé</text:span><text:span text:style-name="T28">ment </text:span><text:span text:style-name="T28">la </text:span><text:span text:style-name="T28">moti</text:span><text:span text:style-name="T28">vatio</text:span><text:span text:style-name="T28">n </text:span><text:span text:style-name="T28">néce</text:span><text:span text:style-name="T28">ssair</text:span><text:span text:style-name="T28">e. </text:span><text:span text:style-name="T28">Tout </text:span><text:span text:style-name="T28">est </text:span><text:span text:style-name="T28">donc </text:span><text:span text:style-name="T28">ques</text:span><text:span text:style-name="T28">tion </text:span><text:span text:style-name="T28">d’en</text:span><text:span text:style-name="T28">viron</text:span><text:span text:style-name="T28">nem</text:span><text:span text:style-name="T28">ent </text:span><text:span text:style-name="T28">favor</text:span><text:span text:style-name="T28">able</text:span><text:span text:style-name="T28">s et </text:span><text:span text:style-name="T28">défa</text:span><text:span text:style-name="T28">vora</text:span><text:span text:style-name="T28">bles.</text:span></text:p>
            <text:p text:style-name="P28"><text:span text:style-name="T30"/></text:p>
          </draw:text-box>
        </draw:frame>
        <draw:frame presentation:style-name="pr25" draw:text-style-name="P30" draw:layer="layout" svg:width="9.222cm" svg:height="26.6cm" svg:x="10.15cm" svg:y="1.6cm" presentation:class="outline" presentation:user-transformed="true">
          <draw:text-box>
            <text:p text:style-name="P27"><text:span text:style-name="T26">⌾</text:span><text:span text:style-name="T27"> </text:span><text:span text:style-name="T27">Truc </text:span><text:span text:style-name="T27">en </text:span><text:span text:style-name="T27">plus </text:span><text:span text:style-name="T27">?</text:span></text:p>
            <text:p text:style-name="P28"><text:span text:style-name="T28"/></text:p>
            <text:p text:style-name="P28"><text:span text:style-name="T29"/></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66" draw:layer="layout" svg:width="1.4cm" svg:height="0.962cm" svg:x="20cm" svg:y="14.269cm">
          <draw:text-box>
            <text:p text:style-name="P2"><text:span text:style-name="T22"><text:page-number>&lt;numéro&gt;</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BILAN</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4cm" svg:height="0.962cm" svg:x="-0.2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7.4cm" svg:height="1.4cm" svg:x="1cm" svg:y="0cm">
          <draw:text-box>
            <text:p><text:span text:style-name="T75">Display Panel Project </text:span><text:span text:style-name="T76">›</text:span><text:span text:style-name="T77"> Pages perso </text:span><text:span text:style-name="T34">›</text:span><text:span text:style-name="T33"> Logan</text:span></text:p>
          </draw:text-box>
        </draw:frame>
        <draw:frame draw:style-name="gr42" draw:text-style-name="P72" draw:layer="layout" svg:width="18.4cm" svg:height="22.863cm" svg:x="1.8cm" svg:y="5.2cm">
          <draw:text-box>
            <text:p text:style-name="P67"><text:span text:style-name="T78">⌾</text:span><text:span text:style-name="T79"> </text:span><text:span text:style-name="T79">Vue d’ensemble</text:span></text:p>
            <text:p text:style-name="P67"><text:span text:style-name="T80"/></text:p>
            <text:p text:style-name="P68"><text:span text:style-name="T81">Display panel project (au départ : panneau)</text:span></text:p>
            <text:p text:style-name="P68"><text:span text:style-name="T81">Année 2019/2020, TS3 Lycée Parc des Loges</text:span></text:p>
            <text:p text:style-name="P68"><text:span text:style-name="T81">Créateurs : Logan TANN, Camille CAMBIUM, Romain ??</text:span></text:p>
            <text:p text:style-name="P67"><text:span text:style-name="T80"/></text:p>
            <text:p text:style-name="P69"><text:span text:style-name="T81">Problématique :</text:span></text:p>
            <text:p text:style-name="P70"><text:span text:style-name="T80">Le panneau du hall du lycée pouvait être amélioré. Comment s’y prendre ?</text:span></text:p>
            <text:p text:style-name="P69"><text:span text:style-name="T81">Contexte :</text:span></text:p>
            <text:p text:style-name="P70"><text:span text:style-name="T80">C’est intéressant de voir que les panneaux d’affichages utilisent les langages web, c’est pourquoi on a voulu faire l’essai. En plus, ça a l’air simple.</text:span></text:p>
            <text:p text:style-name="P69"><text:span text:style-name="T81">Liens possibles avec les enjeux sociétaux de l’informatique :</text:span></text:p>
            <text:p text:style-name="P70"><text:span text:style-name="T80">Le web se trouve partout désormais, sans vraiment qu’on le sache.</text:span></text:p>
            <text:p text:style-name="P70"><text:span text:style-name="T80"/></text:p>
            <text:p text:style-name="P69"><text:span text:style-name="T78">⌾</text:span><text:span text:style-name="T79"> </text:span><text:span text:style-name="T79">Le code</text:span></text:p>
            <text:p text:style-name="P69"><text:span text:style-name="T81"/></text:p>
            <text:p text:style-name="P69"><text:span text:style-name="T81">Les éléments algorithmiques mis en œuvre dans le projet : </text:span></text:p>
            <text:p text:style-name="P70"><text:span text:style-name="T80">Fonctions, Lecture/écriture de fichiers, Base de données, Expressions régulières, Sessions et cookies, Formulaires web, grid CSS</text:span></text:p>
            <text:p text:style-name="P69"><text:span text:style-name="T81">La méthodologie mise en œuvre :</text:span></text:p>
            <text:p text:style-name="P70"><text:span text:style-name="T80">À l’improviste puis en partie de l’eXtreme Programming</text:span></text:p>
            <text:p text:style-name="P69"><text:span text:style-name="T81">Les logiciels, bibliothèques et langages de programmation choisis</text:span></text:p>
            <text:p text:style-name="P70"><text:span text:style-name="T80">Langage : PHP couplé à MySQL, HTML, CSS, JS</text:span></text:p>
            <text:p text:style-name="P70"><text:span text:style-name="T80">Versionnage : Git couplé à Github et StyleCI (pour l’intégration continue stylistique)</text:span></text:p>
            <text:p text:style-name="P70"><text:span text:style-name="T80">Éditeur de texte : Atom</text:span></text:p>
            <text:p text:style-name="P70"><text:span text:style-name="T80">Création du dossier : Libre Office Impress</text:span></text:p>
            <text:p text:style-name="P70"><text:span text:style-name="T80">Communication : Discord</text:span></text:p>
            <text:p text:style-name="P70"><text:span text:style-name="T80">Logiciels et plateformes non mentionnées : </text:span></text:p>
            <text:p text:style-name="P69"><text:span text:style-name="T80"/></text:p>
            <text:p text:style-name="P71"><text:span text:style-name="T78">⌾</text:span><text:span text:style-name="T79"> </text:span><text:span text:style-name="T27">La répartition des tâches au sein du groupe</text:span></text:p>
            <text:p text:style-name="P69"><text:span text:style-name="T81"/></text:p>
            <text:p text:style-name="P69"><text:span text:style-name="T81">Global : </text:span></text:p>
            <text:p text:style-name="P70"><text:span text:style-name="T80">- Logan, Romain, Camille : Création du code</text:span></text:p>
            <text:p text:style-name="P70"><text:span text:style-name="T80">- Logan : Organisation, Refactoring</text:span></text:p>
            <text:p text:style-name="P69"><text:span text:style-name="T81">Dans le code :</text:span></text:p>
            <text:p text:style-name="P70"><text:span text:style-name="T80">- Avant le confinement : À la carte avec Camille seul, Romain et Logan en binôme</text:span></text:p>
            <text:p text:style-name="P70"><text:span text:style-name="T80">- Durant le confinement : Deux objectifs différents qui doivent comprendre au moins un ajout de fonctions tout en restant rigoureux dans le style de programmation. Doit être également réalisé dans une intervalle de temps définie. Mise en place d’un groupe de binômes et d’une personne seule en organisation tournante.</text:span></text:p>
            <text:p text:style-name="P70"><text:span text:style-name="T81">Il est important de comprendre que tous le monde a mis sa patte dans l’ensemble du code et qu’il est difficile d’expliquer la répartition des tâches sans le tableau des objectifs github (mis en annexe)</text:span></text:p>
            <text:p text:style-name="P70"><text:span text:style-name="T81"/></text:p>
            <text:p text:style-name="P71"><text:span text:style-name="T78">⌾</text:span><text:span text:style-name="T79"> </text:span><text:span text:style-name="T79">L</text:span><text:span text:style-name="T27">es changements entre le fonctionnement imaginé (section fonctionnement) et le projet final + difficultés : </text:span></text:p>
            <text:p text:style-name="P71"><text:span text:style-name="T27"/></text:p>
            <text:p text:style-name="P69"><text:span text:style-name="T80">- Création du dossier papier par Logan de manière prématurée</text:span></text:p>
            <text:p text:style-name="P69"><text:span text:style-name="T80">- Mise en place d’un identifiant unique sur les noms d’articles afin de donner un ordre</text:span></text:p>
            <text:p text:style-name="P69"><text:span text:style-name="T80">- Difficulté de communication (feedback) et de présence pour l’ensemble du groupe.</text:span></text:p>
            <text:p text:style-name="P67"><text:span text:style-name="T80"/></text:p>
          </draw:text-box>
        </draw:frame>
        <presentation:notes draw:style-name="dp2">
          <draw:page-thumbnail draw:style-name="gr1" draw:layer="layout" svg:width="19.798cm" svg:height="11.136cm" svg:x="0.6cm" svg:y="2.257cm" draw:page-number="12" presentation:class="page"/>
          <draw:frame presentation:style-name="pr7" draw:text-style-name="P4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presentation:style-name="pr1" draw:text-style-name="P1" draw:layer="layout" svg:width="18.899cm" svg:height="4.957cm" svg:x="1.05cm" svg:y="1.184cm" presentation:class="title" presentation:user-transformed="true">
          <draw:text-box>
            <text:p><text:span text:style-name="T1">ANNEXE</text:span></text:p>
          </draw:text-box>
        </draw:frame>
        <draw:frame presentation:style-name="pr26" draw:text-style-name="P73" draw:layer="layout" svg:width="18.899cm" svg:height="17.224cm" svg:x="1.05cm" svg:y="6.948cm" presentation:class="subtitle">
          <draw:text-box>
            <text:p><text:span text:style-name="T1">Tableau des objectifs</text:span></text:p>
            <text:p><text:span text:style-name="T1">Graphe des branches</text:span></text:p>
            <text:p><text:span text:style-name="T1">Capture d’écrans</text:span></text:p>
            <text:p><text:span text:style-name="T1"/></text:p>
          </draw:text-box>
        </draw:frame>
        <presentation:notes draw:style-name="dp2">
          <draw:page-thumbnail draw:style-name="gr1" draw:layer="layout" svg:width="19.798cm" svg:height="11.136cm" svg:x="0.6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ableau des objectifs</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4cm" svg:height="0.962cm" svg:x="-0.2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9.2cm" svg:height="1.4cm" svg:x="1cm" svg:y="0cm">
          <draw:text-box>
            <text:p><text:span text:style-name="T75">Display Panel Project </text:span><text:span text:style-name="T76">›</text:span><text:span text:style-name="T77"> Annexe </text:span><text:span text:style-name="T34">›</text:span><text:span text:style-name="T33"> Tableau des objectifs</text:span></text:p>
          </draw:text-box>
        </draw:frame>
        <draw:frame draw:style-name="standard" draw:layer="layout" svg:width="17.734cm" svg:height="20.368cm" svg:x="1.95cm" svg:y="6.133cm">
          <table:table table:template-name="bw" table:use-first-row-styles="true">
            <table:table-column table:style-name="co1"/>
            <table:table-column table:style-name="co2"/>
            <table:table-row table:style-name="ro1" table:default-cell-style-name="ce1">
              <table:table-cell>
                <text:p text:style-name="P53"><text:span text:style-name="T82">Timing</text:span></text:p>
              </table:table-cell>
              <table:table-cell>
                <text:p text:style-name="P74"><text:span text:style-name="T82">Groupe + Tâches assignées</text:span></text:p>
              </table:table-cell>
            </table:table-row>
            <table:table-row table:style-name="ro1">
              <table:table-cell table:style-name="ce2">
                <text:p text:style-name="P75"><text:span text:style-name="T83">Prévu : Vendredi 28 février</text:span></text:p>
                <text:p text:style-name="P75"><text:span text:style-name="T83"/></text:p>
                <text:p text:style-name="P75"><text:span text:style-name="T83">Statut : pas de retard, on prend son temps</text:span></text:p>
              </table:table-cell>
              <table:table-cell table:style-name="ce3">
                <text:p text:style-name="P76"><text:span text:style-name="T84">Logan + Romain : affichage d’un article et édition de base</text:span></text:p>
                <text:list text:style-name="L4">
                  <text:list-item>
                    <text:p text:style-name="P76"><text:span text:style-name="T85">Création d’un formulaire pour créer un article</text:span></text:p>
                  </text:list-item>
                  <text:list-item>
                    <text:p text:style-name="P76"><text:span text:style-name="T85">Affichage de l’article modifié </text:span></text:p>
                  </text:list-item>
                  <text:list-item>
                    <text:p text:style-name="P76"><text:span text:style-name="T85">Remplace les sauts de lignes par des balises &lt;br&gt;à l’affichage</text:span></text:p>
                  </text:list-item>
                  <text:list-item>
                    <text:p text:style-name="P76"><text:span text:style-name="T85">Amélioration du style css</text:span></text:p>
                  </text:list-item>
                  <text:list-item>
                    <text:p text:style-name="P76"><text:span text:style-name="T85">Affichage d’une erreur si texte entré vide.</text:span></text:p>
                  </text:list-item>
                </text:list>
                <text:p text:style-name="P77"><text:span text:style-name="T83"/></text:p>
                <text:p text:style-name="P78"><text:span text:style-name="T86">Camille : </text:span><text:span text:style-name="T87">Difficultés pour l’installation de lampp durant toute la séance, lecture de tutoriels pour des notions à voir (base de données)</text:span></text:p>
              </table:table-cell>
            </table:table-row>
            <table:table-row table:style-name="ro1">
              <table:table-cell table:style-name="ce2">
                <text:p text:style-name="P75"><text:span text:style-name="T83">Prévu : Vendredi 6 mars</text:span></text:p>
                <text:p text:style-name="P75"><text:span text:style-name="T83">Statut : idem que la séance dernière</text:span></text:p>
              </table:table-cell>
              <table:table-cell table:style-name="ce4">
                <text:p text:style-name="P77"><text:span text:style-name="T84">Logan + Romain : création comptes, améliorations</text:span></text:p>
                <text:list text:continue-numbering="true" text:style-name="L4">
                  <text:list-item>
                    <text:p text:style-name="P77"><text:span text:style-name="T85">Amélioration du formulaire de création d’articles (le code d’affichage et de traitement ont été mis sur les mêmes fichiers) et corrections d’un bug (ajoute des &lt;br&gt; sur le fichier final à chaque enregistrement)</text:span></text:p>
                  </text:list-item>
                  <text:list-item>
                    <text:p text:style-name="P77"><text:span text:style-name="T85">Création de la page d’ajout de compte (sans la base de données)</text:span></text:p>
                  </text:list-item>
                  <text:list-item>
                    <text:p text:style-name="P77"><text:span text:style-name="T85">Ajout de style CSS par Logan (travail en plus, hors heure ISN car s’ennuyait)</text:span></text:p>
                  </text:list-item>
                </text:list>
                <text:p text:style-name="P77"><text:span text:style-name="T83"/></text:p>
                <text:p text:style-name="P77"><text:span text:style-name="T88">Camille : </text:span></text:p>
              </table:table-cell>
            </table:table-row>
            <table:table-row table:style-name="ro1">
              <table:table-cell table:style-name="ce2">
                <text:p text:style-name="P75">Prévu : Vendredi 13 mars</text:p>
                <text:p text:style-name="P75"/>
                <text:p text:style-name="P75">Statut : idem que la séance dernière</text:p>
              </table:table-cell>
              <table:table-cell table:style-name="ce4">
                <text:p text:style-name="P77"><text:span text:style-name="T89">Logan + Romain : découverte des bases de données</text:span></text:p>
                <text:list text:continue-numbering="true" text:style-name="L4">
                  <text:list-item>
                    <text:p text:style-name="P77"><text:span text:style-name="T90">Découverte de PhpMyAdmin et des bases de données SQL.</text:span></text:p>
                  </text:list-item>
                  <text:list-item>
                    <text:p text:style-name="P77"><text:span text:style-name="T90">Création de fonctions simples pour l’entrée/sortie avec les bases de données + tests</text:span></text:p>
                  </text:list-item>
                  <text:list-item>
                    <text:p text:style-name="P77"><text:span text:style-name="T90">Permettre la gestion d’articles multiples</text:span></text:p>
                  </text:list-item>
                  <text:list-item>
                    <text:p text:style-name="P77"><text:span text:style-name="T90">Cela a créé de nouveaux bugs dont Camille s’en chargera la séance prochaine</text:span></text:p>
                  </text:list-item>
                </text:list>
                <text:p text:style-name="P77"/>
                <text:p text:style-name="P77"><text:span text:style-name="T89">Camille : Absent</text:span></text:p>
              </table:table-cell>
            </table:table-row>
            <table:table-row table:style-name="ro2" table:default-cell-style-name="ce5">
              <table:table-cell table:number-columns-spanned="2">
                <text:p text:style-name="P79"><text:span text:style-name="T91">À partir d’ici : Début du confinement</text:span></text:p>
              </table:table-cell>
              <table:covered-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14" presentation:class="page"/>
          <draw:frame presentation:style-name="pr7" draw:text-style-name="P4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3">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4cm" svg:height="0.962cm" svg:x="20cm" svg:y="14.269cm">
          <draw:text-box>
            <text:p text:style-name="P2"><text:span text:style-name="T48"><text:page-number>&lt;numéro&gt;</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draw:frame draw:style-name="standard" draw:layer="layout" svg:width="17.734cm" svg:height="26.352cm" svg:x="1.633cm" svg:y="1.676cm">
          <table:table table:template-name="bw" table:use-first-row-styles="true">
            <table:table-column table:style-name="co1"/>
            <table:table-column table:style-name="co2"/>
            <table:table-row table:style-name="ro3" table:default-cell-style-name="ce1">
              <table:table-cell>
                <text:p text:style-name="P53"><text:span text:style-name="T82">Timing</text:span></text:p>
              </table:table-cell>
              <table:table-cell>
                <text:p text:style-name="P74"><text:span text:style-name="T82">Groupe + Tâches assignées</text:span></text:p>
              </table:table-cell>
            </table:table-row>
            <table:table-row table:style-name="ro4">
              <table:table-cell table:style-name="ce2">
                <text:p text:style-name="P75"><text:span text:style-name="T83">Prévu : depuis le début du confinement au lundi 30 mars (environ 2 semaines)</text:span></text:p>
                <text:p text:style-name="P75"><text:span text:style-name="T83"/></text:p>
                <text:p text:style-name="P75"><text:span text:style-name="T83">Statut : on pensais qu’on avait le temps donc on y est allé très calme</text:span></text:p>
              </table:table-cell>
              <table:table-cell table:style-name="ce3">
                <text:p text:style-name="P76"><text:span text:style-name="T84">Romain :</text:span></text:p>
                <text:list text:style-name="L4">
                  <text:list-item>
                    <text:p text:style-name="P76"><text:span text:style-name="T84">Installation des outils de programmation + configuration (il y avait quelques problèmes du côté de romain)</text:span></text:p>
                  </text:list-item>
                  <text:list-item>
                    <text:p text:style-name="P76"><text:span text:style-name="T84">Bidouillage sur le design CSS</text:span></text:p>
                  </text:list-item>
                  <text:list-item>
                    <text:p text:style-name="P76"><text:span text:style-name="T84">Mise à jour des liens de navigation/indexes</text:span></text:p>
                  </text:list-item>
                  <text:list-item>
                    <text:p text:style-name="P76"><text:span text:style-name="T84">Mise en place d’un mot de passe pour accéder à l’espace d’administration</text:span></text:p>
                  </text:list-item>
                </text:list>
                <text:p text:style-name="P76">Camille : </text:p>
                <text:list text:continue-numbering="true" text:style-name="L4">
                  <text:list-item>
                    <text:p text:style-name="P76"><text:span text:style-name="T92">Correction des principaux bugs (en particulier celui créé le vendredi 13 mars)</text:span></text:p>
                  </text:list-item>
                  <text:list-item>
                    <text:p text:style-name="P76"><text:span text:style-name="T92">Ajout d’un système de session pour rendre l’URL de modification d’articles moins lourde</text:span></text:p>
                  </text:list-item>
                </text:list>
                <text:p text:style-name="P76"><text:span text:style-name="T92">Logan :</text:span></text:p>
                <text:list text:continue-numbering="true" text:style-name="L4">
                  <text:list-item>
                    <text:p text:style-name="P76"><text:span text:style-name="T92">Assistance</text:span></text:p>
                  </text:list-item>
                  <text:list-item>
                    <text:p text:style-name="P76"><text:span text:style-name="T92">Réorganisation des fichiers dans l’arborescence</text:span></text:p>
                  </text:list-item>
                </text:list>
                <text:p text:style-name="P78"><text:span text:style-name="T87"/></text:p>
                <text:p text:style-name="P78"><text:span text:style-name="T87">Tout le groupe : découverte de github/git, installation des outils de programmation nécessaires</text:span></text:p>
              </table:table-cell>
            </table:table-row>
            <table:table-row table:style-name="ro5">
              <table:table-cell table:style-name="ce2">
                <text:p text:style-name="P75"><text:span text:style-name="T83">Prévu : Vendredi 03 avril</text:span></text:p>
              </table:table-cell>
              <table:table-cell table:style-name="ce6">
                <text:p text:style-name="P80"><text:span text:style-name="T93">Feedback à distance sur discord</text:span></text:p>
                <text:p text:style-name="P81"><text:span text:style-name="T84">Essai de teletype et github</text:span></text:p>
                <text:p text:style-name="P81"><text:span text:style-name="T84">Romain a ensuite fait un partage d’écran discord et a codé, avec Camille et Logan en suggestion. (travail en trinôme)</text:span></text:p>
                <text:p text:style-name="P81"><text:span text:style-name="T84"/></text:p>
                <text:p text:style-name="P80"><text:span text:style-name="T93">Après le feedback : </text:span></text:p>
                <text:p text:style-name="P81"><text:span text:style-name="T84">Configuration complète du repository github par Logan</text:span></text:p>
                <text:p text:style-name="P81"><text:span text:style-name="T84">Tout le groupe : suggestions sur la méthode à prendre pour les prochains objectifs</text:span></text:p>
              </table:table-cell>
            </table:table-row>
            <table:table-row table:style-name="ro5">
              <table:table-cell table:style-name="ce2">
                <text:p text:style-name="P75">Prévu : du Vendredi 03 mars au Lundi 06 avril</text:p>
                <text:p text:style-name="P75"/>
                <text:p><text:span text:style-name="T94">https://github.com/LoganTann/panneau/projects/1</text:span></text:p>
                <text:p text:style-name="P75"/>
                <text:p text:style-name="P75">Statut : Fait sans retard</text:p>
              </table:table-cell>
              <table:table-cell table:style-name="ce4">
                <text:p text:style-name="P77"><text:span text:style-name="T95">Binôme (B) : Logan + Romain</text:span></text:p>
                <text:list text:continue-numbering="true" text:style-name="L4">
                  <text:list-item>
                    <text:p text:style-name="P77"><text:span text:style-name="T95">Finir le système de mots de passe</text:span></text:p>
                  </text:list-item>
                  <text:list-item>
                    <text:p text:style-name="P77"><text:span text:style-name="T86">Fusionner ce système avec le fichier (</text:span><text:span text:style-name="T96">/gestion/index.php</text:span><text:span text:style-name="T87">)</text:span></text:p>
                  </text:list-item>
                  <text:list-item>
                    <text:p text:style-name="P77"><text:span text:style-name="T87">Adapter les sessions sur toutes les pages d’administration</text:span></text:p>
                  </text:list-item>
                  <text:list-item>
                    <text:p text:style-name="P77"><text:span text:style-name="T87">Rendre l’ensemble du code plus compact</text:span></text:p>
                  </text:list-item>
                </text:list>
                <text:p text:style-name="P77"><text:span text:style-name="T86"/></text:p>
                <text:p text:style-name="P77"><text:span text:style-name="T86">Personne seule (S) : Camille</text:span></text:p>
                <text:list text:continue-numbering="true" text:style-name="L4">
                  <text:list-item>
                    <text:p text:style-name="P77"><text:span text:style-name="T87">Amélioration des articles multiples tant au niveau front-end que backend</text:span></text:p>
                  </text:list-item>
                  <text:list-item>
                    <text:p text:style-name="P77"><text:span text:style-name="T87">Affichage de tous les articles dans le panneau (</text:span><text:span text:style-name="T97">/index.php</text:span><text:span text:style-name="T87">)</text:span></text:p>
                  </text:list-item>
                </text:list>
              </table:table-cell>
            </table:table-row>
            <table:table-row table:style-name="ro6">
              <table:table-cell table:style-name="ce2">
                <text:p><text:span text:style-name="T83">Prévu : Semaine du 06 Avril</text:span></text:p>
                <text:p><text:span text:style-name="T83"/></text:p>
                <text:p text:style-name="P67"><text:span text:style-name="T94">https://github.com/LoganTann/panneau/projects/3</text:span></text:p>
                <text:p><text:span text:style-name="T83"/></text:p>
              </table:table-cell>
              <table:table-cell table:style-name="ce4">
                <text:p text:style-name="P77">Correction de quelques problèmes dans le code par Camille et Logan</text:p>
                <text:p text:style-name="P77">Refactoring du code par Logan</text:p>
                <text:p text:style-name="P77">Réorganisation de l’arborescence (final)</text:p>
              </table:table-cell>
            </table:table-row>
            <table:table-row table:style-name="ro7" table:default-cell-style-name="ce5">
              <table:table-cell table:number-columns-spanned="2">
                <text:p text:style-name="P79"><text:span text:style-name="T91">À partir d’ici : Vacances (aucun travail)</text:span></text:p>
              </table:table-cell>
              <table:covered-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5" presentation:class="page"/>
          <draw:frame presentation:style-name="pr7" draw:text-style-name="P4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3">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draw:layer="layout" svg:width="1.4cm" svg:height="0.962cm" svg:x="-0.2cm" svg:y="14.269cm">
          <draw:text-box>
            <text:p text:style-name="P82"><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9.2cm" svg:height="1.4cm" svg:x="1cm" svg:y="0cm">
          <draw:text-box>
            <text:p text:style-name="P83"><text:span text:style-name="T75">Display Panel Project </text:span><text:span text:style-name="T76">›</text:span><text:span text:style-name="T77"> Annexe </text:span><text:span text:style-name="T34">›</text:span><text:span text:style-name="T33"> Tableau des objectifs</text:span></text:p>
          </draw:text-box>
        </draw:frame>
        <draw:frame draw:style-name="standard" draw:layer="layout" svg:width="17.734cm" svg:height="20.427cm" svg:x="1.981cm" svg:y="3.082cm">
          <table:table table:template-name="bw" table:use-first-row-styles="true">
            <table:table-column table:style-name="co1"/>
            <table:table-column table:style-name="co2"/>
            <table:table-row table:style-name="ro1" table:default-cell-style-name="ce1">
              <table:table-cell>
                <text:p text:style-name="P53"><text:span text:style-name="T82">Timing</text:span></text:p>
              </table:table-cell>
              <table:table-cell>
                <text:p text:style-name="P74"><text:span text:style-name="T82">Groupe + Tâches assignées</text:span></text:p>
              </table:table-cell>
            </table:table-row>
            <table:table-row table:style-name="ro1" table:default-cell-style-name="ce2">
              <table:table-cell>
                <text:p text:style-name="P75"><text:span text:style-name="T83">Prévu : du lundi 20 au jeudi 23 Avril</text:span></text:p>
                <text:p text:style-name="P75"><text:span text:style-name="T83"/></text:p>
                <text:p text:style-name="P75"><text:span text:style-name="T83">Statut : retard d’une semaine (mergé le 30 Avril)</text:span></text:p>
              </table:table-cell>
              <table:table-cell>
                <text:p text:style-name="P78"><text:span text:style-name="T98">(B) Romain + Camille </text:span><text:span text:style-name="T92">(</text:span><text:span text:style-name="T99">github.com/LoganTann/panneau/projects/4</text:span><text:span text:style-name="T92">)</text:span></text:p>
                <text:list text:style-name="L4">
                  <text:list-item>
                    <text:p text:style-name="P76"><text:span text:style-name="T92">Création d’une fonction pour récupérer les comptes sous forme de tableau associatif, avec comme clé l’identifiant du compte</text:span></text:p>
                  </text:list-item>
                  <text:list-item>
                    <text:p text:style-name="P76"><text:span text:style-name="T92">Permettre de lister tous les comptes dans la gestion de comptes</text:span></text:p>
                  </text:list-item>
                  <text:list-item>
                    <text:p text:style-name="P76"><text:span text:style-name="T92">Permettre la modification des comptes</text:span></text:p>
                  </text:list-item>
                  <text:list-item>
                    <text:p text:style-name="P76"><text:span text:style-name="T92">Permettre la création de nouveaux comptes (intégration avec la base de données)</text:span></text:p>
                  </text:list-item>
                </text:list>
                <text:p text:style-name="P76"><text:span text:style-name="T92"/></text:p>
                <text:p text:style-name="P78"><text:span text:style-name="T92">(S) : Logan (</text:span><text:span text:style-name="T99">https://github.com/LoganTann/panneau/projects/2</text:span><text:span text:style-name="T92">)</text:span></text:p>
                <text:list text:continue-numbering="true" text:style-name="L4">
                  <text:list-item>
                    <text:p text:style-name="P76"><text:span text:style-name="T92">Assistance</text:span></text:p>
                  </text:list-item>
                  <text:list-item>
                    <text:p text:style-name="P76"><text:span text:style-name="T92">Réorganisation des fichiers dans l’arborescence</text:span></text:p>
                  </text:list-item>
                  <text:list-item>
                    <text:p text:style-name="P76"><text:span text:style-name="T92">Refactoring des modifs du groupe</text:span></text:p>
                  </text:list-item>
                </text:list>
              </table:table-cell>
            </table:table-row>
            <table:table-row table:style-name="ro1">
              <table:table-cell table:style-name="ce2">
                <text:p text:style-name="P75"><text:span text:style-name="T83">Vendredi 01</text:span><text:span text:style-name="T100">er</text:span><text:span text:style-name="T83"> mai et alentours</text:span></text:p>
              </table:table-cell>
              <table:table-cell table:style-name="ce7">
                <text:p text:style-name="P84"><text:span text:style-name="T84">Feedback non fait</text:span></text:p>
                <text:p text:style-name="P85"><text:span text:style-name="T84">Choix du design final, préparation pour le prochain objectif</text:span></text:p>
                <text:p text:style-name="P2"><text:span text:style-name="T84">(</text:span><text:span text:style-name="T101">https://github.com/LoganTann/panneau/projects/6</text:span><text:span text:style-name="T84">)</text:span></text:p>
              </table:table-cell>
            </table:table-row>
            <table:table-row table:style-name="ro1" table:default-cell-style-name="ce2">
              <table:table-cell>
                <text:p text:style-name="P75">Prévu : du Lundi 04 mai au Vendredi 08 mai</text:p>
                <text:p text:style-name="P75"/>
                <text:p><text:span text:style-name="T94">https://github.com/LoganTann/panneau/projects/1</text:span></text:p>
                <text:p text:style-name="P75"/>
                <text:p text:style-name="P75">Statut : </text:p>
              </table:table-cell>
              <table:table-cell>
                <text:p><text:span text:style-name="T83">(B) : Camille + Logan</text:span></text:p>
                <text:p><text:span text:style-name="T83">Back-End (</text:span><text:span text:style-name="T102">https://github.com/LoganTann/panneau/projects/6</text:span><text:span text:style-name="T83">)</text:span></text:p>
                <text:list text:continue-numbering="true" text:style-name="L4">
                  <text:list-item>
                    <text:p><text:span text:style-name="T83">Permettre l’affichage des profs absents et des anniversaires</text:span></text:p>
                  </text:list-item>
                  <text:list-item>
                    <text:p><text:span text:style-name="T83">Permettre l’affichage de l’heure courante et la date (jour)</text:span></text:p>
                  </text:list-item>
                  <text:list-item>
                    <text:p><text:span text:style-name="T83">Affichage des articles de manière automatique</text:span></text:p>
                  </text:list-item>
                </text:list>
                <text:p><text:span text:style-name="T83"/></text:p>
                <text:p><text:span text:style-name="T83">(S) : Romain</text:span></text:p>
                <text:p><text:span text:style-name="T103">Front-End </text:span><text:span text:style-name="T83">(</text:span><text:span text:style-name="T102">https://github.com/LoganTann/panneau/projects/7</text:span><text:span text:style-name="T83">)</text:span></text:p>
                <text:list text:continue-numbering="true" text:style-name="L4">
                  <text:list-item>
                    <text:p><text:span text:style-name="T83">Faire le CSS du panneau (début) → grid css</text:span></text:p>
                    <text:p><text:span text:style-name="T83"/></text:p>
                  </text:list-item>
                </text:list>
                <text:p><text:span text:style-name="T83">Vendredi 08 mai : appel discord prévu</text:span></text:p>
              </table:table-cell>
            </table:table-row>
            <table:table-row table:style-name="ro1" table:default-cell-style-name="ce2">
              <table:table-cell/>
              <table:table-cell/>
            </table:table-row>
            <table:table-row table:style-name="ro2" table:default-cell-style-name="ce5">
              <table:table-cell table:number-columns-spanned="2"/>
              <table:covered-table-cell/>
            </table:table-row>
          </table:table>
          <draw:image xlink:href="Pictures/TablePreview3.svm" xlink:type="simple" xlink:show="embed" xlink:actuate="onLoad"/>
        </draw:frame>
        <presentation:notes draw:style-name="dp1">
          <draw:page-thumbnail draw:style-name="gr1" draw:layer="layout" svg:width="19.798cm" svg:height="11.136cm" svg:x="0.6cm" svg:y="2.257cm" draw:page-number="16" presentation:class="page"/>
          <draw:frame presentation:style-name="pr7" draw:text-style-name="P4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re</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4cm" svg:height="0.962cm" svg:x="-0.2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7.4cm" svg:height="1.4cm" svg:x="1cm" svg:y="0cm">
          <draw:text-box>
            <text:p><text:span text:style-name="T75">Display Panel Project </text:span><text:span text:style-name="T76">›</text:span><text:span text:style-name="T77"> Annexe </text:span><text:span text:style-name="T34">›</text:span><text:span text:style-name="T33"> titre</text:span></text:p>
          </draw:text-box>
        </draw:frame>
        <presentation:notes draw:style-name="dp2">
          <draw:page-thumbnail draw:style-name="gr1" draw:layer="layout" svg:width="19.798cm" svg:height="11.136cm" svg:x="0.6cm" svg:y="2.257cm" draw:page-number="17" presentation:class="page"/>
          <draw:frame presentation:style-name="pr7"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gette" svg:font-family="Courgette"/>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FreeMono2"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2" svg:font-family="'Avenir LT Std'" style:font-adornments="45 Book" style:font-pitch="variable"/>
    <style:font-face style:name="Courgette1" svg:font-family="Courgette" style:font-pitch="variable"/>
    <style:font-face style:name="Liberation Sans1" svg:font-family="'Liberation Sans'" style:font-pitch="variable"/>
    <style:font-face style:name="Avenir LT Std5" svg:font-family="'Avenir LT Std'" style:font-family-generic="modern" style:font-pitch="variable"/>
    <style:font-face style:name="Avenir LT Std4" svg:font-family="'Avenir LT Std'" style:font-adornments="45 Book" style:font-family-generic="modern" style:font-pitch="variable"/>
    <style:font-face style:name="FreeMono3" svg:font-family="FreeMono" style:font-family-generic="modern" style:font-pitch="variable"/>
    <style:font-face style:name="FreeMono1" svg:font-family="FreeMono" style:font-adornments="45 Book" style:font-family-generic="modern" style:font-pitch="variable"/>
    <style:font-face style:name="Avenir LT Std1"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2"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5-02T16:27:14.585702740</dc:date>
    <meta:editing-duration>PT8H19M26S</meta:editing-duration>
    <meta:editing-cycles>59</meta:editing-cycles>
    <meta:generator>LibreOffice/6.3.5.2$Linux_X86_64 LibreOffice_project/30$Build-2</meta:generator>
    <meta:print-date>2020-04-25T11:50:52.936957844</meta:print-date>
    <meta:document-statistic meta:object-count="267"/>
  </office:meta>
</office:document-meta>
</file>